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C000"/>
    </style:style>
    <style:style style:name="ce3" style:family="table-cell" style:parent-style-name="Default" style:data-style-name="N0">
      <style:table-cell-properties fo:background-color="#5B9BD5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ackground-color="#ED7D31"/>
    </style:style>
    <style:style style:name="ce6" style:family="table-cell" style:parent-style-name="Default" style:data-style-name="N0">
      <style:table-cell-properties fo:background-color="#ED7D31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"/>
    <style:style style:name="ce9" style:family="table-cell" style:parent-style-name="Default" style:data-style-name="N47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0.502708333333333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0.555625cm"/>
    </style:style>
    <style:style style:name="co5" style:family="table-column">
      <style:table-column-properties fo:break-before="auto" style:column-width="2.16958333333333cm" style:use-optimal-column-width="true"/>
    </style:style>
    <style:style style:name="co6" style:family="table-column">
      <style:table-column-properties fo:break-before="auto" style:column-width="0.449791666666667cm"/>
    </style:style>
    <style:style style:name="co7" style:family="table-column">
      <style:table-column-properties fo:break-before="auto" style:column-width="0.370416666666667cm"/>
    </style:style>
    <style:style style:name="co8" style:family="table-column">
      <style:table-column-properties fo:break-before="auto" style:column-width="0.343958333333333cm"/>
    </style:style>
    <style:style style:name="co9" style:family="table-column">
      <style:table-column-properties fo:break-before="auto" style:column-width="4.1539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0.529166666666667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2.778125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1.77270833333333cm"/>
    </style:style>
    <style:style style:name="co19" style:family="table-column">
      <style:table-column-properties fo:break-before="auto" style:column-width="2.06375cm"/>
    </style:style>
    <style:style style:name="co20" style:family="table-column">
      <style:table-column-properties fo:break-before="auto" style:column-width="0.423333333333333cm"/>
    </style:style>
    <style:style style:name="co21" style:family="table-column">
      <style:table-column-properties fo:break-before="auto" style:column-width="2.2225cm"/>
    </style:style>
    <style:style style:name="co22" style:family="table-column">
      <style:table-column-properties fo:break-before="auto" style:column-width="0.47625cm"/>
    </style:style>
    <style:style style:name="co23" style:family="table-column">
      <style:table-column-properties fo:break-before="auto" style:column-width="2.09020833333333cm"/>
    </style:style>
    <style:style style:name="co24" style:family="table-column">
      <style:table-column-properties fo:break-before="auto" style:column-width="2.11666666666667cm"/>
    </style:style>
    <style:style style:name="co25" style:family="table-column">
      <style:table-column-properties fo:break-before="auto" style:column-width="2.19604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verview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636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White Calibration White Confidence</text:p>
          </table:table-cell>
          <table:table-cell table:number-columns-repeated="10" table:style-name="ce1"/>
          <table:table-cell office:value-type="string" table:style-name="ce1">
            <text:p>White Calibration Crowd Confidence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All</text:p>
          </table:table-cell>
          <table:table-cell table:number-columns-repeated="2" table:style-name="ce1"/>
          <table:table-cell office:value-type="string" table:style-name="ce8">
            <text:p>200, 1000, 4000</text:p>
          </table:table-cell>
          <table:table-cell table:number-columns-repeated="2" table:style-name="ce1"/>
          <table:table-cell office:value-type="string" table:style-name="ce1">
            <text:p>500, 1000, 2000</text:p>
          </table:table-cell>
          <table:table-cell table:number-columns-repeated="4" table:style-name="ce1"/>
          <table:table-cell office:value-type="string" table:style-name="ce1">
            <text:p>All</text:p>
          </table:table-cell>
          <table:table-cell table:number-columns-repeated="2" table:style-name="ce1"/>
          <table:table-cell office:value-type="string" table:style-name="ce8">
            <text:p>200, 1000, 4000</text:p>
          </table:table-cell>
          <table:table-cell table:number-columns-repeated="2" table:style-name="ce1"/>
          <table:table-cell office:value-type="string" table:style-name="ce1">
            <text:p>500, 1000, 2000</text:p>
          </table:table-cell>
          <table:table-cell table:number-columns-repeated="16363" table:style-name="ce1"/>
        </table:table-row>
        <table:table-row table:style-name="ro1">
          <table:table-cell/>
          <table:table-cell office:value-type="string" table:style-name="ce1">
            <text:p>Sample Size</text:p>
          </table:table-cell>
          <table:table-cell table:style-name="ce1"/>
          <table:table-cell office:value-type="string" table:style-name="ce1">
            <text:p>Mean Diff</text:p>
          </table:table-cell>
          <table:table-cell office:value-type="string" table:style-name="ce1">
            <text:p>Stdev</text:p>
          </table:table-cell>
          <table:table-cell table:style-name="ce1"/>
          <table:table-cell office:value-type="string" table:style-name="ce1">
            <text:p>Mean Diff</text:p>
          </table:table-cell>
          <table:table-cell office:value-type="string" table:style-name="ce1">
            <text:p>Stdev</text:p>
          </table:table-cell>
          <table:table-cell table:style-name="ce1"/>
          <table:table-cell office:value-type="string" table:style-name="ce1">
            <text:p>Mean Diff</text:p>
          </table:table-cell>
          <table:table-cell office:value-type="string" table:style-name="ce1">
            <text:p>Stdev</text:p>
          </table:table-cell>
          <table:table-cell table:style-name="ce1"/>
          <table:table-cell office:value-type="string" table:style-name="ce1">
            <text:p>Sample Size</text:p>
          </table:table-cell>
          <table:table-cell table:style-name="ce1"/>
          <table:table-cell office:value-type="string" table:style-name="ce1">
            <text:p>Mean Diff</text:p>
          </table:table-cell>
          <table:table-cell office:value-type="string" table:style-name="ce1">
            <text:p>Stdev</text:p>
          </table:table-cell>
          <table:table-cell table:style-name="ce1"/>
          <table:table-cell office:value-type="string" table:style-name="ce1">
            <text:p>Mean Diff</text:p>
          </table:table-cell>
          <table:table-cell office:value-type="string" table:style-name="ce1">
            <text:p>Stdev</text:p>
          </table:table-cell>
          <table:table-cell table:style-name="ce1"/>
          <table:table-cell office:value-type="string" table:style-name="ce1">
            <text:p>Mean Diff</text:p>
          </table:table-cell>
          <table:table-cell office:value-type="string" table:style-name="ce1">
            <text:p>Stdev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.18099999999999999" table:style-name="ce1">
            <text:p>0.181</text:p>
          </table:table-cell>
          <table:table-cell office:value-type="float" office:value="0.20699999999999999" table:style-name="ce1">
            <text:p>0.207</text:p>
          </table:table-cell>
          <table:table-cell table:style-name="ce1"/>
          <table:table-cell office:value-type="float" office:value="0.23100000000000001" table:style-name="ce1">
            <text:p>0.231</text:p>
          </table:table-cell>
          <table:table-cell office:value-type="float" office:value="0.23200000000000001" table:style-name="ce1">
            <text:p>0.232</text:p>
          </table:table-cell>
          <table:table-cell table:style-name="ce1"/>
          <table:table-cell office:value-type="float" office:value="0.27100000000000002" table:style-name="ce1">
            <text:p>0.271</text:p>
          </table:table-cell>
          <table:table-cell office:value-type="float" office:value="0.28899999999999998" table:style-name="ce1">
            <text:p>0.28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.520625" table:style-name="ce1">
            <text:p>0.520625</text:p>
          </table:table-cell>
          <table:table-cell office:value-type="float" office:value="0.27233481231748546" table:style-name="ce1">
            <text:p>0.272334812</text:p>
          </table:table-cell>
          <table:table-cell table:style-name="ce1"/>
          <table:table-cell office:value-type="float" office:value="0.50687500000000008" table:style-name="ce1">
            <text:p>0.506875</text:p>
          </table:table-cell>
          <table:table-cell office:value-type="float" office:value="0.23851537336895762" table:style-name="ce1">
            <text:p>0.238515373</text:p>
          </table:table-cell>
          <table:table-cell table:style-name="ce1"/>
          <table:table-cell office:value-type="float" office:value="0.47375" table:style-name="ce1">
            <text:p>0.47375</text:p>
          </table:table-cell>
          <table:table-cell office:value-type="float" office:value="0.31620404804492935" table:style-name="ce1">
            <text:p>0.316204048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128" table:style-name="ce1">
            <text:p>0.128</text:p>
          </table:table-cell>
          <table:table-cell office:value-type="float" office:value="8.1000000000000003E-2" table:style-name="ce1">
            <text:p>0.081</text:p>
          </table:table-cell>
          <table:table-cell table:style-name="ce1"/>
          <table:table-cell office:value-type="float" office:value="0.151" table:style-name="ce1">
            <text:p>0.151</text:p>
          </table:table-cell>
          <table:table-cell office:value-type="float" office:value="0.10100000000000001" table:style-name="ce1">
            <text:p>0.101</text:p>
          </table:table-cell>
          <table:table-cell table:style-name="ce1"/>
          <table:table-cell office:value-type="float" office:value="0.17299999999999999" table:style-name="ce1">
            <text:p>0.173</text:p>
          </table:table-cell>
          <table:table-cell office:value-type="float" office:value="0.153" table:style-name="ce1">
            <text:p>0.153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51687500000000008" table:style-name="ce1">
            <text:p>0.516875</text:p>
          </table:table-cell>
          <table:table-cell office:value-type="float" office:value="0.27630221980046876" table:style-name="ce1">
            <text:p>0.27630222</text:p>
          </table:table-cell>
          <table:table-cell table:style-name="ce1"/>
          <table:table-cell office:value-type="float" office:value="0.50562499999999988" table:style-name="ce1">
            <text:p>0.505625</text:p>
          </table:table-cell>
          <table:table-cell office:value-type="float" office:value="0.25027901097242133" table:style-name="ce1">
            <text:p>0.250279011</text:p>
          </table:table-cell>
          <table:table-cell table:style-name="ce1"/>
          <table:table-cell office:value-type="float" office:value="0.46437500000000009" table:style-name="ce1">
            <text:p>0.464375</text:p>
          </table:table-cell>
          <table:table-cell office:value-type="float" office:value="0.31172570742026795" table:style-name="ce1">
            <text:p>0.311725707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13100000000000001" table:style-name="ce1">
            <text:p>0.131</text:p>
          </table:table-cell>
          <table:table-cell office:value-type="float" office:value="8.8999999999999996E-2" table:style-name="ce1">
            <text:p>0.089</text:p>
          </table:table-cell>
          <table:table-cell table:style-name="ce1"/>
          <table:table-cell office:value-type="float" office:value="0.161" table:style-name="ce1">
            <text:p>0.161</text:p>
          </table:table-cell>
          <table:table-cell office:value-type="float" office:value="0.105" table:style-name="ce1">
            <text:p>0.105</text:p>
          </table:table-cell>
          <table:table-cell table:style-name="ce1"/>
          <table:table-cell office:value-type="float" office:value="0.17399999999999999" table:style-name="ce1">
            <text:p>0.174</text:p>
          </table:table-cell>
          <table:table-cell office:value-type="float" office:value="0.16200000000000001" table:style-name="ce1">
            <text:p>0.16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51437500000000003" table:style-name="ce1">
            <text:p>0.514375</text:p>
          </table:table-cell>
          <table:table-cell office:value-type="float" office:value="0.2756076619641285" table:style-name="ce1">
            <text:p>0.275607662</text:p>
          </table:table-cell>
          <table:table-cell table:style-name="ce1"/>
          <table:table-cell office:value-type="float" office:value="0.49687500000000001" table:style-name="ce1">
            <text:p>0.496875</text:p>
          </table:table-cell>
          <table:table-cell office:value-type="float" office:value="0.2577781669058366" table:style-name="ce1">
            <text:p>0.257778167</text:p>
          </table:table-cell>
          <table:table-cell table:style-name="ce1"/>
          <table:table-cell office:value-type="float" office:value="0.46375" table:style-name="ce1">
            <text:p>0.46375</text:p>
          </table:table-cell>
          <table:table-cell office:value-type="float" office:value="0.31270593214712117" table:style-name="ce1">
            <text:p>0.312705932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.152" table:style-name="ce1">
            <text:p>0.152</text:p>
          </table:table-cell>
          <table:table-cell office:value-type="float" office:value="9.012272334521354E-2" table:style-name="ce9">
            <text:p>0.090</text:p>
          </table:table-cell>
          <table:table-cell table:style-name="ce1"/>
          <table:table-cell office:value-type="float" office:value="0.128" table:style-name="ce1">
            <text:p>0.128</text:p>
          </table:table-cell>
          <table:table-cell office:value-type="float" office:value="0.10457432511703914" table:style-name="ce1">
            <text:p>0.104574325</text:p>
          </table:table-cell>
          <table:table-cell table:style-name="ce1"/>
          <table:table-cell office:value-type="float" office:value="0.19400000000000003" table:style-name="ce1">
            <text:p>0.194</text:p>
          </table:table-cell>
          <table:table-cell office:value-type="float" office:value="0.17175257601684188" table:style-name="ce1">
            <text:p>0.17175257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.51687499999999997" table:style-name="ce1">
            <text:p>0.516875</text:p>
          </table:table-cell>
          <table:table-cell office:value-type="float" office:value="0.28165507865709311" table:style-name="ce1">
            <text:p>0.281655079</text:p>
          </table:table-cell>
          <table:table-cell table:style-name="ce1"/>
          <table:table-cell office:value-type="float" office:value="0.50312500000000004" table:style-name="ce1">
            <text:p>0.503125</text:p>
          </table:table-cell>
          <table:table-cell office:value-type="float" office:value="0.26605059042720902" table:style-name="ce1">
            <text:p>0.26605059</text:p>
          </table:table-cell>
          <table:table-cell table:style-name="ce1"/>
          <table:table-cell office:value-type="float" office:value="0.46124999999999994" table:style-name="ce1">
            <text:p>0.46125</text:p>
          </table:table-cell>
          <table:table-cell office:value-type="float" office:value="0.31436443819236298" table:style-name="ce1">
            <text:p>0.314364438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89" table:style-name="ce1">
            <text:p>0.189</text:p>
          </table:table-cell>
          <table:table-cell office:value-type="float" office:value="0.13798932071569511" table:style-name="ce1">
            <text:p>0.137989321</text:p>
          </table:table-cell>
          <table:table-cell table:style-name="ce1"/>
          <table:table-cell office:value-type="float" office:value="0.21499999999999994" table:style-name="ce1">
            <text:p>0.215</text:p>
          </table:table-cell>
          <table:table-cell office:value-type="float" office:value="0.14114195914602776" table:style-name="ce1">
            <text:p>0.141141959</text:p>
          </table:table-cell>
          <table:table-cell table:style-name="ce1"/>
          <table:table-cell office:value-type="float" office:value="0.22799999999999998" table:style-name="ce1">
            <text:p>0.228</text:p>
          </table:table-cell>
          <table:table-cell office:value-type="float" office:value="0.17907951776853362" table:style-name="ce1">
            <text:p>0.179079518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49937500000000012" table:style-name="ce1">
            <text:p>0.499375</text:p>
          </table:table-cell>
          <table:table-cell office:value-type="float" office:value="0.31573129398271527" table:style-name="ce1">
            <text:p>0.315731294</text:p>
          </table:table-cell>
          <table:table-cell table:style-name="ce1"/>
          <table:table-cell office:value-type="float" office:value="0.50187499999999996" table:style-name="ce1">
            <text:p>0.501875</text:p>
          </table:table-cell>
          <table:table-cell office:value-type="float" office:value="0.30126884450050051" table:style-name="ce1">
            <text:p>0.301268845</text:p>
          </table:table-cell>
          <table:table-cell table:style-name="ce1"/>
          <table:table-cell office:value-type="float" office:value="0.42249999999999999" table:style-name="ce1">
            <text:p>0.4225</text:p>
          </table:table-cell>
          <table:table-cell office:value-type="float" office:value="0.33600595232822889" table:style-name="ce1">
            <text:p>0.336005952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20699999999999999" table:style-name="ce1">
            <text:p>0.207</text:p>
          </table:table-cell>
          <table:table-cell office:value-type="float" office:value="0.14553350129781123" table:style-name="ce1">
            <text:p>0.145533501</text:p>
          </table:table-cell>
          <table:table-cell table:style-name="ce1"/>
          <table:table-cell office:value-type="float" office:value="0.22400000000000003" table:style-name="ce1">
            <text:p>0.224</text:p>
          </table:table-cell>
          <table:table-cell office:value-type="float" office:value="0.16790975019493751" table:style-name="ce1">
            <text:p>0.16790975</text:p>
          </table:table-cell>
          <table:table-cell table:style-name="ce1"/>
          <table:table-cell office:value-type="float" office:value="0.25799999999999995" table:style-name="ce1">
            <text:p>0.258</text:p>
          </table:table-cell>
          <table:table-cell office:value-type="float" office:value="0.20046262284499516" table:style-name="ce1">
            <text:p>0.20046262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49875000000000003" table:style-name="ce1">
            <text:p>0.49875</text:p>
          </table:table-cell>
          <table:table-cell office:value-type="float" office:value="0.35014044801098504" table:style-name="ce1">
            <text:p>0.350140448</text:p>
          </table:table-cell>
          <table:table-cell table:style-name="ce1"/>
          <table:table-cell office:value-type="float" office:value="0.53" table:style-name="ce1">
            <text:p>0.53</text:p>
          </table:table-cell>
          <table:table-cell office:value-type="float" office:value="0.31202563997210225" table:style-name="ce1">
            <text:p>0.31202564</text:p>
          </table:table-cell>
          <table:table-cell table:style-name="ce1"/>
          <table:table-cell office:value-type="float" office:value="0.41812500000000002" table:style-name="ce1">
            <text:p>0.418125</text:p>
          </table:table-cell>
          <table:table-cell office:value-type="float" office:value="0.37944202455711201" table:style-name="ce1">
            <text:p>0.37944202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rowd Calibration Crowd Confidence</text:p>
          </table:table-cell>
          <table:table-cell table:number-columns-repeated="10" table:style-name="ce1"/>
          <table:table-cell office:value-type="string" table:style-name="ce1">
            <text:p>Crowd Calibration White Confidence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All</text:p>
          </table:table-cell>
          <table:table-cell table:number-columns-repeated="2" table:style-name="ce1"/>
          <table:table-cell office:value-type="string" table:style-name="ce8">
            <text:p>200, 1000, 4000</text:p>
          </table:table-cell>
          <table:table-cell table:number-columns-repeated="2" table:style-name="ce1"/>
          <table:table-cell office:value-type="string" table:style-name="ce1">
            <text:p>500, 1000, 2000</text:p>
          </table:table-cell>
          <table:table-cell table:number-columns-repeated="4" table:style-name="ce1"/>
          <table:table-cell office:value-type="string" table:style-name="ce1">
            <text:p>All</text:p>
          </table:table-cell>
          <table:table-cell table:number-columns-repeated="2" table:style-name="ce1"/>
          <table:table-cell office:value-type="string" table:style-name="ce8">
            <text:p>200, 1000, 4000</text:p>
          </table:table-cell>
          <table:table-cell table:number-columns-repeated="2" table:style-name="ce1"/>
          <table:table-cell office:value-type="string" table:style-name="ce1">
            <text:p>500, 1000, 2000</text:p>
          </table:table-cell>
          <table:table-cell table:number-columns-repeated="16363" table:style-name="ce1"/>
        </table:table-row>
        <table:table-row table:style-name="ro1">
          <table:table-cell/>
          <table:table-cell office:value-type="string" table:style-name="ce1">
            <text:p>Sample Size</text:p>
          </table:table-cell>
          <table:table-cell table:style-name="ce1"/>
          <table:table-cell office:value-type="string" table:style-name="ce1">
            <text:p>Mean Diff</text:p>
          </table:table-cell>
          <table:table-cell office:value-type="string" table:style-name="ce1">
            <text:p>Stdev</text:p>
          </table:table-cell>
          <table:table-cell table:style-name="ce1"/>
          <table:table-cell office:value-type="string" table:style-name="ce1">
            <text:p>Mean Diff</text:p>
          </table:table-cell>
          <table:table-cell office:value-type="string" table:style-name="ce1">
            <text:p>Stdev</text:p>
          </table:table-cell>
          <table:table-cell table:style-name="ce1"/>
          <table:table-cell office:value-type="string" table:style-name="ce1">
            <text:p>Mean Diff</text:p>
          </table:table-cell>
          <table:table-cell office:value-type="string" table:style-name="ce1">
            <text:p>Stdev</text:p>
          </table:table-cell>
          <table:table-cell table:style-name="ce1"/>
          <table:table-cell office:value-type="string" table:style-name="ce1">
            <text:p>Sample Size</text:p>
          </table:table-cell>
          <table:table-cell table:style-name="ce1"/>
          <table:table-cell office:value-type="string" table:style-name="ce1">
            <text:p>Mean Diff</text:p>
          </table:table-cell>
          <table:table-cell office:value-type="string" table:style-name="ce1">
            <text:p>Stdev</text:p>
          </table:table-cell>
          <table:table-cell table:style-name="ce1"/>
          <table:table-cell office:value-type="string" table:style-name="ce1">
            <text:p>Mean Diff</text:p>
          </table:table-cell>
          <table:table-cell office:value-type="string" table:style-name="ce1">
            <text:p>Stdev</text:p>
          </table:table-cell>
          <table:table-cell table:style-name="ce1"/>
          <table:table-cell office:value-type="string" table:style-name="ce1">
            <text:p>Mean Diff</text:p>
          </table:table-cell>
          <table:table-cell office:value-type="string" table:style-name="ce1">
            <text:p>Stdev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.26350000000000001" table:style-name="ce1">
            <text:p>0.2635</text:p>
          </table:table-cell>
          <table:table-cell office:value-type="float" office:value="0.22370739817896043" table:style-name="ce1">
            <text:p>0.223707398</text:p>
          </table:table-cell>
          <table:table-cell table:style-name="ce1"/>
          <table:table-cell office:value-type="float" office:value="0.16749999999999995" table:style-name="ce1">
            <text:p>0.1675</text:p>
          </table:table-cell>
          <table:table-cell office:value-type="float" office:value="0.16402422799215077" table:style-name="ce1">
            <text:p>0.164024228</text:p>
          </table:table-cell>
          <table:table-cell table:style-name="ce1"/>
          <table:table-cell office:value-type="float" office:value="0.15850000000000003" table:style-name="ce1">
            <text:p>0.1585</text:p>
          </table:table-cell>
          <table:table-cell office:value-type="float" office:value="0.10085294140219055" table:style-name="ce1">
            <text:p>0.10085294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.25437500000000002" table:style-name="ce1">
            <text:p>0.254375</text:p>
          </table:table-cell>
          <table:table-cell office:value-type="float" office:value="0.18945426009110133" table:style-name="ce1">
            <text:p>0.18945426</text:p>
          </table:table-cell>
          <table:table-cell table:style-name="ce1"/>
          <table:table-cell office:value-type="float" office:value="0.24625" table:style-name="ce1">
            <text:p>0.24625</text:p>
          </table:table-cell>
          <table:table-cell office:value-type="float" office:value="0.18069772180818075" table:style-name="ce1">
            <text:p>0.180697722</text:p>
          </table:table-cell>
          <table:table-cell table:style-name="ce1"/>
          <table:table-cell office:value-type="float" office:value="0.20062500000000003" table:style-name="ce1">
            <text:p>0.200625</text:p>
          </table:table-cell>
          <table:table-cell office:value-type="float" office:value="0.16118183313678172" table:style-name="ce1">
            <text:p>0.161181833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19249999999999998" table:style-name="ce1">
            <text:p>0.1925</text:p>
          </table:table-cell>
          <table:table-cell office:value-type="float" office:value="0.15419997269437943" table:style-name="ce1">
            <text:p>0.154199973</text:p>
          </table:table-cell>
          <table:table-cell table:style-name="ce1"/>
          <table:table-cell office:value-type="float" office:value="0.16800000000000004" table:style-name="ce1">
            <text:p>0.168</text:p>
          </table:table-cell>
          <table:table-cell office:value-type="float" office:value="0.16047954452367535" table:style-name="ce1">
            <text:p>0.160479545</text:p>
          </table:table-cell>
          <table:table-cell table:style-name="ce1"/>
          <table:table-cell office:value-type="float" office:value="0.16349999999999998" table:style-name="ce1">
            <text:p>0.1635</text:p>
          </table:table-cell>
          <table:table-cell office:value-type="float" office:value="9.2353725026745964E-2" table:style-name="ce1">
            <text:p>0.092353725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25687500000000008" table:style-name="ce1">
            <text:p>0.256875</text:p>
          </table:table-cell>
          <table:table-cell office:value-type="float" office:value="0.1868945781271712" table:style-name="ce1">
            <text:p>0.186894578</text:p>
          </table:table-cell>
          <table:table-cell table:style-name="ce1"/>
          <table:table-cell office:value-type="float" office:value="0.24562500000000001" table:style-name="ce1">
            <text:p>0.245625</text:p>
          </table:table-cell>
          <table:table-cell office:value-type="float" office:value="0.18132728237453222" table:style-name="ce1">
            <text:p>0.181327282</text:p>
          </table:table-cell>
          <table:table-cell table:style-name="ce1"/>
          <table:table-cell office:value-type="float" office:value="0.21312500000000001" table:style-name="ce1">
            <text:p>0.213125</text:p>
          </table:table-cell>
          <table:table-cell office:value-type="float" office:value="0.17145334642403456" table:style-name="ce1">
            <text:p>0.171453346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18699999999999997" table:style-name="ce1">
            <text:p>0.187</text:p>
          </table:table-cell>
          <table:table-cell office:value-type="float" office:value="0.16293686216639741" table:style-name="ce1">
            <text:p>0.162936862</text:p>
          </table:table-cell>
          <table:table-cell table:style-name="ce1"/>
          <table:table-cell office:value-type="float" office:value="0.16400000000000001" table:style-name="ce1">
            <text:p>0.164</text:p>
          </table:table-cell>
          <table:table-cell office:value-type="float" office:value="0.1687227560853978" table:style-name="ce1">
            <text:p>0.168722756</text:p>
          </table:table-cell>
          <table:table-cell table:style-name="ce1"/>
          <table:table-cell office:value-type="float" office:value="0.1585" table:style-name="ce1">
            <text:p>0.1585</text:p>
          </table:table-cell>
          <table:table-cell office:value-type="float" office:value="9.8903195627154286E-2" table:style-name="ce1">
            <text:p>0.09890319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24062500000000001" table:style-name="ce1">
            <text:p>0.240625</text:p>
          </table:table-cell>
          <table:table-cell office:value-type="float" office:value="0.18112495686679955" table:style-name="ce1">
            <text:p>0.181124957</text:p>
          </table:table-cell>
          <table:table-cell table:style-name="ce1"/>
          <table:table-cell office:value-type="float" office:value="0.23437500000000006" table:style-name="ce1">
            <text:p>0.234375</text:p>
          </table:table-cell>
          <table:table-cell office:value-type="float" office:value="0.16705163872288106" table:style-name="ce1">
            <text:p>0.167051639</text:p>
          </table:table-cell>
          <table:table-cell table:style-name="ce1"/>
          <table:table-cell office:value-type="float" office:value="0.20874999999999999" table:style-name="ce1">
            <text:p>0.20875</text:p>
          </table:table-cell>
          <table:table-cell office:value-type="float" office:value="0.16459546368799682" table:style-name="ce1">
            <text:p>0.164595464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.18649999999999994" table:style-name="ce1">
            <text:p>0.1865</text:p>
          </table:table-cell>
          <table:table-cell office:value-type="float" office:value="0.17220779981112783" table:style-name="ce1">
            <text:p>0.1722078</text:p>
          </table:table-cell>
          <table:table-cell table:style-name="ce1"/>
          <table:table-cell office:value-type="float" office:value="0.16600000000000001" table:style-name="ce1">
            <text:p>0.166</text:p>
          </table:table-cell>
          <table:table-cell office:value-type="float" office:value="0.17628923602092697" table:style-name="ce1">
            <text:p>0.176289236</text:p>
          </table:table-cell>
          <table:table-cell table:style-name="ce1"/>
          <table:table-cell office:value-type="float" office:value="0.16499999999999998" table:style-name="ce1">
            <text:p>0.165</text:p>
          </table:table-cell>
          <table:table-cell office:value-type="float" office:value="0.106844697920319" table:style-name="ce1">
            <text:p>0.106844698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.24562500000000001" table:style-name="ce1">
            <text:p>0.245625</text:p>
          </table:table-cell>
          <table:table-cell office:value-type="float" office:value="0.18550718764152155" table:style-name="ce1">
            <text:p>0.185507188</text:p>
          </table:table-cell>
          <table:table-cell table:style-name="ce1"/>
          <table:table-cell office:value-type="float" office:value="0.25250000000000006" table:style-name="ce1">
            <text:p>0.2525</text:p>
          </table:table-cell>
          <table:table-cell office:value-type="float" office:value="0.17062629730886539" table:style-name="ce1">
            <text:p>0.170626297</text:p>
          </table:table-cell>
          <table:table-cell table:style-name="ce1"/>
          <table:table-cell office:value-type="float" office:value="0.25437500000000002" table:style-name="ce1">
            <text:p>0.254375</text:p>
          </table:table-cell>
          <table:table-cell office:value-type="float" office:value="0.16480291259562135" table:style-name="ce1">
            <text:p>0.164802913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20299999999999999" table:style-name="ce1">
            <text:p>0.203</text:p>
          </table:table-cell>
          <table:table-cell office:value-type="float" office:value="0.16749234075182756" table:style-name="ce1">
            <text:p>0.167492341</text:p>
          </table:table-cell>
          <table:table-cell table:style-name="ce1"/>
          <table:table-cell office:value-type="float" office:value="0.1875" table:style-name="ce1">
            <text:p>0.1875</text:p>
          </table:table-cell>
          <table:table-cell office:value-type="float" office:value="0.18433022426869489" table:style-name="ce1">
            <text:p>0.184330224</text:p>
          </table:table-cell>
          <table:table-cell table:style-name="ce1"/>
          <table:table-cell office:value-type="float" office:value="0.15999999999999998" table:style-name="ce1">
            <text:p>0.16</text:p>
          </table:table-cell>
          <table:table-cell office:value-type="float" office:value="0.10828811471936194" table:style-name="ce1">
            <text:p>0.108288115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22375000000000003" table:style-name="ce1">
            <text:p>0.22375</text:p>
          </table:table-cell>
          <table:table-cell office:value-type="float" office:value="0.18571932227602672" table:style-name="ce1">
            <text:p>0.185719322</text:p>
          </table:table-cell>
          <table:table-cell table:style-name="ce1"/>
          <table:table-cell office:value-type="float" office:value="0.23250000000000001" table:style-name="ce1">
            <text:p>0.2325</text:p>
          </table:table-cell>
          <table:table-cell office:value-type="float" office:value="0.17249154568654471" table:style-name="ce1">
            <text:p>0.172491546</text:p>
          </table:table-cell>
          <table:table-cell table:style-name="ce1"/>
          <table:table-cell office:value-type="float" office:value="0.21500000000000005" table:style-name="ce1">
            <text:p>0.215</text:p>
          </table:table-cell>
          <table:table-cell office:value-type="float" office:value="0.17489044189625302" table:style-name="ce1">
            <text:p>0.174890442</text:p>
          </table:table-cell>
          <table:table-cell table:number-columns-repeated="16362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19150000000000003" table:style-name="ce1">
            <text:p>0.1915</text:p>
          </table:table-cell>
          <table:table-cell office:value-type="float" office:value="0.15267009495882561" table:style-name="ce1">
            <text:p>0.152670095</text:p>
          </table:table-cell>
          <table:table-cell table:style-name="ce1"/>
          <table:table-cell office:value-type="float" office:value="0.17449999999999999" table:style-name="ce1">
            <text:p>0.1745</text:p>
          </table:table-cell>
          <table:table-cell office:value-type="float" office:value="0.15584996158586564" table:style-name="ce1">
            <text:p>0.155849962</text:p>
          </table:table-cell>
          <table:table-cell table:style-name="ce1"/>
          <table:table-cell office:value-type="float" office:value="0.17649999999999999" table:style-name="ce1">
            <text:p>0.1765</text:p>
          </table:table-cell>
          <table:table-cell office:value-type="float" office:value="0.12503788899453852" table:style-name="ce1">
            <text:p>0.125037889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23312500000000003" table:style-name="ce1">
            <text:p>0.233125</text:p>
          </table:table-cell>
          <table:table-cell office:value-type="float" office:value="0.19632350003671656" table:style-name="ce1">
            <text:p>0.1963235</text:p>
          </table:table-cell>
          <table:table-cell table:style-name="ce1"/>
          <table:table-cell office:value-type="float" office:value="0.23250000000000001" table:style-name="ce1">
            <text:p>0.2325</text:p>
          </table:table-cell>
          <table:table-cell office:value-type="float" office:value="0.14229078208607418" table:style-name="ce1">
            <text:p>0.142290782</text:p>
          </table:table-cell>
          <table:table-cell table:style-name="ce1"/>
          <table:table-cell office:value-type="float" office:value="0.25812500000000005" table:style-name="ce1">
            <text:p>0.258125</text:p>
          </table:table-cell>
          <table:table-cell office:value-type="float" office:value="0.20778895543315093" table:style-name="ce1">
            <text:p>0.207788955</text:p>
          </table:table-cell>
          <table:table-cell table:number-columns-repeated="16362"/>
        </table:table-row>
        <table:table-row table:number-rows-repeated="1048554" table:style-name="ro1">
          <table:table-cell table:number-columns-repeated="16384"/>
        </table:table-row>
      </table:table>
      <table:table table:name="WhiteCalibWhiteConf" table:style-name="ta2">
        <table:table-column table:style-name="co9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0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6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10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 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.28000000000000003" table:style-name="ce1">
            <text:p>0.28</text:p>
          </table:table-cell>
          <table:table-cell table:style-name="ce1"/>
          <table:table-cell office:value-type="float" office:value="0.24399999999999999" table:formula="of:=AVERAGE(ABS([.C5]-[.D5]);ABS([.C12]-[.D12]);ABS([.C19]-[.D19]);ABS([.C26]-[.D26]);ABS([.C33]-[.D33]))" table:style-name="ce1">
            <text:p>0.244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.42" table:style-name="ce1">
            <text:p>0.42</text:p>
          </table:table-cell>
          <table:table-cell table:style-name="ce1"/>
          <table:table-cell office:value-type="float" office:value="0.20400000000000001" table:formula="of:=AVERAGE(ABS([.J5]-[.K5]);ABS([.J12]-[.K12]);ABS([.J19]-[.K19]);ABS([.J26]-[.K26]);ABS([.J33]-[.K33]))" table:style-name="ce1">
            <text:p>0.204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2599999999999999" table:formula="of:=AVERAGE(ABS([.Q5]-[.R5]);ABS([.Q12]-[.R12]);ABS([.Q19]-[.R19]);ABS([.Q26]-[.R26]);ABS([.Q33]-[.R33]))" table:style-name="ce1">
            <text:p>0.426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12" table:style-name="ce1">
            <text:p>0.12</text:p>
          </table:table-cell>
          <table:table-cell table:style-name="ce1"/>
          <table:table-cell office:value-type="float" office:value="0.19999999999999998" table:formula="of:=AVERAGE(ABS([.C6]-[.D6]);ABS([.C13]-[.D13]);ABS([.C20]-[.D20]);ABS([.C27]-[.D27]);ABS([.C34]-[.D34]))" table:style-name="ce1">
            <text:p>0.2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14000000000000001" table:style-name="ce1">
            <text:p>0.14</text:p>
          </table:table-cell>
          <table:table-cell table:style-name="ce1"/>
          <table:table-cell office:value-type="float" office:value="0.21799999999999997" table:formula="of:=AVERAGE(ABS([.J6]-[.K6]);ABS([.J13]-[.K13]);ABS([.J20]-[.K20]);ABS([.J27]-[.K27]);ABS([.J34]-[.K34]))" table:style-name="ce1">
            <text:p>0.218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12" table:style-name="ce1">
            <text:p>0.12</text:p>
          </table:table-cell>
          <table:table-cell table:style-name="ce1"/>
          <table:table-cell office:value-type="float" office:value="0.18" table:formula="of:=AVERAGE(ABS([.Q6]-[.R6]);ABS([.Q13]-[.R13]);ABS([.Q20]-[.R20]);ABS([.Q27]-[.R27]);ABS([.Q34]-[.R34]))" table:style-name="ce1">
            <text:p>0.18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04" table:style-name="ce1">
            <text:p>0.04</text:p>
          </table:table-cell>
          <table:table-cell table:style-name="ce1"/>
          <table:table-cell office:value-type="float" office:value="7.1999999999999995E-2" table:formula="of:=AVERAGE(ABS([.C7]-[.D7]);ABS([.C14]-[.D14]);ABS([.C21]-[.D21]);ABS([.C28]-[.D28]);ABS([.C35]-[.D35]))" table:style-name="ce1">
            <text:p>0.072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13" table:style-name="ce1">
            <text:p>0.13</text:p>
          </table:table-cell>
          <table:table-cell table:style-name="ce1"/>
          <table:table-cell office:value-type="float" office:value="0.20200000000000001" table:formula="of:=AVERAGE(ABS([.J7]-[.K7]);ABS([.J14]-[.K14]);ABS([.J21]-[.K21]);ABS([.J28]-[.K28]);ABS([.J35]-[.K35]))" table:style-name="ce1">
            <text:p>0.202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04" table:style-name="ce1">
            <text:p>0.04</text:p>
          </table:table-cell>
          <table:table-cell table:style-name="ce1"/>
          <table:table-cell office:value-type="float" office:value="0.13799999999999998" table:formula="of:=AVERAGE(ABS([.Q7]-[.R7]);ABS([.Q14]-[.R14]);ABS([.Q21]-[.R21]);ABS([.Q28]-[.R28]);ABS([.Q35]-[.R35]))" table:style-name="ce1">
            <text:p>0.138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48" table:style-name="ce1">
            <text:p>0.48</text:p>
          </table:table-cell>
          <table:table-cell table:style-name="ce1"/>
          <table:table-cell office:value-type="float" office:value="0.20800000000000002" table:formula="of:=AVERAGE(ABS([.C8]-[.D8]);ABS([.C15]-[.D15]);ABS([.C22]-[.D22]);ABS([.C29]-[.D29]);ABS([.C36]-[.D36]))" table:style-name="ce1">
            <text:p>0.208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49" table:style-name="ce1">
            <text:p>0.49</text:p>
          </table:table-cell>
          <table:table-cell table:style-name="ce1"/>
          <table:table-cell office:value-type="float" office:value="0.3" table:formula="of:=AVERAGE(ABS([.J8]-[.K8]);ABS([.J15]-[.K15]);ABS([.J22]-[.K22]);ABS([.J29]-[.K29]);ABS([.J36]-[.K36]))" table:style-name="ce1">
            <text:p>0.3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27" table:style-name="ce1">
            <text:p>0.27</text:p>
          </table:table-cell>
          <table:table-cell table:style-name="ce1"/>
          <table:table-cell office:value-type="float" office:value="0.33799999999999997" table:formula="of:=AVERAGE(ABS([.Q8]-[.R8]);ABS([.Q15]-[.R15]);ABS([.Q22]-[.R22]);ABS([.Q29]-[.R29]);ABS([.Q36]-[.R36]))" table:style-name="ce1">
            <text:p>0.338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string" table:style-name="ce1">
            <text:p>Grand Mean<text:s/></text:p>
          </table:table-cell>
          <table:table-cell table:style-name="ce1"/>
          <table:table-cell office:value-type="float" office:value="0.18099999999999999" table:formula="of:=AVERAGE(ABS([.C5]-[.D5]);ABS([.C12]-[.D12]);ABS([.C19]-[.D19]);ABS([.C26]-[.D26]);ABS([.C33]-[.D33]);ABS([.C6]-[.D6]);ABS([.C7]-[.D7]);ABS([.C14]-[.D14]);ABS([.C21]-[.D21]);ABS([.C28]-[.D28]);ABS([.C35]-[.D35]);ABS([.C13]-[.D13]);ABS([.C20]-[.D20]);ABS([.C27]-[.D27]);ABS([.C34]-[.D34]);ABS([.C8]-[.D8]);ABS([.C15]-[.D15]);ABS([.C22]-[.D22]);ABS([.C29]-[.D29]);ABS([.C36]-[.D36]))" table:style-name="ce5">
            <text:p>0.181</text:p>
          </table:table-cell>
          <table:table-cell table:number-columns-repeated="6" table:style-name="ce1"/>
          <table:table-cell office:value-type="float" office:value="0.23099999999999996" table:formula="of:=AVERAGE(ABS([.J5]-[.K5]);ABS([.J12]-[.K12]);ABS([.J19]-[.K19]);ABS([.J26]-[.K26]);ABS([.J33]-[.K33]);ABS([.J6]-[.K6]);ABS([.J7]-[.K7]);ABS([.J14]-[.K14]);ABS([.J21]-[.K21]);ABS([.J28]-[.K28]);ABS([.J35]-[.K35]);ABS([.J13]-[.K13]);ABS([.J20]-[.K20]);ABS([.J27]-[.K27]);ABS([.J34]-[.K34]);ABS([.J8]-[.K8]);ABS([.J15]-[.K15]);ABS([.J22]-[.K22]);ABS([.J29]-[.K29]);ABS([.J36]-[.K36]))" table:style-name="ce5">
            <text:p>0.231</text:p>
          </table:table-cell>
          <table:table-cell table:number-columns-repeated="6" table:style-name="ce1"/>
          <table:table-cell office:value-type="float" office:value="0.27049999999999996" table:formula="of:=AVERAGE(ABS([.Q5]-[.R5]);ABS([.Q12]-[.R12]);ABS([.Q19]-[.R19]);ABS([.Q26]-[.R26]);ABS([.Q33]-[.R33]);ABS([.Q6]-[.R6]);ABS([.Q7]-[.R7]);ABS([.Q14]-[.R14]);ABS([.Q21]-[.R21]);ABS([.Q28]-[.R28]);ABS([.Q35]-[.R35]);ABS([.Q13]-[.R13]);ABS([.Q20]-[.R20]);ABS([.Q27]-[.R27]);ABS([.Q34]-[.R34]);ABS([.Q8]-[.R8]);ABS([.Q15]-[.R15]);ABS([.Q22]-[.R22]);ABS([.Q29]-[.R29]);ABS([.Q36]-[.R36]))" table:style-name="ce5">
            <text:p>0.270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2" table:style-name="ce1"/>
          <table:table-cell office:value-type="string" table:style-name="ce1">
            <text:p>Stdev</text:p>
          </table:table-cell>
          <table:table-cell table:style-name="ce1"/>
          <table:table-cell office:value-type="float" office:value="0.20720953036403564" table:formula="of:=STDEV(ABS([.C5]-[.D5]);ABS([.C12]-[.D12]);ABS([.C19]-[.D19]);ABS([.C26]-[.D26]);ABS([.C33]-[.D33]);ABS([.C6]-[.D6]);ABS([.C7]-[.D7]);ABS([.C14]-[.D14]);ABS([.C21]-[.D21]);ABS([.C28]-[.D28]);ABS([.C35]-[.D35]);ABS([.C13]-[.D13]);ABS([.C20]-[.D20]);ABS([.C27]-[.D27]);ABS([.C34]-[.D34]);ABS([.C8]-[.D8]);ABS([.C15]-[.D15]);ABS([.C22]-[.D22]);ABS([.C29]-[.D29]);ABS([.C36]-[.D36]))" table:style-name="ce5">
            <text:p>0.20720953</text:p>
          </table:table-cell>
          <table:table-cell table:number-columns-repeated="6" table:style-name="ce1"/>
          <table:table-cell office:value-type="float" office:value="0.24233295928926948" table:formula="of:=STDEV(ABS([.J5]-[.K5]);ABS([.J12]-[.K12]);ABS([.J19]-[.K19]);ABS([.J26]-[.K26]);ABS([.J33]-[.K33]);ABS([.J6]-[.K6]);ABS([.J7]-[.K7]);ABS([.J14]-[.K14]);ABS([.J21]-[.K21]);ABS([.J28]-[.K28]);ABS([.J35]-[.K35]);ABS([.J13]-[.K13]);ABS([.J20]-[.K20]);ABS([.J27]-[.K27]);ABS([.J34]-[.K34]);ABS([.J8]-[.K8]);ABS([.J15]-[.K15]);ABS([.J22]-[.K22]);ABS([.J29]-[.K29]);ABS([.J36]-[.K36]))" table:style-name="ce5">
            <text:p>0.242332959</text:p>
          </table:table-cell>
          <table:table-cell table:number-columns-repeated="6" table:style-name="ce1"/>
          <table:table-cell office:value-type="float" office:value="0.28901784683557807" table:formula="of:=STDEV(ABS([.Q5]-[.R5]);ABS([.Q12]-[.R12]);ABS([.Q19]-[.R19]);ABS([.Q26]-[.R26]);ABS([.Q33]-[.R33]);ABS([.Q6]-[.R6]);ABS([.Q7]-[.R7]);ABS([.Q14]-[.R14]);ABS([.Q21]-[.R21]);ABS([.Q28]-[.R28]);ABS([.Q35]-[.R35]);ABS([.Q13]-[.R13]);ABS([.Q20]-[.R20]);ABS([.Q27]-[.R27]);ABS([.Q34]-[.R34]);ABS([.Q8]-[.R8]);ABS([.Q15]-[.R15]);ABS([.Q22]-[.R22]);ABS([.Q29]-[.R29]);ABS([.Q36]-[.R36]))" table:style-name="ce5">
            <text:p>0.28901784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28000000000000003" table:style-name="ce1">
            <text:p>0.28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28000000000000003" table:style-name="ce1">
            <text:p>0.28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15" table:style-name="ce1">
            <text:p>0.15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.01" table:style-name="ce1">
            <text:p>0.0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.01" table:style-name="ce1">
            <text:p>0.0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75" table:style-name="ce1">
            <text:p>0.7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57999999999999996" table:style-name="ce1">
            <text:p>0.58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.16" table:style-name="ce1">
            <text:p>0.1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.18" table:style-name="ce1">
            <text:p>0.1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.16" table:style-name="ce1">
            <text:p>0.16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.04" table:style-name="ce1">
            <text:p>0.0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.11" table:style-name="ce1">
            <text:p>0.11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.04" table:style-name="ce1">
            <text:p>0.04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19" table:style-name="ce1">
            <text:p>0.19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52" table:style-name="ce1">
            <text:p>0.52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5" table:style-name="ce1">
            <text:p>0.3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4" table:style-name="ce1">
            <text:p>0.34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6" table:style-name="ce1">
            <text:p>0.7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68" table:style-name="ce1">
            <text:p>0.6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6" table:style-name="ce1">
            <text:p>0.76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62" table:style-name="ce1">
            <text:p>0.6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87" table:style-name="ce1">
            <text:p>0.87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9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4">
            <text:p>Frequency(Hz)</text:p>
          </table:table-cell>
          <table:table-cell office:value-type="string" table:style-name="ce4">
            <text:p>Volume</text:p>
          </table:table-cell>
          <table:table-cell office:value-type="string" table:style-name="ce4">
            <text:p>confProb</text:p>
          </table:table-cell>
          <table:table-cell office:value-type="string" table:style-name="ce4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.31" table:style-name="ce1">
            <text:p>0.31</text:p>
          </table:table-cell>
          <table:table-cell table:style-name="ce1"/>
          <table:table-cell office:value-type="float" office:value="0.16800000000000001" table:formula="of:=AVERAGE(ABS([.C41]-[.D41]);ABS([.C48]-[.D48]);ABS([.C55]-[.D55]);ABS([.C62]-[.D62]);ABS([.C69]-[.D69]))" table:style-name="ce1">
            <text:p>0.168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.45" table:style-name="ce1">
            <text:p>0.45</text:p>
          </table:table-cell>
          <table:table-cell table:style-name="ce1"/>
          <table:table-cell office:value-type="float" office:value="0.16200000000000001" table:formula="of:=AVERAGE(ABS([.J41]-[.K41]);ABS([.J48]-[.K48]);ABS([.J55]-[.K55]);ABS([.J62]-[.K62]);ABS([.J69]-[.K69]))" table:style-name="ce1">
            <text:p>0.162</text:p>
          </table:table-cell>
          <table:table-cell table:style-name="ce1"/>
          <table:table-cell office:value-type="float" office:value="3520" table:style-name="ce4">
            <text:p>3520</text:p>
          </table:table-cell>
          <table:table-cell office:value-type="float" office:value="147.99" table:style-name="ce4">
            <text:p>147.99</text:p>
          </table:table-cell>
          <table:table-cell office:value-type="float" office:value="0.45" table:style-name="ce4">
            <text:p>0.45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.34199999999999997" table:formula="of:=AVERAGE(ABS([.Q41]-[.R41]);ABS([.Q48]-[.R48]);ABS([.Q55]-[.R55]);ABS([.Q62]-[.R62]);ABS([.Q69]-[.R69]))" table:style-name="ce1">
            <text:p>0.342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12" table:style-name="ce1">
            <text:p>0.12</text:p>
          </table:table-cell>
          <table:table-cell table:style-name="ce1"/>
          <table:table-cell office:value-type="float" office:value="9.6000000000000002E-2" table:formula="of:=AVERAGE(ABS([.C42]-[.D42]);ABS([.C49]-[.D49]);ABS([.C56]-[.D56]);ABS([.C63]-[.D63]);ABS([.C70]-[.D70]))" table:style-name="ce1">
            <text:p>0.096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16" table:style-name="ce1">
            <text:p>0.16</text:p>
          </table:table-cell>
          <table:table-cell table:style-name="ce1"/>
          <table:table-cell office:value-type="float" office:value="0.126" table:formula="of:=AVERAGE(ABS([.J42]-[.K42]);ABS([.J49]-[.K49]);ABS([.J56]-[.K56]);ABS([.J63]-[.K63]);ABS([.J70]-[.K70]))" table:style-name="ce1">
            <text:p>0.126</text:p>
          </table:table-cell>
          <table:table-cell table:style-name="ce1"/>
          <table:table-cell office:value-type="float" office:value="880" table:style-name="ce4">
            <text:p>880</text:p>
          </table:table-cell>
          <table:table-cell office:value-type="float" office:value="71.510000000000005" table:style-name="ce4">
            <text:p>71.51</text:p>
          </table:table-cell>
          <table:table-cell office:value-type="float" office:value="0.05" table:style-name="ce4">
            <text:p>0.05</text:p>
          </table:table-cell>
          <table:table-cell office:value-type="float" office:value="0.12" table:style-name="ce4">
            <text:p>0.12</text:p>
          </table:table-cell>
          <table:table-cell table:style-name="ce1"/>
          <table:table-cell office:value-type="float" office:value="9.6000000000000002E-2" table:formula="of:=AVERAGE(ABS([.Q42]-[.R42]);ABS([.Q49]-[.R49]);ABS([.Q56]-[.R56]);ABS([.Q63]-[.R63]);ABS([.Q70]-[.R70]))" table:style-name="ce1">
            <text:p>0.096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04" table:style-name="ce1">
            <text:p>0.04</text:p>
          </table:table-cell>
          <table:table-cell table:style-name="ce1"/>
          <table:table-cell office:value-type="float" office:value="0.11799999999999999" table:formula="of:=AVERAGE(ABS([.C43]-[.D43]);ABS([.C50]-[.D50]);ABS([.C57]-[.D57]);ABS([.C64]-[.D64]);ABS([.C71]-[.D71]))" table:style-name="ce1">
            <text:p>0.118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17599999999999999" table:formula="of:=AVERAGE(ABS([.J43]-[.K43]);ABS([.J50]-[.K50]);ABS([.J57]-[.K57]);ABS([.J64]-[.K64]);ABS([.J71]-[.K71]))" table:style-name="ce1">
            <text:p>0.176</text:p>
          </table:table-cell>
          <table:table-cell table:style-name="ce1"/>
          <table:table-cell office:value-type="float" office:value="1760" table:style-name="ce4">
            <text:p>1760</text:p>
          </table:table-cell>
          <table:table-cell office:value-type="float" office:value="78.62" table:style-name="ce4">
            <text:p>78.62</text:p>
          </table:table-cell>
          <table:table-cell office:value-type="float" office:value="0.05" table:style-name="ce4">
            <text:p>0.05</text:p>
          </table:table-cell>
          <table:table-cell office:value-type="float" office:value="0.04" table:style-name="ce4">
            <text:p>0.04</text:p>
          </table:table-cell>
          <table:table-cell table:style-name="ce1"/>
          <table:table-cell office:value-type="float" office:value="0.11799999999999999" table:formula="of:=AVERAGE(ABS([.Q43]-[.R43]);ABS([.Q50]-[.R50]);ABS([.Q57]-[.R57]);ABS([.Q64]-[.R64]);ABS([.Q71]-[.R71]))" table:style-name="ce1">
            <text:p>0.118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53" table:style-name="ce1">
            <text:p>0.53</text:p>
          </table:table-cell>
          <table:table-cell table:style-name="ce1"/>
          <table:table-cell office:value-type="float" office:value="0.13000000000000003" table:formula="of:=AVERAGE(ABS([.C44]-[.D44]);ABS([.C51]-[.D51]);ABS([.C58]-[.D58]);ABS([.C65]-[.D65]);ABS([.C72]-[.D72]))" table:style-name="ce1">
            <text:p>0.13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55000000000000004" table:style-name="ce1">
            <text:p>0.55</text:p>
          </table:table-cell>
          <table:table-cell table:style-name="ce1"/>
          <table:table-cell office:value-type="float" office:value="0.14000000000000001" table:formula="of:=AVERAGE(ABS([.J44]-[.K44]);ABS([.J51]-[.K51]);ABS([.J58]-[.K58]);ABS([.J65]-[.K65]);ABS([.J72]-[.K72]))" table:style-name="ce1">
            <text:p>0.14</text:p>
          </table:table-cell>
          <table:table-cell table:style-name="ce1"/>
          <table:table-cell office:value-type="float" office:value="220" table:style-name="ce4">
            <text:p>220</text:p>
          </table:table-cell>
          <table:table-cell office:value-type="float" office:value="80.98" table:style-name="ce4">
            <text:p>80.98</text:p>
          </table:table-cell>
          <table:table-cell office:value-type="float" office:value="0.5" table:style-name="ce4">
            <text:p>0.5</text:p>
          </table:table-cell>
          <table:table-cell office:value-type="float" office:value="0.28000000000000003" table:style-name="ce4">
            <text:p>0.28</text:p>
          </table:table-cell>
          <table:table-cell table:style-name="ce1"/>
          <table:table-cell office:value-type="float" office:value="0.13400000000000001" table:formula="of:=AVERAGE(ABS([.Q44]-[.R44]);ABS([.Q51]-[.R51]);ABS([.Q58]-[.R58]);ABS([.Q65]-[.R65]);ABS([.Q72]-[.R72]))" table:style-name="ce1">
            <text:p>0.134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12800000000000006" table:formula="of:=AVERAGE(ABS([.C41]-[.D41]);ABS([.C48]-[.D48]);ABS([.C55]-[.D55]);ABS([.C62]-[.D62]);ABS([.C69]-[.D69]);ABS([.C42]-[.D42]);ABS([.C43]-[.D43]);ABS([.C50]-[.D50]);ABS([.C57]-[.D57]);ABS([.C64]-[.D64]);ABS([.C71]-[.D71]);ABS([.C49]-[.D49]);ABS([.C56]-[.D56]);ABS([.C63]-[.D63]);ABS([.C70]-[.D70]);ABS([.C44]-[.D44]);ABS([.C51]-[.D51]);ABS([.C58]-[.D58]);ABS([.C65]-[.D65]);ABS([.C72]-[.D72]))" table:style-name="ce5">
            <text:p>0.128</text:p>
          </table:table-cell>
          <table:table-cell table:number-columns-repeated="6" table:style-name="ce1"/>
          <table:table-cell office:value-type="float" office:value="0.151" table:formula="of:=AVERAGE(ABS([.J41]-[.K41]);ABS([.J48]-[.K48]);ABS([.J55]-[.K55]);ABS([.J62]-[.K62]);ABS([.J69]-[.K69]);ABS([.J42]-[.K42]);ABS([.J43]-[.K43]);ABS([.J50]-[.K50]);ABS([.J57]-[.K57]);ABS([.J64]-[.K64]);ABS([.J71]-[.K71]);ABS([.J49]-[.K49]);ABS([.J56]-[.K56]);ABS([.J63]-[.K63]);ABS([.J70]-[.K70]);ABS([.J44]-[.K44]);ABS([.J51]-[.K51]);ABS([.J58]-[.K58]);ABS([.J65]-[.K65]);ABS([.J72]-[.K72]))" table:style-name="ce5">
            <text:p>0.151</text:p>
          </table:table-cell>
          <table:table-cell table:number-columns-repeated="6" table:style-name="ce1"/>
          <table:table-cell office:value-type="float" office:value="0.17250000000000001" table:formula="of:=AVERAGE(ABS([.Q41]-[.R41]);ABS([.Q48]-[.R48]);ABS([.Q55]-[.R55]);ABS([.Q62]-[.R62]);ABS([.Q69]-[.R69]);ABS([.Q42]-[.R42]);ABS([.Q43]-[.R43]);ABS([.Q50]-[.R50]);ABS([.Q57]-[.R57]);ABS([.Q64]-[.R64]);ABS([.Q71]-[.R71]);ABS([.Q49]-[.R49]);ABS([.Q56]-[.R56]);ABS([.Q63]-[.R63]);ABS([.Q70]-[.R70]);ABS([.Q44]-[.R44]);ABS([.Q51]-[.R51]);ABS([.Q58]-[.R58]);ABS([.Q65]-[.R65]);ABS([.Q72]-[.R72]))" table:style-name="ce5">
            <text:p>0.172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4" table:style-name="ce1"/>
          <table:table-cell office:value-type="float" office:value="8.0629105362635248E-2" table:formula="of:=STDEV(ABS([.C41]-[.D41]);ABS([.C48]-[.D48]);ABS([.C55]-[.D55]);ABS([.C62]-[.D62]);ABS([.C69]-[.D69]);ABS([.C42]-[.D42]);ABS([.C43]-[.D43]);ABS([.C50]-[.D50]);ABS([.C57]-[.D57]);ABS([.C64]-[.D64]);ABS([.C71]-[.D71]);ABS([.C49]-[.D49]);ABS([.C56]-[.D56]);ABS([.C63]-[.D63]);ABS([.C70]-[.D70]);ABS([.C44]-[.D44]);ABS([.C51]-[.D51]);ABS([.C58]-[.D58]);ABS([.C65]-[.D65]);ABS([.C72]-[.D72]))" table:style-name="ce5">
            <text:p>0.080629105</text:p>
          </table:table-cell>
          <table:table-cell table:number-columns-repeated="6" table:style-name="ce1"/>
          <table:table-cell office:value-type="float" office:value="0.10125008122153989" table:formula="of:=STDEV(ABS([.J41]-[.K41]);ABS([.J48]-[.K48]);ABS([.J55]-[.K55]);ABS([.J62]-[.K62]);ABS([.J69]-[.K69]);ABS([.J42]-[.K42]);ABS([.J43]-[.K43]);ABS([.J50]-[.K50]);ABS([.J57]-[.K57]);ABS([.J64]-[.K64]);ABS([.J71]-[.K71]);ABS([.J49]-[.K49]);ABS([.J56]-[.K56]);ABS([.J63]-[.K63]);ABS([.J70]-[.K70]);ABS([.J44]-[.K44]);ABS([.J51]-[.K51]);ABS([.J58]-[.K58]);ABS([.J65]-[.K65]);ABS([.J72]-[.K72]))" table:style-name="ce5">
            <text:p>0.101250081</text:p>
          </table:table-cell>
          <table:table-cell table:number-columns-repeated="6" table:style-name="ce1"/>
          <table:table-cell office:value-type="float" office:value="0.15341292747284849" table:formula="of:=STDEV(ABS([.Q41]-[.R41]);ABS([.Q48]-[.R48]);ABS([.Q55]-[.R55]);ABS([.Q62]-[.R62]);ABS([.Q69]-[.R69]);ABS([.Q42]-[.R42]);ABS([.Q43]-[.R43]);ABS([.Q50]-[.R50]);ABS([.Q57]-[.R57]);ABS([.Q64]-[.R64]);ABS([.Q71]-[.R71]);ABS([.Q49]-[.R49]);ABS([.Q56]-[.R56]);ABS([.Q63]-[.R63]);ABS([.Q70]-[.R70]);ABS([.Q44]-[.R44]);ABS([.Q51]-[.R51]);ABS([.Q58]-[.R58]);ABS([.Q65]-[.R65]);ABS([.Q72]-[.R72]))" table:style-name="ce5">
            <text:p>0.15341292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.33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19" table:style-name="ce1">
            <text:p>0.19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31" table:style-name="ce1">
            <text:p>0.31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21" table:style-name="ce1">
            <text:p>0.2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17" table:style-name="ce1">
            <text:p>0.17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.01" table:style-name="ce1">
            <text:p>0.0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.01" table:style-name="ce1">
            <text:p>0.0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37" table:style-name="ce1">
            <text:p>0.37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52" table:style-name="ce1">
            <text:p>0.5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27" table:style-name="ce1">
            <text:p>0.27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56000000000000005" table:style-name="ce1">
            <text:p>0.5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59" table:style-name="ce1">
            <text:p>0.5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11" table:style-name="ce1">
            <text:p>0.11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4">
            <text:p>Frequency(Hz)</text:p>
          </table:table-cell>
          <table:table-cell office:value-type="string" table:style-name="ce4">
            <text:p>Volume</text:p>
          </table:table-cell>
          <table:table-cell office:value-type="string" table:style-name="ce4">
            <text:p>confProb</text:p>
          </table:table-cell>
          <table:table-cell office:value-type="string" table:style-name="ce4">
            <text:p>modelProb</text:p>
          </table:table-cell>
          <table:table-cell table:number-columns-repeated="3" table:style-name="ce4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table:number-columns-repeated="3" table:style-name="ce1"/>
          <table:table-cell office:value-type="float" office:value="3520" table:style-name="ce4">
            <text:p>3520</text:p>
          </table:table-cell>
          <table:table-cell office:value-type="float" office:value="115.73" table:style-name="ce4">
            <text:p>115.73</text:p>
          </table:table-cell>
          <table:table-cell office:value-type="float" office:value="0" table:style-name="ce4">
            <text:p>0</text:p>
          </table:table-cell>
          <table:table-cell office:value-type="float" office:value="0.09" table:style-name="ce4">
            <text:p>0.09</text:p>
          </table:table-cell>
          <table:table-cell table:number-columns-repeated="3" table:style-name="ce4"/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.18" table:style-name="ce1">
            <text:p>0.18</text:p>
          </table:table-cell>
          <table:table-cell table:number-columns-repeated="3" table:style-name="ce1"/>
          <table:table-cell office:value-type="float" office:value="880" table:style-name="ce4">
            <text:p>880</text:p>
          </table:table-cell>
          <table:table-cell office:value-type="float" office:value="75.87" table:style-name="ce4">
            <text:p>75.87</text:p>
          </table:table-cell>
          <table:table-cell office:value-type="float" office:value="0.3" table:style-name="ce4">
            <text:p>0.3</text:p>
          </table:table-cell>
          <table:table-cell office:value-type="float" office:value="0.19" table:style-name="ce4">
            <text:p>0.19</text:p>
          </table:table-cell>
          <table:table-cell table:number-columns-repeated="3" table:style-name="ce4"/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.18" table:style-name="ce1">
            <text:p>0.18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.04" table:style-name="ce1">
            <text:p>0.04</text:p>
          </table:table-cell>
          <table:table-cell table:number-columns-repeated="3" table:style-name="ce1"/>
          <table:table-cell office:value-type="float" office:value="1760" table:style-name="ce4">
            <text:p>1760</text:p>
          </table:table-cell>
          <table:table-cell office:value-type="float" office:value="75.86" table:style-name="ce4">
            <text:p>75.86</text:p>
          </table:table-cell>
          <table:table-cell office:value-type="float" office:value="0.1" table:style-name="ce4">
            <text:p>0.1</text:p>
          </table:table-cell>
          <table:table-cell office:value-type="float" office:value="0.12" table:style-name="ce4">
            <text:p>0.12</text:p>
          </table:table-cell>
          <table:table-cell table:number-columns-repeated="3" table:style-name="ce4"/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.04" table:style-name="ce1">
            <text:p>0.04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table:number-columns-repeated="3" table:style-name="ce1"/>
          <table:table-cell office:value-type="float" office:value="220" table:style-name="ce4">
            <text:p>220</text:p>
          </table:table-cell>
          <table:table-cell office:value-type="float" office:value="61.86" table:style-name="ce4">
            <text:p>61.86</text:p>
          </table:table-cell>
          <table:table-cell office:value-type="float" office:value="0" table:style-name="ce4">
            <text:p>0</text:p>
          </table:table-cell>
          <table:table-cell office:value-type="float" office:value="0.11" table:style-name="ce4">
            <text:p>0.11</text:p>
          </table:table-cell>
          <table:table-cell table:number-columns-repeated="3" table:style-name="ce4"/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.56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17" table:style-name="ce1">
            <text:p>0.17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48" table:style-name="ce1">
            <text:p>0.48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0.84" table:style-name="ce1">
            <text:p>0.8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0.84" table:style-name="ce1">
            <text:p>0.8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8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.35" table:style-name="ce1">
            <text:p>0.35</text:p>
          </table:table-cell>
          <table:table-cell table:style-name="ce1"/>
          <table:table-cell office:value-type="float" office:value="0.16" table:formula="of:=AVERAGE(ABS([.C77]-[.D77]);ABS([.C84]-[.D84]);ABS([.C91]-[.D91]);ABS([.C98]-[.D98]);ABS([.C105]-[.D105]))" table:style-name="ce1">
            <text:p>0.16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.49" table:style-name="ce1">
            <text:p>0.49</text:p>
          </table:table-cell>
          <table:table-cell table:style-name="ce1"/>
          <table:table-cell office:value-type="float" office:value="0.16599999999999998" table:formula="of:=AVERAGE(ABS([.J77]-[.K77]);ABS([.J84]-[.K84]);ABS([.J91]-[.K91]);ABS([.J98]-[.K98]);ABS([.J105]-[.K105]))" table:style-name="ce1">
            <text:p>0.166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3799999999999997" table:formula="of:=AVERAGE(ABS([.Q77]-[.R77]);ABS([.Q84]-[.R84]);ABS([.Q91]-[.R91]);ABS([.Q98]-[.R98]);ABS([.Q105]-[.R105]))" table:style-name="ce1">
            <text:p>0.338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12" table:style-name="ce1">
            <text:p>0.12</text:p>
          </table:table-cell>
          <table:table-cell table:style-name="ce1"/>
          <table:table-cell office:value-type="float" office:value="8.7999999999999995E-2" table:formula="of:=AVERAGE(ABS([.C78]-[.D78]);ABS([.C85]-[.D85]);ABS([.C92]-[.D92]);ABS([.C99]-[.D99]);ABS([.C106]-[.D106]))" table:style-name="ce1">
            <text:p>0.088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18" table:style-name="ce1">
            <text:p>0.18</text:p>
          </table:table-cell>
          <table:table-cell table:style-name="ce1"/>
          <table:table-cell office:value-type="float" office:value="0.122" table:formula="of:=AVERAGE(ABS([.J78]-[.K78]);ABS([.J85]-[.K85]);ABS([.J92]-[.K92]);ABS([.J99]-[.K99]);ABS([.J106]-[.K106]))" table:style-name="ce1">
            <text:p>0.122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12" table:style-name="ce1">
            <text:p>0.12</text:p>
          </table:table-cell>
          <table:table-cell table:style-name="ce1"/>
          <table:table-cell office:value-type="float" office:value="8.7999999999999995E-2" table:formula="of:=AVERAGE(ABS([.Q78]-[.R78]);ABS([.Q85]-[.R85]);ABS([.Q92]-[.R92]);ABS([.Q99]-[.R99]);ABS([.Q106]-[.R106]))" table:style-name="ce1">
            <text:p>0.088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style-name="ce1"/>
          <table:table-cell office:value-type="float" office:value="0.12200000000000003" table:formula="of:=AVERAGE(ABS([.C79]-[.D79]);ABS([.C86]-[.D86]);ABS([.C93]-[.D93]);ABS([.C100]-[.D100]);ABS([.C107]-[.D107]))" table:style-name="ce1">
            <text:p>0.122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19400000000000001" table:formula="of:=AVERAGE(ABS([.J79]-[.K79]);ABS([.J86]-[.K86]);ABS([.J93]-[.K93]);ABS([.J100]-[.K100]);ABS([.J107]-[.K107]))" table:style-name="ce1">
            <text:p>0.194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style-name="ce1"/>
          <table:table-cell office:value-type="float" office:value="0.12200000000000003" table:formula="of:=AVERAGE(ABS([.Q79]-[.R79]);ABS([.Q86]-[.R86]);ABS([.Q93]-[.R93]);ABS([.Q100]-[.R100]);ABS([.Q107]-[.R107]))" table:style-name="ce1">
            <text:p>0.122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59" table:style-name="ce1">
            <text:p>0.59</text:p>
          </table:table-cell>
          <table:table-cell table:style-name="ce1"/>
          <table:table-cell office:value-type="float" office:value="0.152" table:formula="of:=AVERAGE(ABS([.C80]-[.D80]);ABS([.C87]-[.D87]);ABS([.C94]-[.D94]);ABS([.C101]-[.D101]);ABS([.C108]-[.D108]))" table:style-name="ce1">
            <text:p>0.152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61" table:style-name="ce1">
            <text:p>0.61</text:p>
          </table:table-cell>
          <table:table-cell table:style-name="ce1"/>
          <table:table-cell office:value-type="float" office:value="0.16" table:formula="of:=AVERAGE(ABS([.J80]-[.K80]);ABS([.J87]-[.K87]);ABS([.J94]-[.K94]);ABS([.J101]-[.K101]);ABS([.J108]-[.K108]))" table:style-name="ce1">
            <text:p>0.16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22" table:style-name="ce1">
            <text:p>0.22</text:p>
          </table:table-cell>
          <table:table-cell table:style-name="ce1"/>
          <table:table-cell office:value-type="float" office:value="0.14799999999999999" table:formula="of:=AVERAGE(ABS([.Q80]-[.R80]);ABS([.Q87]-[.R87]);ABS([.Q94]-[.R94]);ABS([.Q101]-[.R101]);ABS([.Q108]-[.R108]))" table:style-name="ce1">
            <text:p>0.148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1305" table:formula="of:=AVERAGE(ABS([.C77]-[.D77]);ABS([.C84]-[.D84]);ABS([.C91]-[.D91]);ABS([.C98]-[.D98]);ABS([.C105]-[.D105]);ABS([.C78]-[.D78]);ABS([.C79]-[.D79]);ABS([.C86]-[.D86]);ABS([.C93]-[.D93]);ABS([.C100]-[.D100]);ABS([.C107]-[.D107]);ABS([.C85]-[.D85]);ABS([.C92]-[.D92]);ABS([.C99]-[.D99]);ABS([.C106]-[.D106]);ABS([.C80]-[.D80]);ABS([.C87]-[.D87]);ABS([.C94]-[.D94]);ABS([.C101]-[.D101]);ABS([.C108]-[.D108]))" table:style-name="ce5">
            <text:p>0.1305</text:p>
          </table:table-cell>
          <table:table-cell table:number-columns-repeated="6" table:style-name="ce1"/>
          <table:table-cell office:value-type="float" office:value="0.1605" table:formula="of:=AVERAGE(ABS([.J77]-[.K77]);ABS([.J84]-[.K84]);ABS([.J91]-[.K91]);ABS([.J98]-[.K98]);ABS([.J105]-[.K105]);ABS([.J78]-[.K78]);ABS([.J79]-[.K79]);ABS([.J86]-[.K86]);ABS([.J93]-[.K93]);ABS([.J100]-[.K100]);ABS([.J107]-[.K107]);ABS([.J85]-[.K85]);ABS([.J92]-[.K92]);ABS([.J99]-[.K99]);ABS([.J106]-[.K106]);ABS([.J80]-[.K80]);ABS([.J87]-[.K87]);ABS([.J94]-[.K94]);ABS([.J101]-[.K101]);ABS([.J108]-[.K108]))" table:style-name="ce5">
            <text:p>0.1605</text:p>
          </table:table-cell>
          <table:table-cell table:number-columns-repeated="6" table:style-name="ce1"/>
          <table:table-cell office:value-type="float" office:value="0.17400000000000004" table:formula="of:=AVERAGE(ABS([.Q77]-[.R77]);ABS([.Q84]-[.R84]);ABS([.Q91]-[.R91]);ABS([.Q98]-[.R98]);ABS([.Q105]-[.R105]);ABS([.Q78]-[.R78]);ABS([.Q79]-[.R79]);ABS([.Q86]-[.R86]);ABS([.Q93]-[.R93]);ABS([.Q100]-[.R100]);ABS([.Q107]-[.R107]);ABS([.Q85]-[.R85]);ABS([.Q92]-[.R92]);ABS([.Q99]-[.R99]);ABS([.Q106]-[.R106]);ABS([.Q80]-[.R80]);ABS([.Q87]-[.R87]);ABS([.Q94]-[.R94]);ABS([.Q101]-[.R101]);ABS([.Q108]-[.R108]))" table:style-name="ce5">
            <text:p>0.17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4" table:style-name="ce1"/>
          <table:table-cell office:value-type="float" office:value="8.9352937100137114E-2" table:formula="of:=STDEV(ABS([.C77]-[.D77]);ABS([.C84]-[.D84]);ABS([.C91]-[.D91]);ABS([.C98]-[.D98]);ABS([.C105]-[.D105]);ABS([.C78]-[.D78]);ABS([.C79]-[.D79]);ABS([.C86]-[.D86]);ABS([.C93]-[.D93]);ABS([.C100]-[.D100]);ABS([.C107]-[.D107]);ABS([.C85]-[.D85]);ABS([.C92]-[.D92]);ABS([.C99]-[.D99]);ABS([.C106]-[.D106]);ABS([.C80]-[.D80]);ABS([.C87]-[.D87]);ABS([.C94]-[.D94]);ABS([.C101]-[.D101]);ABS([.C108]-[.D108]))" table:style-name="ce5">
            <text:p>0.089352937</text:p>
          </table:table-cell>
          <table:table-cell table:number-columns-repeated="6" table:style-name="ce1"/>
          <table:table-cell office:value-type="float" office:value="0.10520531305374665" table:formula="of:=STDEV(ABS([.J77]-[.K77]);ABS([.J84]-[.K84]);ABS([.J91]-[.K91]);ABS([.J98]-[.K98]);ABS([.J105]-[.K105]);ABS([.J78]-[.K78]);ABS([.J79]-[.K79]);ABS([.J86]-[.K86]);ABS([.J93]-[.K93]);ABS([.J100]-[.K100]);ABS([.J107]-[.K107]);ABS([.J85]-[.K85]);ABS([.J92]-[.K92]);ABS([.J99]-[.K99]);ABS([.J106]-[.K106]);ABS([.J80]-[.K80]);ABS([.J87]-[.K87]);ABS([.J94]-[.K94]);ABS([.J101]-[.K101]);ABS([.J108]-[.K108]))" table:style-name="ce5">
            <text:p>0.105205313</text:p>
          </table:table-cell>
          <table:table-cell table:number-columns-repeated="6" table:style-name="ce1"/>
          <table:table-cell office:value-type="float" office:value="0.16187714639910036" table:formula="of:=STDEV(ABS([.Q77]-[.R77]);ABS([.Q84]-[.R84]);ABS([.Q91]-[.R91]);ABS([.Q98]-[.R98]);ABS([.Q105]-[.R105]);ABS([.Q78]-[.R78]);ABS([.Q79]-[.R79]);ABS([.Q86]-[.R86]);ABS([.Q93]-[.R93]);ABS([.Q100]-[.R100]);ABS([.Q107]-[.R107]);ABS([.Q85]-[.R85]);ABS([.Q92]-[.R92]);ABS([.Q99]-[.R99]);ABS([.Q106]-[.R106]);ABS([.Q80]-[.R80]);ABS([.Q87]-[.R87]);ABS([.Q94]-[.R94]);ABS([.Q101]-[.R101]);ABS([.Q108]-[.R108]))" table:style-name="ce5">
            <text:p>0.16187714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19" table:style-name="ce1">
            <text:p>0.19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19" table:style-name="ce1">
            <text:p>0.19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19" table:style-name="ce1">
            <text:p>0.19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.01" table:style-name="ce1">
            <text:p>0.0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.01" table:style-name="ce1">
            <text:p>0.0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26" table:style-name="ce1">
            <text:p>0.2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37" table:style-name="ce1">
            <text:p>0.37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3" table:style-name="ce1">
            <text:p>0.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56000000000000005" table:style-name="ce1">
            <text:p>0.56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3" table:style-name="ce1">
            <text:p>0.3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63" table:style-name="ce1">
            <text:p>0.6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66" table:style-name="ce1">
            <text:p>0.6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12" table:style-name="ce1">
            <text:p>0.12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.17" table:style-name="ce1">
            <text:p>0.17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.04" table:style-name="ce1">
            <text:p>0.0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.14000000000000001" table:style-name="ce1">
            <text:p>0.1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.04" table:style-name="ce1">
            <text:p>0.04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.18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4">
            <text:p>Frequency(Hz)</text:p>
          </table:table-cell>
          <table:table-cell office:value-type="string" table:style-name="ce4">
            <text:p>Volume</text:p>
          </table:table-cell>
          <table:table-cell office:value-type="string" table:style-name="ce4">
            <text:p>confProb</text:p>
          </table:table-cell>
          <table:table-cell office:value-type="string" table:style-name="ce4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3" table:style-name="ce1"/>
          <table:table-cell office:value-type="float" office:value="3520" table:style-name="ce4">
            <text:p>3520</text:p>
          </table:table-cell>
          <table:table-cell office:value-type="float" office:value="124.38" table:style-name="ce4">
            <text:p>124.38</text:p>
          </table:table-cell>
          <table:table-cell office:value-type="float" office:value="0" table:style-name="ce4">
            <text:p>0</text:p>
          </table:table-cell>
          <table:table-cell office:value-type="float" office:value="0.62" table:style-name="ce4">
            <text:p>0.62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1760" table:style-name="ce4">
            <text:p>1760</text:p>
          </table:table-cell>
          <table:table-cell office:value-type="float" office:value="80.680000000000007" table:style-name="ce4">
            <text:p>80.68</text:p>
          </table:table-cell>
          <table:table-cell office:value-type="float" office:value="0.05" table:style-name="ce4">
            <text:p>0.05</text:p>
          </table:table-cell>
          <table:table-cell office:value-type="float" office:value="0.17" table:style-name="ce4">
            <text:p>0.17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46" table:style-name="ce1">
            <text:p>0.4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880" table:style-name="ce4">
            <text:p>880</text:p>
          </table:table-cell>
          <table:table-cell office:value-type="float" office:value="87.28" table:style-name="ce4">
            <text:p>87.28</text:p>
          </table:table-cell>
          <table:table-cell office:value-type="float" office:value="0.2" table:style-name="ce4">
            <text:p>0.2</text:p>
          </table:table-cell>
          <table:table-cell office:value-type="float" office:value="0.46" table:style-name="ce4">
            <text:p>0.46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0.88" table:style-name="ce1">
            <text:p>0.88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0.88" table:style-name="ce1">
            <text:p>0.88</text:p>
          </table:table-cell>
          <table:table-cell table:number-columns-repeated="3" table:style-name="ce1"/>
          <table:table-cell office:value-type="float" office:value="220" table:style-name="ce4">
            <text:p>220</text:p>
          </table:table-cell>
          <table:table-cell office:value-type="float" office:value="224.68" table:style-name="ce4">
            <text:p>224.6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7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.33" table:style-name="ce1">
            <text:p>0.33</text:p>
          </table:table-cell>
          <table:table-cell table:style-name="ce1"/>
          <table:table-cell office:value-type="float" office:value="0.16400000000000001" table:formula="of:=AVERAGE(ABS([.C113]-[.D113]);ABS([.C120]-[.D120]);ABS([.C127]-[.D127]);ABS([.C134]-[.D134]);ABS([.C141]-[.D141]))" table:style-name="ce1">
            <text:p>0.164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.47" table:style-name="ce1">
            <text:p>0.47</text:p>
          </table:table-cell>
          <table:table-cell table:style-name="ce1"/>
          <table:table-cell office:value-type="float" office:value="0.16800000000000001" table:style-name="ce1">
            <text:p>0.168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7" table:formula="of:=AVERAGE(ABS([.Q113]-[.R113]);ABS([.Q120]-[.R120]);ABS([.Q127]-[.R127]);ABS([.Q134]-[.R134]);ABS([.Q141]-[.R141]))" table:style-name="ce1">
            <text:p>0.37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14000000000000001" table:style-name="ce1">
            <text:p>0.14</text:p>
          </table:table-cell>
          <table:table-cell table:style-name="ce1"/>
          <table:table-cell office:value-type="float" office:value="0.126" table:formula="of:=AVERAGE(ABS([.C114]-[.D114]);ABS([.C121]-[.D121]);ABS([.C128]-[.D128]);ABS([.C135]-[.D135]);ABS([.C142]-[.D142]))" table:style-name="ce1">
            <text:p>0.126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9.6000000000000002E-2" table:style-name="ce1">
            <text:p>0.096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14000000000000001" table:style-name="ce1">
            <text:p>0.14</text:p>
          </table:table-cell>
          <table:table-cell table:style-name="ce1"/>
          <table:table-cell office:value-type="float" office:value="0.126" table:formula="of:=AVERAGE(ABS([.Q114]-[.R114]);ABS([.Q121]-[.R121]);ABS([.Q128]-[.R128]);ABS([.Q135]-[.R135]);ABS([.Q142]-[.R142]))" table:style-name="ce1">
            <text:p>0.126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06" table:style-name="ce1">
            <text:p>0.06</text:p>
          </table:table-cell>
          <table:table-cell table:style-name="ce1"/>
          <table:table-cell office:value-type="float" office:value="0.12999999999999998" table:formula="of:=AVERAGE(ABS([.C115]-[.D115]);ABS([.C122]-[.D122]);ABS([.C129]-[.D129]);ABS([.C136]-[.D136]);ABS([.C143]-[.D143]))" table:style-name="ce1">
            <text:p>0.13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18" table:style-name="ce1">
            <text:p>0.18</text:p>
          </table:table-cell>
          <table:table-cell table:style-name="ce1"/>
          <table:table-cell office:value-type="float" office:value="0.11799999999999999" table:style-name="ce1">
            <text:p>0.118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06" table:style-name="ce1">
            <text:p>0.06</text:p>
          </table:table-cell>
          <table:table-cell table:style-name="ce1"/>
          <table:table-cell office:value-type="float" office:value="0.12999999999999998" table:formula="of:=AVERAGE(ABS([.Q115]-[.R115]);ABS([.Q122]-[.R122]);ABS([.Q129]-[.R129]);ABS([.Q136]-[.R136]);ABS([.Q143]-[.R143]))" table:style-name="ce1">
            <text:p>0.13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68" table:style-name="ce1">
            <text:p>0.68</text:p>
          </table:table-cell>
          <table:table-cell table:style-name="ce1"/>
          <table:table-cell office:value-type="float" office:value="0.18800000000000003" table:formula="of:=AVERAGE(ABS([.C116]-[.D116]);ABS([.C123]-[.D123]);ABS([.C130]-[.D130]);ABS([.C137]-[.D137]);ABS([.C144]-[.D144]))" table:style-name="ce1">
            <text:p>0.188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float" office:value="0.13" table:style-name="ce1">
            <text:p>0.13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21" table:style-name="ce1">
            <text:p>0.21</text:p>
          </table:table-cell>
          <table:table-cell table:style-name="ce1"/>
          <table:table-cell office:value-type="float" office:value="0.15" table:formula="of:=AVERAGE(ABS([.Q116]-[.R116]);ABS([.Q123]-[.R123]);ABS([.Q130]-[.R130]);ABS([.Q137]-[.R137]);ABS([.Q144]-[.R144]))" table:style-name="ce1">
            <text:p>0.15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152" table:formula="of:=AVERAGE(ABS([.C113]-[.D113]);ABS([.C120]-[.D120]);ABS([.C127]-[.D127]);ABS([.C134]-[.D134]);ABS([.C141]-[.D141]);ABS([.C114]-[.D114]);ABS([.C115]-[.D115]);ABS([.C122]-[.D122]);ABS([.C129]-[.D129]);ABS([.C136]-[.D136]);ABS([.C143]-[.D143]);ABS([.C121]-[.D121]);ABS([.C128]-[.D128]);ABS([.C135]-[.D135]);ABS([.C142]-[.D142]);ABS([.C116]-[.D116]);ABS([.C123]-[.D123]);ABS([.C130]-[.D130]);ABS([.C137]-[.D137]);ABS([.C144]-[.D144]))" table:style-name="ce5">
            <text:p>0.152</text:p>
          </table:table-cell>
          <table:table-cell table:number-columns-repeated="6" table:style-name="ce1"/>
          <table:table-cell office:value-type="float" office:value="0.128" table:style-name="ce6">
            <text:p>0.128</text:p>
          </table:table-cell>
          <table:table-cell table:number-columns-repeated="6" table:style-name="ce1"/>
          <table:table-cell office:value-type="float" office:value="0.19400000000000003" table:formula="of:=AVERAGE(ABS([.Q113]-[.R113]);ABS([.Q120]-[.R120]);ABS([.Q127]-[.R127]);ABS([.Q134]-[.R134]);ABS([.Q141]-[.R141]);ABS([.Q114]-[.R114]);ABS([.Q115]-[.R115]);ABS([.Q122]-[.R122]);ABS([.Q129]-[.R129]);ABS([.Q136]-[.R136]);ABS([.Q143]-[.R143]);ABS([.Q121]-[.R121]);ABS([.Q128]-[.R128]);ABS([.Q135]-[.R135]);ABS([.Q142]-[.R142]);ABS([.Q116]-[.R116]);ABS([.Q123]-[.R123]);ABS([.Q130]-[.R130]);ABS([.Q137]-[.R137]);ABS([.Q144]-[.R144]))" table:style-name="ce5">
            <text:p>0.19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4" table:style-name="ce1"/>
          <table:table-cell office:value-type="float" office:value="9.012272334521354E-2" table:formula="of:=STDEV(ABS([.C113]-[.D113]);ABS([.C120]-[.D120]);ABS([.C127]-[.D127]);ABS([.C134]-[.D134]);ABS([.C141]-[.D141]);ABS([.C114]-[.D114]);ABS([.C115]-[.D115]);ABS([.C122]-[.D122]);ABS([.C129]-[.D129]);ABS([.C136]-[.D136]);ABS([.C143]-[.D143]);ABS([.C121]-[.D121]);ABS([.C128]-[.D128]);ABS([.C135]-[.D135]);ABS([.C142]-[.D142]);ABS([.C116]-[.D116]);ABS([.C123]-[.D123]);ABS([.C130]-[.D130]);ABS([.C137]-[.D137]);ABS([.C144]-[.D144]))" table:style-name="ce5">
            <text:p>0.090122723</text:p>
          </table:table-cell>
          <table:table-cell table:number-columns-repeated="6" table:style-name="ce1"/>
          <table:table-cell office:value-type="float" office:value="0.10457432511703914" table:formula="of:=STDEV(ABS([.J113]-[.K113]);ABS([.J120]-[.K120]);ABS([.J127]-[.K127]);ABS([.J134]-[.K134]);ABS([.J141]-[.K141]);ABS([.J114]-[.K114]);ABS([.J115]-[.K115]);ABS([.J122]-[.K122]);ABS([.J129]-[.K129]);ABS([.J136]-[.K136]);ABS([.J143]-[.K143]);ABS([.J121]-[.K121]);ABS([.J128]-[.K128]);ABS([.J135]-[.K135]);ABS([.J142]-[.K142]);ABS([.J116]-[.K116]);ABS([.J123]-[.K123]);ABS([.J130]-[.K130]);ABS([.J137]-[.K137]);ABS([.J144]-[.K144]))" table:style-name="ce5">
            <text:p>0.104574325</text:p>
          </table:table-cell>
          <table:table-cell table:number-columns-repeated="6" table:style-name="ce1"/>
          <table:table-cell office:value-type="float" office:value="0.17175257601684188" table:formula="of:=STDEV(ABS([.Q113]-[.R113]);ABS([.Q120]-[.R120]);ABS([.Q127]-[.R127]);ABS([.Q134]-[.R134]);ABS([.Q141]-[.R141]);ABS([.Q114]-[.R114]);ABS([.Q115]-[.R115]);ABS([.Q122]-[.R122]);ABS([.Q129]-[.R129]);ABS([.Q136]-[.R136]);ABS([.Q143]-[.R143]);ABS([.Q121]-[.R121]);ABS([.Q128]-[.R128]);ABS([.Q135]-[.R135]);ABS([.Q142]-[.R142]);ABS([.Q116]-[.R116]);ABS([.Q123]-[.R123]);ABS([.Q130]-[.R130]);ABS([.Q137]-[.R137]);ABS([.Q144]-[.R144]))" table:style-name="ce5">
            <text:p>0.17175257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21" table:style-name="ce1">
            <text:p>0.21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28999999999999998" table:style-name="ce1">
            <text:p>0.29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26" table:style-name="ce1">
            <text:p>0.2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22" table:style-name="ce1">
            <text:p>0.22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.01" table:style-name="ce1">
            <text:p>0.0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.42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53" table:style-name="ce1">
            <text:p>0.5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31" table:style-name="ce1">
            <text:p>0.31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68" table:style-name="ce1">
            <text:p>0.68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71" table:style-name="ce1">
            <text:p>0.7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14000000000000001" table:style-name="ce1">
            <text:p>0.14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.08" table:style-name="ce1">
            <text:p>0.0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.14000000000000001" table:style-name="ce1">
            <text:p>0.14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.08" table:style-name="ce1">
            <text:p>0.08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.03" table:style-name="ce1">
            <text:p>0.0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.08" table:style-name="ce1">
            <text:p>0.08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.03" table:style-name="ce1">
            <text:p>0.03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69" table:style-name="ce1">
            <text:p>0.69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19" table:style-name="ce1">
            <text:p>0.19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19" table:style-name="ce1">
            <text:p>0.19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44" table:style-name="ce1">
            <text:p>0.44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41" table:style-name="ce1">
            <text:p>0.4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44" table:style-name="ce1">
            <text:p>0.44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0.87" table:style-name="ce1">
            <text:p>0.8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0.86" table:style-name="ce1">
            <text:p>0.8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5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.41" table:style-name="ce1">
            <text:p>0.41</text:p>
          </table:table-cell>
          <table:table-cell table:style-name="ce1"/>
          <table:table-cell office:value-type="float" office:value="0.184" table:formula="of:=AVERAGE(ABS([.C149]-[.D149]);ABS([.C156]-[.D156]);ABS([.C163]-[.D163]);ABS([.C170]-[.D170]);ABS([.C177]-[.D177]))" table:style-name="ce1">
            <text:p>0.184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.57999999999999996" table:style-name="ce1">
            <text:p>0.58</text:p>
          </table:table-cell>
          <table:table-cell table:style-name="ce1"/>
          <table:table-cell office:value-type="float" office:value="0.20400000000000001" table:formula="of:=AVERAGE(ABS([.J149]-[.K149]);ABS([.J156]-[.K156]);ABS([.J163]-[.K163]);ABS([.J170]-[.K170]);ABS([.J177]-[.K177]))" table:style-name="ce1">
            <text:p>0.204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0800000000000003" table:formula="of:=AVERAGE(ABS([.Q149]-[.R149]);ABS([.Q156]-[.R156]);ABS([.Q163]-[.R163]);ABS([.Q170]-[.R170]);ABS([.Q177]-[.R177]))" table:style-name="ce1">
            <text:p>0.408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.17599999999999999" table:formula="of:=AVERAGE(ABS([.C150]-[.D150]);ABS([.C157]-[.D157]);ABS([.C164]-[.D164]);ABS([.C171]-[.D171]);ABS([.C178]-[.D178]))" table:style-name="ce1">
            <text:p>0.176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26" table:style-name="ce1">
            <text:p>0.26</text:p>
          </table:table-cell>
          <table:table-cell table:style-name="ce1"/>
          <table:table-cell office:value-type="float" office:value="0.188" table:formula="of:=AVERAGE(ABS([.J150]-[.K150]);ABS([.J157]-[.K157]);ABS([.J164]-[.K164]);ABS([.J171]-[.K171]);ABS([.J178]-[.K178]))" table:style-name="ce1">
            <text:p>0.188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.17599999999999999" table:formula="of:=AVERAGE(ABS([.Q150]-[.R150]);ABS([.Q157]-[.R157]);ABS([.Q164]-[.R164]);ABS([.Q171]-[.R171]);ABS([.Q178]-[.R178]))" table:style-name="ce1">
            <text:p>0.176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style-name="ce1"/>
          <table:table-cell office:value-type="float" office:value="0.15" table:formula="of:=AVERAGE(ABS([.C151]-[.D151]);ABS([.C158]-[.D158]);ABS([.C165]-[.D165]);ABS([.C172]-[.D172]);ABS([.C179]-[.D179]))" table:style-name="ce1">
            <text:p>0.1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20599999999999996" table:formula="of:=AVERAGE(ABS([.J151]-[.K151]);ABS([.J158]-[.K158]);ABS([.J165]-[.K165]);ABS([.J172]-[.K172]);ABS([.J179]-[.K179]))" table:style-name="ce1">
            <text:p>0.206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style-name="ce1"/>
          <table:table-cell office:value-type="float" office:value="0.15" table:formula="of:=AVERAGE(ABS([.Q151]-[.R151]);ABS([.Q158]-[.R158]);ABS([.Q165]-[.R165]);ABS([.Q172]-[.R172]);ABS([.Q179]-[.R179]))" table:style-name="ce1">
            <text:p>0.15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76" table:style-name="ce1">
            <text:p>0.76</text:p>
          </table:table-cell>
          <table:table-cell table:style-name="ce1"/>
          <table:table-cell office:value-type="float" office:value="0.246" table:formula="of:=AVERAGE(ABS([.C152]-[.D152]);ABS([.C159]-[.D159]);ABS([.C166]-[.D166]);ABS([.C173]-[.D173]);ABS([.C180]-[.D180]))" table:style-name="ce1">
            <text:p>0.246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78" table:style-name="ce1">
            <text:p>0.78</text:p>
          </table:table-cell>
          <table:table-cell table:style-name="ce1"/>
          <table:table-cell office:value-type="float" office:value="0.26200000000000001" table:formula="of:=AVERAGE(ABS([.J152]-[.K152]);ABS([.J159]-[.K159]);ABS([.J166]-[.K166]);ABS([.J173]-[.K173]);ABS([.J180]-[.K180]))" table:style-name="ce1">
            <text:p>0.262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.17799999999999999" table:formula="of:=AVERAGE(ABS([.Q152]-[.R152]);ABS([.Q159]-[.R159]);ABS([.Q166]-[.R166]);ABS([.Q173]-[.R173]);ABS([.Q180]-[.R180]))" table:style-name="ce1">
            <text:p>0.178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189" table:formula="of:=AVERAGE(ABS([.C149]-[.D149]);ABS([.C156]-[.D156]);ABS([.C163]-[.D163]);ABS([.C170]-[.D170]);ABS([.C177]-[.D177]);ABS([.C150]-[.D150]);ABS([.C151]-[.D151]);ABS([.C158]-[.D158]);ABS([.C165]-[.D165]);ABS([.C172]-[.D172]);ABS([.C179]-[.D179]);ABS([.C157]-[.D157]);ABS([.C164]-[.D164]);ABS([.C171]-[.D171]);ABS([.C178]-[.D178]);ABS([.C152]-[.D152]);ABS([.C159]-[.D159]);ABS([.C166]-[.D166]);ABS([.C173]-[.D173]);ABS([.C180]-[.D180]))" table:style-name="ce5">
            <text:p>0.189</text:p>
          </table:table-cell>
          <table:table-cell table:number-columns-repeated="6" table:style-name="ce1"/>
          <table:table-cell office:value-type="float" office:value="0.21499999999999994" table:formula="of:=AVERAGE(ABS([.J149]-[.K149]);ABS([.J156]-[.K156]);ABS([.J163]-[.K163]);ABS([.J170]-[.K170]);ABS([.J177]-[.K177]);ABS([.J150]-[.K150]);ABS([.J151]-[.K151]);ABS([.J158]-[.K158]);ABS([.J165]-[.K165]);ABS([.J172]-[.K172]);ABS([.J179]-[.K179]);ABS([.J157]-[.K157]);ABS([.J164]-[.K164]);ABS([.J171]-[.K171]);ABS([.J178]-[.K178]);ABS([.J152]-[.K152]);ABS([.J159]-[.K159]);ABS([.J166]-[.K166]);ABS([.J173]-[.K173]);ABS([.J180]-[.K180]))" table:style-name="ce5">
            <text:p>0.215</text:p>
          </table:table-cell>
          <table:table-cell table:number-columns-repeated="6" table:style-name="ce1"/>
          <table:table-cell office:value-type="float" office:value="0.22799999999999998" table:formula="of:=AVERAGE(ABS([.Q149]-[.R149]);ABS([.Q156]-[.R156]);ABS([.Q163]-[.R163]);ABS([.Q170]-[.R170]);ABS([.Q177]-[.R177]);ABS([.Q150]-[.R150]);ABS([.Q151]-[.R151]);ABS([.Q158]-[.R158]);ABS([.Q165]-[.R165]);ABS([.Q172]-[.R172]);ABS([.Q179]-[.R179]);ABS([.Q157]-[.R157]);ABS([.Q164]-[.R164]);ABS([.Q171]-[.R171]);ABS([.Q178]-[.R178]);ABS([.Q152]-[.R152]);ABS([.Q159]-[.R159]);ABS([.Q166]-[.R166]);ABS([.Q173]-[.R173]);ABS([.Q180]-[.R180]))" table:style-name="ce5">
            <text:p>0.22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4" table:style-name="ce1"/>
          <table:table-cell office:value-type="float" office:value="0.13798932071569511" table:formula="of:=STDEV(ABS([.C149]-[.D149]);ABS([.C156]-[.D156]);ABS([.C163]-[.D163]);ABS([.C170]-[.D170]);ABS([.C177]-[.D177]);ABS([.C150]-[.D150]);ABS([.C151]-[.D151]);ABS([.C158]-[.D158]);ABS([.C165]-[.D165]);ABS([.C172]-[.D172]);ABS([.C179]-[.D179]);ABS([.C157]-[.D157]);ABS([.C164]-[.D164]);ABS([.C171]-[.D171]);ABS([.C178]-[.D178]);ABS([.C152]-[.D152]);ABS([.C159]-[.D159]);ABS([.C166]-[.D166]);ABS([.C173]-[.D173]);ABS([.C180]-[.D180]))" table:style-name="ce5">
            <text:p>0.137989321</text:p>
          </table:table-cell>
          <table:table-cell table:number-columns-repeated="6" table:style-name="ce1"/>
          <table:table-cell office:value-type="float" office:value="0.14114195914602776" table:formula="of:=STDEV(ABS([.J149]-[.K149]);ABS([.J156]-[.K156]);ABS([.J163]-[.K163]);ABS([.J170]-[.K170]);ABS([.J177]-[.K177]);ABS([.J150]-[.K150]);ABS([.J151]-[.K151]);ABS([.J158]-[.K158]);ABS([.J165]-[.K165]);ABS([.J172]-[.K172]);ABS([.J179]-[.K179]);ABS([.J157]-[.K157]);ABS([.J164]-[.K164]);ABS([.J171]-[.K171]);ABS([.J178]-[.K178]);ABS([.J152]-[.K152]);ABS([.J159]-[.K159]);ABS([.J166]-[.K166]);ABS([.J173]-[.K173]);ABS([.J180]-[.K180]))" table:style-name="ce5">
            <text:p>0.141141959</text:p>
          </table:table-cell>
          <table:table-cell table:number-columns-repeated="6" table:style-name="ce1"/>
          <table:table-cell office:value-type="float" office:value="0.17907951776853362" table:formula="of:=STDEV(ABS([.Q149]-[.R149]);ABS([.Q156]-[.R156]);ABS([.Q163]-[.R163]);ABS([.Q170]-[.R170]);ABS([.Q177]-[.R177]);ABS([.Q150]-[.R150]);ABS([.Q151]-[.R151]);ABS([.Q158]-[.R158]);ABS([.Q165]-[.R165]);ABS([.Q172]-[.R172]);ABS([.Q179]-[.R179]);ABS([.Q157]-[.R157]);ABS([.Q164]-[.R164]);ABS([.Q171]-[.R171]);ABS([.Q178]-[.R178]);ABS([.Q152]-[.R152]);ABS([.Q159]-[.R159]);ABS([.Q166]-[.R166]);ABS([.Q173]-[.R173]);ABS([.Q180]-[.R180]))" table:style-name="ce5">
            <text:p>0.179079518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Frequency(Hz)</text:p>
          </table:table-cell>
          <table:table-cell office:value-type="string" table:style-name="ce4">
            <text:p>Volume</text:p>
          </table:table-cell>
          <table:table-cell office:value-type="string" table:style-name="ce4">
            <text:p>confProb</text:p>
          </table:table-cell>
          <table:table-cell office:value-type="string" table:style-name="ce4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4">
            <text:p>3520</text:p>
          </table:table-cell>
          <table:table-cell office:value-type="float" office:value="32.119999999999997" table:style-name="ce4">
            <text:p>32.12</text:p>
          </table:table-cell>
          <table:table-cell office:value-type="float" office:value="0" table:style-name="ce4">
            <text:p>0</text:p>
          </table:table-cell>
          <table:table-cell office:value-type="float" office:value="0.19" table:style-name="ce4">
            <text:p>0.19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4">
            <text:p>1760</text:p>
          </table:table-cell>
          <table:table-cell office:value-type="float" office:value="24.47" table:style-name="ce4">
            <text:p>24.47</text:p>
          </table:table-cell>
          <table:table-cell office:value-type="float" office:value="0.25" table:style-name="ce4">
            <text:p>0.25</text:p>
          </table:table-cell>
          <table:table-cell office:value-type="float" office:value="0.35" table:style-name="ce4">
            <text:p>0.3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35" table:style-name="ce1">
            <text:p>0.35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4">
            <text:p>880</text:p>
          </table:table-cell>
          <table:table-cell office:value-type="float" office:value="35.799999999999997" table:style-name="ce4">
            <text:p>35.8</text:p>
          </table:table-cell>
          <table:table-cell office:value-type="float" office:value="0.05" table:style-name="ce4">
            <text:p>0.05</text:p>
          </table:table-cell>
          <table:table-cell office:value-type="float" office:value="0.15" table:style-name="ce4">
            <text:p>0.1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.15" table:style-name="ce1">
            <text:p>0.15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float" office:value="34.31" table:style-name="ce4">
            <text:p>34.31</text:p>
          </table:table-cell>
          <table:table-cell office:value-type="float" office:value="0.1" table:style-name="ce4">
            <text:p>0.1</text:p>
          </table:table-cell>
          <table:table-cell office:value-type="float" office:value="0" table:style-name="ce4">
            <text:p>0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.01" table:style-name="ce1">
            <text:p>0.0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.4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59" table:style-name="ce1">
            <text:p>0.59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38" table:style-name="ce1">
            <text:p>0.38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6" table:style-name="ce1">
            <text:p>0.6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38" table:style-name="ce1">
            <text:p>0.38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88" table:style-name="ce1">
            <text:p>0.88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94" table:style-name="ce1">
            <text:p>0.9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7.0000000000000007E-2" table:style-name="ce1">
            <text:p>0.0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19" table:style-name="ce1">
            <text:p>0.19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21" table:style-name="ce1">
            <text:p>0.2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22" table:style-name="ce1">
            <text:p>0.22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52" table:style-name="ce1">
            <text:p>0.5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46" table:style-name="ce1">
            <text:p>0.4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52" table:style-name="ce1">
            <text:p>0.52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0.91" table:style-name="ce1">
            <text:p>0.9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3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.43" table:style-name="ce1">
            <text:p>0.43</text:p>
          </table:table-cell>
          <table:table-cell table:style-name="ce1"/>
          <table:table-cell office:value-type="float" office:value="0.13800000000000001" table:formula="of:=AVERAGE(ABS([.C185]-[.D185]);ABS([.C192]-[.D192]);ABS([.C199]-[.D199]);ABS([.C206]-[.D206]);ABS([.C213]-[.D213]))" table:style-name="ce1">
            <text:p>0.138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.57999999999999996" table:style-name="ce1">
            <text:p>0.58</text:p>
          </table:table-cell>
          <table:table-cell table:style-name="ce1"/>
          <table:table-cell office:value-type="float" office:value="0.13999999999999999" table:formula="of:=AVERAGE(ABS([.J185]-[.K185]);ABS([.J192]-[.K192]);ABS([.J199]-[.K199]);ABS([.J206]-[.K206]);ABS([.J213]-[.K213]))" table:style-name="ce1">
            <text:p>0.14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147.99" table:style-name="ce1">
            <text:p>147.99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5600000000000007" table:formula="of:=AVERAGE(ABS([.Q185]-[.R185]);ABS([.Q192]-[.R192]);ABS([.Q199]-[.R199]);ABS([.Q206]-[.R206]);ABS([.Q213]-[.R213]))" table:style-name="ce1">
            <text:p>0.456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float" office:value="0.26400000000000001" table:formula="of:=AVERAGE(ABS([.C186]-[.D186]);ABS([.C193]-[.D193]);ABS([.C200]-[.D200]);ABS([.C207]-[.D207]);ABS([.C214]-[.D214]))" table:style-name="ce1">
            <text:p>0.264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39" table:style-name="ce1">
            <text:p>0.39</text:p>
          </table:table-cell>
          <table:table-cell table:style-name="ce1"/>
          <table:table-cell office:value-type="float" office:value="0.252" table:formula="of:=AVERAGE(ABS([.J186]-[.K186]);ABS([.J193]-[.K193]);ABS([.J200]-[.K200]);ABS([.J207]-[.K207]);ABS([.J214]-[.K214]))" table:style-name="ce1">
            <text:p>0.252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71.510000000000005" table:style-name="ce1">
            <text:p>71.51</text:p>
          </table:table-cell>
          <table:table-cell office:value-type="float" office:value="0.05" table:style-name="ce1">
            <text:p>0.05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float" office:value="0.26400000000000001" table:formula="of:=AVERAGE(ABS([.Q186]-[.R186]);ABS([.Q193]-[.R193]);ABS([.Q200]-[.R200]);ABS([.Q207]-[.R207]);ABS([.Q214]-[.R214]))" table:style-name="ce1">
            <text:p>0.264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style-name="ce1"/>
          <table:table-cell office:value-type="float" office:value="0.11600000000000002" table:formula="of:=AVERAGE(ABS([.C187]-[.D187]);ABS([.C194]-[.D194]);ABS([.C201]-[.D201]);ABS([.C208]-[.D208]);ABS([.C215]-[.D215]))" table:style-name="ce1">
            <text:p>0.116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17" table:style-name="ce1">
            <text:p>0.17</text:p>
          </table:table-cell>
          <table:table-cell table:style-name="ce1"/>
          <table:table-cell office:value-type="float" office:value="0.17200000000000001" table:formula="of:=AVERAGE(ABS([.J187]-[.K187]);ABS([.J194]-[.K194]);ABS([.J201]-[.K201]);ABS([.J208]-[.K208]);ABS([.J215]-[.K215]))" table:style-name="ce1">
            <text:p>0.172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78.62" table:style-name="ce1">
            <text:p>78.62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table:style-name="ce1"/>
          <table:table-cell office:value-type="float" office:value="0.11600000000000002" table:formula="of:=AVERAGE(ABS([.Q187]-[.R187]);ABS([.Q194]-[.R194]);ABS([.Q201]-[.R201]);ABS([.Q208]-[.R208]);ABS([.Q215]-[.R215]))" table:style-name="ce1">
            <text:p>0.116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93" table:style-name="ce1">
            <text:p>0.93</text:p>
          </table:table-cell>
          <table:table-cell table:style-name="ce1"/>
          <table:table-cell office:value-type="float" office:value="0.31000000000000005" table:formula="of:=AVERAGE(ABS([.C188]-[.D188]);ABS([.C195]-[.D195]);ABS([.C202]-[.D202]);ABS([.C209]-[.D209]);ABS([.C216]-[.D216]))" table:style-name="ce1">
            <text:p>0.31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97" table:style-name="ce1">
            <text:p>0.97</text:p>
          </table:table-cell>
          <table:table-cell table:style-name="ce1"/>
          <table:table-cell office:value-type="float" office:value="0.33200000000000002" table:formula="of:=AVERAGE(ABS([.J188]-[.K188]);ABS([.J195]-[.K195]);ABS([.J202]-[.K202]);ABS([.J209]-[.K209]);ABS([.J216]-[.K216]))" table:style-name="ce1">
            <text:p>0.332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80.98" table:style-name="ce1">
            <text:p>80.98</text:p>
          </table:table-cell>
          <table:table-cell office:value-type="float" office:value="0.5" table:style-name="ce1">
            <text:p>0.5</text:p>
          </table:table-cell>
          <table:table-cell office:value-type="float" office:value="0.08" table:style-name="ce1">
            <text:p>0.08</text:p>
          </table:table-cell>
          <table:table-cell table:style-name="ce1"/>
          <table:table-cell office:value-type="float" office:value="0.19600000000000001" table:formula="of:=AVERAGE(ABS([.Q188]-[.R188]);ABS([.Q195]-[.R195]);ABS([.Q202]-[.R202]);ABS([.Q209]-[.R209]);ABS([.Q216]-[.R216]))" table:style-name="ce1">
            <text:p>0.196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20699999999999999" table:formula="of:=AVERAGE(ABS([.C185]-[.D185]);ABS([.C192]-[.D192]);ABS([.C199]-[.D199]);ABS([.C206]-[.D206]);ABS([.C213]-[.D213]);ABS([.C186]-[.D186]);ABS([.C187]-[.D187]);ABS([.C194]-[.D194]);ABS([.C201]-[.D201]);ABS([.C208]-[.D208]);ABS([.C215]-[.D215]);ABS([.C193]-[.D193]);ABS([.C200]-[.D200]);ABS([.C207]-[.D207]);ABS([.C214]-[.D214]);ABS([.C188]-[.D188]);ABS([.C195]-[.D195]);ABS([.C202]-[.D202]);ABS([.C209]-[.D209]);ABS([.C216]-[.D216]))" table:style-name="ce5">
            <text:p>0.207</text:p>
          </table:table-cell>
          <table:table-cell table:number-columns-repeated="6" table:style-name="ce1"/>
          <table:table-cell office:value-type="float" office:value="0.22400000000000003" table:formula="of:=AVERAGE(ABS([.J185]-[.K185]);ABS([.J192]-[.K192]);ABS([.J199]-[.K199]);ABS([.J206]-[.K206]);ABS([.J213]-[.K213]);ABS([.J186]-[.K186]);ABS([.J187]-[.K187]);ABS([.J194]-[.K194]);ABS([.J201]-[.K201]);ABS([.J208]-[.K208]);ABS([.J215]-[.K215]);ABS([.J193]-[.K193]);ABS([.J200]-[.K200]);ABS([.J207]-[.K207]);ABS([.J214]-[.K214]);ABS([.J188]-[.K188]);ABS([.J195]-[.K195]);ABS([.J202]-[.K202]);ABS([.J209]-[.K209]);ABS([.J216]-[.K216]))" table:style-name="ce5">
            <text:p>0.224</text:p>
          </table:table-cell>
          <table:table-cell table:number-columns-repeated="6" table:style-name="ce1"/>
          <table:table-cell office:value-type="float" office:value="0.25799999999999995" table:formula="of:=AVERAGE(ABS([.Q185]-[.R185]);ABS([.Q192]-[.R192]);ABS([.Q199]-[.R199]);ABS([.Q206]-[.R206]);ABS([.Q213]-[.R213]);ABS([.Q186]-[.R186]);ABS([.Q187]-[.R187]);ABS([.Q194]-[.R194]);ABS([.Q201]-[.R201]);ABS([.Q208]-[.R208]);ABS([.Q215]-[.R215]);ABS([.Q193]-[.R193]);ABS([.Q200]-[.R200]);ABS([.Q207]-[.R207]);ABS([.Q214]-[.R214]);ABS([.Q188]-[.R188]);ABS([.Q195]-[.R195]);ABS([.Q202]-[.R202]);ABS([.Q209]-[.R209]);ABS([.Q216]-[.R216]))" table:style-name="ce5">
            <text:p>0.25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4" table:style-name="ce1"/>
          <table:table-cell office:value-type="float" office:value="0.14553350129781123" table:formula="of:=STDEV(ABS([.C185]-[.D185]);ABS([.C192]-[.D192]);ABS([.C199]-[.D199]);ABS([.C206]-[.D206]);ABS([.C213]-[.D213]);ABS([.C186]-[.D186]);ABS([.C187]-[.D187]);ABS([.C194]-[.D194]);ABS([.C201]-[.D201]);ABS([.C208]-[.D208]);ABS([.C215]-[.D215]);ABS([.C193]-[.D193]);ABS([.C200]-[.D200]);ABS([.C207]-[.D207]);ABS([.C214]-[.D214]);ABS([.C188]-[.D188]);ABS([.C195]-[.D195]);ABS([.C202]-[.D202]);ABS([.C209]-[.D209]);ABS([.C216]-[.D216]))" table:style-name="ce5">
            <text:p>0.145533501</text:p>
          </table:table-cell>
          <table:table-cell table:number-columns-repeated="6" table:style-name="ce1"/>
          <table:table-cell office:value-type="float" office:value="0.16790975019493751" table:formula="of:=STDEV(ABS([.J185]-[.K185]);ABS([.J192]-[.K192]);ABS([.J199]-[.K199]);ABS([.J206]-[.K206]);ABS([.J213]-[.K213]);ABS([.J186]-[.K186]);ABS([.J187]-[.K187]);ABS([.J194]-[.K194]);ABS([.J201]-[.K201]);ABS([.J208]-[.K208]);ABS([.J215]-[.K215]);ABS([.J193]-[.K193]);ABS([.J200]-[.K200]);ABS([.J207]-[.K207]);ABS([.J214]-[.K214]);ABS([.J188]-[.K188]);ABS([.J195]-[.K195]);ABS([.J202]-[.K202]);ABS([.J209]-[.K209]);ABS([.J216]-[.K216]))" table:style-name="ce5">
            <text:p>0.16790975</text:p>
          </table:table-cell>
          <table:table-cell table:number-columns-repeated="6" table:style-name="ce1"/>
          <table:table-cell office:value-type="float" office:value="0.20046262284499516" table:formula="of:=STDEV(ABS([.Q185]-[.R185]);ABS([.Q192]-[.R192]);ABS([.Q199]-[.R199]);ABS([.Q206]-[.R206]);ABS([.Q213]-[.R213]);ABS([.Q186]-[.R186]);ABS([.Q187]-[.R187]);ABS([.Q194]-[.R194]);ABS([.Q201]-[.R201]);ABS([.Q208]-[.R208]);ABS([.Q215]-[.R215]);ABS([.Q193]-[.R193]);ABS([.Q200]-[.R200]);ABS([.Q207]-[.R207]);ABS([.Q214]-[.R214]);ABS([.Q188]-[.R188]);ABS([.Q195]-[.R195]);ABS([.Q202]-[.R202]);ABS([.Q209]-[.R209]);ABS([.Q216]-[.R216]))" table:style-name="ce5">
            <text:p>0.20046262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0" table:style-name="ce1">
            <text:p>0</text:p>
          </table:table-cell>
          <table:table-cell office:value-type="float" office:value="0.67" table:style-name="ce1">
            <text:p>0.67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51" table:style-name="ce1">
            <text:p>0.51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4.47" table:style-name="ce1">
            <text:p>24.47</text:p>
          </table:table-cell>
          <table:table-cell office:value-type="float" office:value="0.25" table:style-name="ce1">
            <text:p>0.25</text:p>
          </table:table-cell>
          <table:table-cell office:value-type="float" office:value="0.51" table:style-name="ce1">
            <text:p>0.51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34.31" table:style-name="ce1">
            <text:p>34.3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.3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41" table:style-name="ce1">
            <text:p>0.4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6.71" table:style-name="ce1">
            <text:p>146.71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38" table:style-name="ce1">
            <text:p>0.3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0.67" table:style-name="ce1">
            <text:p>80.67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56000000000000005" table:style-name="ce1">
            <text:p>0.56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15" table:style-name="ce1">
            <text:p>0.15</text:p>
          </table:table-cell>
          <table:table-cell office:value-type="float" office:value="0.28999999999999998" table:style-name="ce1">
            <text:p>0.29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84" table:style-name="ce1">
            <text:p>0.8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21" table:style-name="ce1">
            <text:p>114.2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15.73" table:style-name="ce1">
            <text:p>115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.08" table:style-name="ce1">
            <text:p>0.0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5.87" table:style-name="ce1">
            <text:p>75.8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5.86" table:style-name="ce1">
            <text:p>75.8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32" table:style-name="ce1">
            <text:p>0.3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.3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1.86" table:style-name="ce1">
            <text:p>61.86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" table:style-name="ce1">
            <text:p>0</text:p>
          </table:table-cell>
          <table:table-cell office:value-type="float" office:value="0.61" table:style-name="ce1">
            <text:p>0.61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80.680000000000007" table:style-name="ce1">
            <text:p>80.68</text:p>
          </table:table-cell>
          <table:table-cell office:value-type="float" office:value="0.05" table:style-name="ce1">
            <text:p>0.05</text:p>
          </table:table-cell>
          <table:table-cell office:value-type="float" office:value="0.28999999999999998" table:style-name="ce1">
            <text:p>0.29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49" table:style-name="ce1">
            <text:p>0.49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38" table:style-name="ce1">
            <text:p>0.3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87.28" table:style-name="ce1">
            <text:p>87.28</text:p>
          </table:table-cell>
          <table:table-cell office:value-type="float" office:value="0.2" table:style-name="ce1">
            <text:p>0.2</text:p>
          </table:table-cell>
          <table:table-cell office:value-type="float" office:value="0.49" table:style-name="ce1">
            <text:p>0.49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0.84" table:style-name="ce1">
            <text:p>0.8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0.84" table:style-name="ce1">
            <text:p>0.8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224.68" table:style-name="ce1">
            <text:p>224.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number-rows-repeated="1048360" table:style-name="ro1">
          <table:table-cell table:number-columns-repeated="16384"/>
        </table:table-row>
      </table:table>
      <table:table table:name="WhiteCalibCrowdConf" table:style-name="ta3"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6" table:default-cell-style-name="ce1"/>
        <table:table-column table:style-name="co19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0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10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77749999999999997" table:formula="of:=AVERAGE(ABS([.C12]-[.D12]);ABS([.C19]-[.D19]);ABS([.C26]-[.D26]);ABS([.C33]-[.D33]))" table:style-name="ce1">
            <text:p>0.777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12" table:style-name="ce1">
            <text:p>0.12</text:p>
          </table:table-cell>
          <table:table-cell table:style-name="ce1"/>
          <table:table-cell office:value-type="float" office:value="0.74" table:formula="of:=AVERAGE(ABS([.J12]-[.K12]);ABS([.J19]-[.K19]);ABS([.J26]-[.K26]);ABS([.J33]-[.K33]))" table:style-name="ce1">
            <text:p>0.74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float" office:value="0.66999999999999993" table:formula="of:=AVERAGE(ABS([.Q12]-[.R12]);ABS([.Q19]-[.R19]);ABS([.Q26]-[.R26]);ABS([.Q33]-[.R33]))" table:style-name="ce1">
            <text:p>0.67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14000000000000001" table:style-name="ce1">
            <text:p>0.14</text:p>
          </table:table-cell>
          <table:table-cell table:style-name="ce1"/>
          <table:table-cell office:value-type="float" office:value="0.49999999999999994" table:formula="of:=AVERAGE(ABS([.C13]-[.D13]);ABS([.C20]-[.D20]);ABS([.C27]-[.D27]);ABS([.C34]-[.D34]))" table:style-name="ce1">
            <text:p>0.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.48749999999999993" table:formula="of:=AVERAGE(ABS([.J13]-[.K13]);ABS([.J20]-[.K20]);ABS([.J27]-[.K27]);ABS([.J34]-[.K34]))" table:style-name="ce1">
            <text:p>0.487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14000000000000001" table:style-name="ce1">
            <text:p>0.14</text:p>
          </table:table-cell>
          <table:table-cell table:style-name="ce1"/>
          <table:table-cell office:value-type="float" office:value="0.49999999999999994" table:formula="of:=AVERAGE(ABS([.Q13]-[.R13]);ABS([.Q20]-[.R20]);ABS([.Q27]-[.R27]);ABS([.Q34]-[.R34]))" table:style-name="ce1">
            <text:p>0.5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28000000000000003" table:style-name="ce1">
            <text:p>0.28</text:p>
          </table:table-cell>
          <table:table-cell table:style-name="ce1"/>
          <table:table-cell office:value-type="float" office:value="0.35" table:formula="of:=AVERAGE(ABS([.C14]-[.D14]);ABS([.C21]-[.D21]);ABS([.C28]-[.D28]);ABS([.C35]-[.D35]))" table:style-name="ce1">
            <text:p>0.3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17" table:style-name="ce1">
            <text:p>0.17</text:p>
          </table:table-cell>
          <table:table-cell table:style-name="ce1"/>
          <table:table-cell office:value-type="float" office:value="0.33749999999999997" table:formula="of:=AVERAGE(ABS([.J14]-[.K14]);ABS([.J21]-[.K21]);ABS([.J28]-[.K28]);ABS([.J35]-[.K35]))" table:style-name="ce1">
            <text:p>0.337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28000000000000003" table:style-name="ce1">
            <text:p>0.28</text:p>
          </table:table-cell>
          <table:table-cell table:style-name="ce1"/>
          <table:table-cell office:value-type="float" office:value="0.35" table:formula="of:=AVERAGE(ABS([.Q14]-[.R14]);ABS([.Q21]-[.R21]);ABS([.Q28]-[.R28]);ABS([.Q35]-[.R35]))" table:style-name="ce1">
            <text:p>0.35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.45499999999999996" table:formula="of:=AVERAGE(ABS([.C15]-[.D15]);ABS([.C22]-[.D22]);ABS([.C29]-[.D29]);ABS([.C36]-[.D36]))" table:style-name="ce1">
            <text:p>0.45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style-name="ce1"/>
          <table:table-cell office:value-type="float" office:value="0.46250000000000002" table:formula="of:=AVERAGE(ABS([.J15]-[.K15]);ABS([.J22]-[.K22]);ABS([.J29]-[.K29]);ABS([.J36]-[.K36]))" table:style-name="ce1">
            <text:p>0.462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75" table:formula="of:=AVERAGE(ABS([.Q15]-[.R15]);ABS([.Q22]-[.R22]);ABS([.Q29]-[.R29]);ABS([.Q36]-[.R36]))" table:style-name="ce1">
            <text:p>0.375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520625" table:formula="of:=AVERAGE(ABS([.C12]-[.D12]);ABS([.C19]-[.D19]);ABS([.C26]-[.D26]);ABS([.C33]-[.D33]);ABS([.C13]-[.D13]);ABS([.C20]-[.D20]);ABS([.C27]-[.D27]);ABS([.C34]-[.D34]);ABS([.C14]-[.D14]);ABS([.C21]-[.D21]);ABS([.C28]-[.D28]);ABS([.C35]-[.D35]);ABS([.C15]-[.D15]);ABS([.C22]-[.D22]);ABS([.C29]-[.D29]);ABS([.C36]-[.D36]))" table:style-name="ce5">
            <text:p>0.520625</text:p>
          </table:table-cell>
          <table:table-cell table:number-columns-repeated="6" table:style-name="ce1"/>
          <table:table-cell office:value-type="float" office:value="0.50687500000000008" table:formula="of:=AVERAGE(ABS([.J12]-[.K12]);ABS([.J19]-[.K19]);ABS([.J26]-[.K26]);ABS([.J33]-[.K33]);ABS([.J13]-[.K13]);ABS([.J20]-[.K20]);ABS([.J27]-[.K27]);ABS([.J34]-[.K34]);ABS([.J14]-[.K14]);ABS([.J21]-[.K21]);ABS([.J28]-[.K28]);ABS([.J35]-[.K35]);ABS([.J15]-[.K15]);ABS([.J22]-[.K22]);ABS([.J29]-[.K29]);ABS([.J36]-[.K36]))" table:style-name="ce5">
            <text:p>0.506875</text:p>
          </table:table-cell>
          <table:table-cell table:number-columns-repeated="6" table:style-name="ce1"/>
          <table:table-cell office:value-type="float" office:value="0.47375" table:formula="of:=AVERAGE(ABS([.Q12]-[.R12]);ABS([.Q19]-[.R19]);ABS([.Q26]-[.R26]);ABS([.Q33]-[.R33]);ABS([.Q13]-[.R13]);ABS([.Q20]-[.R20]);ABS([.Q27]-[.R27]);ABS([.Q34]-[.R34]);ABS([.Q14]-[.R14]);ABS([.Q21]-[.R21]);ABS([.Q28]-[.R28]);ABS([.Q35]-[.R35]);ABS([.Q15]-[.R15]);ABS([.Q22]-[.R22]);ABS([.Q29]-[.R29]);ABS([.Q36]-[.R36]))" table:style-name="ce5">
            <text:p>0.4737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4" table:style-name="ce1"/>
          <table:table-cell office:value-type="float" office:value="0.27233481231748546" table:formula="of:=STDEV(ABS([.C12]-[.D12]);ABS([.C19]-[.D19]);ABS([.C26]-[.D26]);ABS([.C33]-[.D33]);ABS([.C13]-[.D13]);ABS([.C20]-[.D20]);ABS([.C27]-[.D27]);ABS([.C34]-[.D34]);ABS([.C14]-[.D14]);ABS([.C21]-[.D21]);ABS([.C28]-[.D28]);ABS([.C35]-[.D35]);ABS([.C15]-[.D15]);ABS([.C22]-[.D22]);ABS([.C29]-[.D29]);ABS([.C36]-[.D36]))" table:style-name="ce5">
            <text:p>0.272334812</text:p>
          </table:table-cell>
          <table:table-cell table:number-columns-repeated="6" table:style-name="ce1"/>
          <table:table-cell office:value-type="float" office:value="0.23851537336895762" table:formula="of:=STDEV(ABS([.J12]-[.K12]);ABS([.J19]-[.K19]);ABS([.J26]-[.K26]);ABS([.J33]-[.K33]);ABS([.J13]-[.K13]);ABS([.J20]-[.K20]);ABS([.J27]-[.K27]);ABS([.J34]-[.K34]);ABS([.J14]-[.K14]);ABS([.J21]-[.K21]);ABS([.J28]-[.K28]);ABS([.J35]-[.K35]);ABS([.J15]-[.K15]);ABS([.J22]-[.K22]);ABS([.J29]-[.K29]);ABS([.J36]-[.K36]))" table:style-name="ce5">
            <text:p>0.238515373</text:p>
          </table:table-cell>
          <table:table-cell table:number-columns-repeated="6" table:style-name="ce1"/>
          <table:table-cell office:value-type="float" office:value="0.31620404804492935" table:formula="of:=STDEV(ABS([.Q12]-[.R12]);ABS([.Q19]-[.R19]);ABS([.Q26]-[.R26]);ABS([.Q33]-[.R33]);ABS([.Q13]-[.R13]);ABS([.Q20]-[.R20]);ABS([.Q27]-[.R27]);ABS([.Q34]-[.R34]);ABS([.Q14]-[.R14]);ABS([.Q21]-[.R21]);ABS([.Q28]-[.R28]);ABS([.Q35]-[.R35]);ABS([.Q15]-[.R15]);ABS([.Q22]-[.R22]);ABS([.Q29]-[.R29]);ABS([.Q36]-[.R36]))" table:style-name="ce5">
            <text:p>0.31620404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11" table:style-name="ce1">
            <text:p>0.1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28000000000000003" table:style-name="ce1">
            <text:p>0.2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28000000000000003" table:style-name="ce1">
            <text:p>0.28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49" table:style-name="ce1">
            <text:p>0.49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52" table:style-name="ce1">
            <text:p>0.5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.5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.13" table:style-name="ce1">
            <text:p>0.1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.21" table:style-name="ce1">
            <text:p>0.2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.02" table:style-name="ce1">
            <text:p>0.0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.06" table:style-name="ce1">
            <text:p>0.06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.02" table:style-name="ce1">
            <text:p>0.02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31" table:style-name="ce1">
            <text:p>0.31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53" table:style-name="ce1">
            <text:p>0.53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52" table:style-name="ce1">
            <text:p>0.52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5" table:style-name="ce1">
            <text:p>0.3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4" table:style-name="ce1">
            <text:p>0.34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6" table:style-name="ce1">
            <text:p>0.7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68" table:style-name="ce1">
            <text:p>0.6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6" table:style-name="ce1">
            <text:p>0.76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62" table:style-name="ce1">
            <text:p>0.6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87" table:style-name="ce1">
            <text:p>0.87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9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14" table:style-name="ce1"/>
          <table:table-cell table:number-columns-repeated="4" table:style-name="ce4"/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16" table:style-name="ce1">
            <text:p>0.16</text:p>
          </table:table-cell>
          <table:table-cell table:style-name="ce1"/>
          <table:table-cell office:value-type="float" office:value="0.76749999999999996" table:formula="of:=AVERAGE(ABS([.C48]-[.D48]);ABS([.C55]-[.D55]);ABS([.C62]-[.D62]);ABS([.C69]-[.D69]))" table:style-name="ce1">
            <text:p>0.767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13" table:style-name="ce1">
            <text:p>0.13</text:p>
          </table:table-cell>
          <table:table-cell table:style-name="ce1"/>
          <table:table-cell office:value-type="float" office:value="0.73499999999999988" table:formula="of:=AVERAGE(ABS([.J48]-[.K48]);ABS([.J55]-[.K55]);ABS([.J62]-[.K62]);ABS([.J69]-[.K69]))" table:style-name="ce1">
            <text:p>0.73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33" table:style-name="ce1">
            <text:p>0.33</text:p>
          </table:table-cell>
          <table:table-cell table:style-name="ce1"/>
          <table:table-cell office:value-type="float" office:value="0.64749999999999996" table:formula="of:=AVERAGE(ABS([.Q48]-[.R48]);ABS([.Q55]-[.R55]);ABS([.Q62]-[.R62]);ABS([.Q69]-[.R69]))" table:style-name="ce1">
            <text:p>0.6475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16" table:style-name="ce1">
            <text:p>0.16</text:p>
          </table:table-cell>
          <table:table-cell table:style-name="ce1"/>
          <table:table-cell office:value-type="float" office:value="0.495" table:formula="of:=AVERAGE(ABS([.C49]-[.D49]);ABS([.C56]-[.D56]);ABS([.C63]-[.D63]);ABS([.C70]-[.D70]))" table:style-name="ce1">
            <text:p>0.49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21" table:style-name="ce1">
            <text:p>0.21</text:p>
          </table:table-cell>
          <table:table-cell table:style-name="ce1"/>
          <table:table-cell office:value-type="float" office:value="0.48749999999999993" table:formula="of:=AVERAGE(ABS([.J49]-[.K49]);ABS([.J56]-[.K56]);ABS([.J63]-[.K63]);ABS([.J70]-[.K70]))" table:style-name="ce1">
            <text:p>0.487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16" table:style-name="ce1">
            <text:p>0.16</text:p>
          </table:table-cell>
          <table:table-cell table:style-name="ce1"/>
          <table:table-cell office:value-type="float" office:value="0.495" table:formula="of:=AVERAGE(ABS([.Q49]-[.R49]);ABS([.Q56]-[.R56]);ABS([.Q63]-[.R63]);ABS([.Q70]-[.R70]))" table:style-name="ce1">
            <text:p>0.495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31" table:style-name="ce1">
            <text:p>0.31</text:p>
          </table:table-cell>
          <table:table-cell table:style-name="ce1"/>
          <table:table-cell office:value-type="float" office:value="0.34499999999999997" table:formula="of:=AVERAGE(ABS([.C50]-[.D50]);ABS([.C57]-[.D57]);ABS([.C64]-[.D64]);ABS([.C71]-[.D71]))" table:style-name="ce1">
            <text:p>0.34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19" table:style-name="ce1">
            <text:p>0.19</text:p>
          </table:table-cell>
          <table:table-cell table:style-name="ce1"/>
          <table:table-cell office:value-type="float" office:value="0.33499999999999996" table:formula="of:=AVERAGE(ABS([.J50]-[.K50]);ABS([.J57]-[.K57]);ABS([.J64]-[.K64]);ABS([.J71]-[.K71]))" table:style-name="ce1">
            <text:p>0.33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31" table:style-name="ce1">
            <text:p>0.31</text:p>
          </table:table-cell>
          <table:table-cell table:style-name="ce1"/>
          <table:table-cell office:value-type="float" office:value="0.34499999999999997" table:formula="of:=AVERAGE(ABS([.Q50]-[.R50]);ABS([.Q57]-[.R57]);ABS([.Q64]-[.R64]);ABS([.Q71]-[.R71]))" table:style-name="ce1">
            <text:p>0.345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45999999999999996" table:formula="of:=AVERAGE(ABS([.C51]-[.D51]);ABS([.C58]-[.D58]);ABS([.C65]-[.D65]);ABS([.C72]-[.D72]))" table:style-name="ce1">
            <text:p>0.46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table:style-name="ce1"/>
          <table:table-cell office:value-type="float" office:value="0.46499999999999997" table:formula="of:=AVERAGE(ABS([.J51]-[.K51]);ABS([.J58]-[.K58]);ABS([.J65]-[.K65]);ABS([.J72]-[.K72]))" table:style-name="ce1">
            <text:p>0.46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7" table:formula="of:=AVERAGE(ABS([.Q51]-[.R51]);ABS([.Q58]-[.R58]);ABS([.Q65]-[.R65]);ABS([.Q72]-[.R72]))" table:style-name="ce1">
            <text:p>0.37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51687500000000008" table:formula="of:=AVERAGE(ABS([.C48]-[.D48]);ABS([.C55]-[.D55]);ABS([.C62]-[.D62]);ABS([.C69]-[.D69]);ABS([.C49]-[.D49]);ABS([.C56]-[.D56]);ABS([.C63]-[.D63]);ABS([.C70]-[.D70]);ABS([.C50]-[.D50]);ABS([.C57]-[.D57]);ABS([.C64]-[.D64]);ABS([.C71]-[.D71]);ABS([.C51]-[.D51]);ABS([.C58]-[.D58]);ABS([.C65]-[.D65]);ABS([.C72]-[.D72]))" table:style-name="ce5">
            <text:p>0.516875</text:p>
          </table:table-cell>
          <table:table-cell table:number-columns-repeated="6" table:style-name="ce1"/>
          <table:table-cell office:value-type="float" office:value="0.50562499999999988" table:formula="of:=AVERAGE(ABS([.J48]-[.K48]);ABS([.J55]-[.K55]);ABS([.J62]-[.K62]);ABS([.J69]-[.K69]);ABS([.J49]-[.K49]);ABS([.J56]-[.K56]);ABS([.J63]-[.K63]);ABS([.J70]-[.K70]);ABS([.J50]-[.K50]);ABS([.J57]-[.K57]);ABS([.J64]-[.K64]);ABS([.J71]-[.K71]);ABS([.J51]-[.K51]);ABS([.J58]-[.K58]);ABS([.J65]-[.K65]);ABS([.J72]-[.K72]))" table:style-name="ce5">
            <text:p>0.505625</text:p>
          </table:table-cell>
          <table:table-cell table:number-columns-repeated="6" table:style-name="ce1"/>
          <table:table-cell office:value-type="float" office:value="0.46437500000000009" table:formula="of:=AVERAGE(ABS([.Q48]-[.R48]);ABS([.Q55]-[.R55]);ABS([.Q62]-[.R62]);ABS([.Q69]-[.R69]);ABS([.Q49]-[.R49]);ABS([.Q56]-[.R56]);ABS([.Q63]-[.R63]);ABS([.Q70]-[.R70]);ABS([.Q50]-[.R50]);ABS([.Q57]-[.R57]);ABS([.Q64]-[.R64]);ABS([.Q71]-[.R71]);ABS([.Q51]-[.R51]);ABS([.Q58]-[.R58]);ABS([.Q65]-[.R65]);ABS([.Q72]-[.R72]))" table:style-name="ce5">
            <text:p>0.46437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4" table:style-name="ce1"/>
          <table:table-cell office:value-type="float" office:value="0.27630221980046876" table:formula="of:=STDEV(ABS([.C48]-[.D48]);ABS([.C55]-[.D55]);ABS([.C62]-[.D62]);ABS([.C69]-[.D69]);ABS([.C49]-[.D49]);ABS([.C56]-[.D56]);ABS([.C63]-[.D63]);ABS([.C70]-[.D70]);ABS([.C50]-[.D50]);ABS([.C57]-[.D57]);ABS([.C64]-[.D64]);ABS([.C71]-[.D71]);ABS([.C51]-[.D51]);ABS([.C58]-[.D58]);ABS([.C65]-[.D65]);ABS([.C72]-[.D72]))" table:style-name="ce5">
            <text:p>0.27630222</text:p>
          </table:table-cell>
          <table:table-cell table:number-columns-repeated="6" table:style-name="ce1"/>
          <table:table-cell office:value-type="float" office:value="0.25027901097242133" table:formula="of:=STDEV(ABS([.J48]-[.K48]);ABS([.J55]-[.K55]);ABS([.J62]-[.K62]);ABS([.J69]-[.K69]);ABS([.J49]-[.K49]);ABS([.J56]-[.K56]);ABS([.J63]-[.K63]);ABS([.J70]-[.K70]);ABS([.J50]-[.K50]);ABS([.J57]-[.K57]);ABS([.J64]-[.K64]);ABS([.J71]-[.K71]);ABS([.J51]-[.K51]);ABS([.J58]-[.K58]);ABS([.J65]-[.K65]);ABS([.J72]-[.K72]))" table:style-name="ce5">
            <text:p>0.250279011</text:p>
          </table:table-cell>
          <table:table-cell table:number-columns-repeated="6" table:style-name="ce1"/>
          <table:table-cell office:value-type="float" office:value="0.31172570742026795" table:formula="of:=STDEV(ABS([.Q48]-[.R48]);ABS([.Q55]-[.R55]);ABS([.Q62]-[.R62]);ABS([.Q69]-[.R69]);ABS([.Q49]-[.R49]);ABS([.Q56]-[.R56]);ABS([.Q63]-[.R63]);ABS([.Q70]-[.R70]);ABS([.Q50]-[.R50]);ABS([.Q57]-[.R57]);ABS([.Q64]-[.R64]);ABS([.Q71]-[.R71]);ABS([.Q51]-[.R51]);ABS([.Q58]-[.R58]);ABS([.Q65]-[.R65]);ABS([.Q72]-[.R72]))" table:style-name="ce5">
            <text:p>0.311725707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27" table:style-name="ce1">
            <text:p>0.27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38" table:style-name="ce1">
            <text:p>0.3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31" table:style-name="ce1">
            <text:p>0.31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52" table:style-name="ce1">
            <text:p>0.5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27" table:style-name="ce1">
            <text:p>0.27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.58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62" table:style-name="ce1">
            <text:p>0.6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.13" table:style-name="ce1">
            <text:p>0.1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.02" table:style-name="ce1">
            <text:p>0.0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.06" table:style-name="ce1">
            <text:p>0.06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.02" table:style-name="ce1">
            <text:p>0.02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3" table:style-name="ce1">
            <text:p>0.3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3" table:style-name="ce1">
            <text:p>0.3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.4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51" table:style-name="ce1">
            <text:p>0.51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56000000000000005" table:style-name="ce1">
            <text:p>0.56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5" table:style-name="ce1">
            <text:p>0.3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2" table:style-name="ce1">
            <text:p>0.3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5" table:style-name="ce1">
            <text:p>0.35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4" table:style-name="ce1">
            <text:p>0.74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66" table:style-name="ce1">
            <text:p>0.6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4" table:style-name="ce1">
            <text:p>0.74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.6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86" table:style-name="ce1">
            <text:p>0.86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8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16" table:style-name="ce1">
            <text:p>0.16</text:p>
          </table:table-cell>
          <table:table-cell table:style-name="ce1"/>
          <table:table-cell office:value-type="float" office:value="0.76" table:formula="of:=AVERAGE(ABS([.C84]-[.D84]);ABS([.C91]-[.D91]);ABS([.C98]-[.D98]);ABS([.C105]-[.D105]))" table:style-name="ce1">
            <text:p>0.76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72749999999999992" table:formula="of:=AVERAGE(ABS([.J84]-[.K84]);ABS([.J91]-[.K91]);ABS([.J98]-[.K98]);ABS([.J105]-[.K105]))" table:style-name="ce1">
            <text:p>0.727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25" table:style-name="ce1">
            <text:p>0.25</text:p>
          </table:table-cell>
          <table:table-cell table:style-name="ce1"/>
          <table:table-cell office:value-type="float" office:value="0.65999999999999992" table:formula="of:=AVERAGE(ABS([.Q84]-[.R84]);ABS([.Q91]-[.R91]);ABS([.Q98]-[.R98]);ABS([.Q105]-[.R105]))" table:style-name="ce1">
            <text:p>0.66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18" table:style-name="ce1">
            <text:p>0.18</text:p>
          </table:table-cell>
          <table:table-cell table:style-name="ce1"/>
          <table:table-cell office:value-type="float" office:value="0.48" table:formula="of:=AVERAGE(ABS([.C85]-[.D85]);ABS([.C92]-[.D92]);ABS([.C99]-[.D99]);ABS([.C106]-[.D106]))" table:style-name="ce1">
            <text:p>0.48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23" table:style-name="ce1">
            <text:p>0.23</text:p>
          </table:table-cell>
          <table:table-cell table:style-name="ce1"/>
          <table:table-cell office:value-type="float" office:value="0.47249999999999998" table:formula="of:=AVERAGE(ABS([.J85]-[.K85]);ABS([.J92]-[.K92]);ABS([.J99]-[.K99]);ABS([.J106]-[.K106]))" table:style-name="ce1">
            <text:p>0.472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18" table:style-name="ce1">
            <text:p>0.18</text:p>
          </table:table-cell>
          <table:table-cell table:style-name="ce1"/>
          <table:table-cell office:value-type="float" office:value="0.48" table:formula="of:=AVERAGE(ABS([.Q85]-[.R85]);ABS([.Q92]-[.R92]);ABS([.Q99]-[.R99]);ABS([.Q106]-[.R106]))" table:style-name="ce1">
            <text:p>0.48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25" table:style-name="ce1">
            <text:p>0.25</text:p>
          </table:table-cell>
          <table:table-cell table:style-name="ce1"/>
          <table:table-cell office:value-type="float" office:value="0.34250000000000003" table:formula="of:=AVERAGE(ABS([.C86]-[.D86]);ABS([.C93]-[.D93]);ABS([.C100]-[.D100]);ABS([.C107]-[.D107]))" table:style-name="ce1">
            <text:p>0.342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19" table:style-name="ce1">
            <text:p>0.19</text:p>
          </table:table-cell>
          <table:table-cell table:style-name="ce1"/>
          <table:table-cell office:value-type="float" office:value="0.30999999999999994" table:formula="of:=AVERAGE(ABS([.J86]-[.K86]);ABS([.J93]-[.K93]);ABS([.J100]-[.K100]);ABS([.J107]-[.K107]))" table:style-name="ce1">
            <text:p>0.31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25" table:style-name="ce1">
            <text:p>0.25</text:p>
          </table:table-cell>
          <table:table-cell table:style-name="ce1"/>
          <table:table-cell office:value-type="float" office:value="0.34250000000000003" table:formula="of:=AVERAGE(ABS([.Q86]-[.R86]);ABS([.Q93]-[.R93]);ABS([.Q100]-[.R100]);ABS([.Q107]-[.R107]))" table:style-name="ce1">
            <text:p>0.3425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table:style-name="ce1"/>
          <table:table-cell office:value-type="float" office:value="0.47500000000000003" table:formula="of:=AVERAGE(ABS([.C87]-[.D87]);ABS([.C94]-[.D94]);ABS([.C101]-[.D101]);ABS([.C108]-[.D108]))" table:style-name="ce1">
            <text:p>0.47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.18</text:p>
          </table:table-cell>
          <table:table-cell table:style-name="ce1"/>
          <table:table-cell office:value-type="float" office:value="0.47749999999999998" table:formula="of:=AVERAGE(ABS([.J87]-[.K87]);ABS([.J94]-[.K94]);ABS([.J101]-[.K101]);ABS([.J108]-[.K108]))" table:style-name="ce1">
            <text:p>0.477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725" table:formula="of:=AVERAGE(ABS([.Q87]-[.R87]);ABS([.Q94]-[.R94]);ABS([.Q101]-[.R101]);ABS([.Q108]-[.R108]))" table:style-name="ce1">
            <text:p>0.3725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51437500000000003" table:formula="of:=AVERAGE(ABS([.C84]-[.D84]);ABS([.C91]-[.D91]);ABS([.C98]-[.D98]);ABS([.C105]-[.D105]);ABS([.C85]-[.D85]);ABS([.C92]-[.D92]);ABS([.C99]-[.D99]);ABS([.C106]-[.D106]);ABS([.C86]-[.D86]);ABS([.C93]-[.D93]);ABS([.C100]-[.D100]);ABS([.C107]-[.D107]);ABS([.C87]-[.D87]);ABS([.C94]-[.D94]);ABS([.C101]-[.D101]);ABS([.C108]-[.D108]))" table:style-name="ce5">
            <text:p>0.514375</text:p>
          </table:table-cell>
          <table:table-cell table:number-columns-repeated="6" table:style-name="ce1"/>
          <table:table-cell office:value-type="float" office:value="0.49687500000000001" table:formula="of:=AVERAGE(ABS([.J84]-[.K84]);ABS([.J91]-[.K91]);ABS([.J98]-[.K98]);ABS([.J105]-[.K105]);ABS([.J85]-[.K85]);ABS([.J92]-[.K92]);ABS([.J99]-[.K99]);ABS([.J106]-[.K106]);ABS([.J86]-[.K86]);ABS([.J93]-[.K93]);ABS([.J100]-[.K100]);ABS([.J107]-[.K107]);ABS([.J87]-[.K87]);ABS([.J94]-[.K94]);ABS([.J101]-[.K101]);ABS([.J108]-[.K108]))" table:style-name="ce5">
            <text:p>0.496875</text:p>
          </table:table-cell>
          <table:table-cell table:number-columns-repeated="6" table:style-name="ce1"/>
          <table:table-cell office:value-type="float" office:value="0.46375" table:formula="of:=AVERAGE(ABS([.Q84]-[.R84]);ABS([.Q91]-[.R91]);ABS([.Q98]-[.R98]);ABS([.Q105]-[.R105]);ABS([.Q85]-[.R85]);ABS([.Q92]-[.R92]);ABS([.Q99]-[.R99]);ABS([.Q106]-[.R106]);ABS([.Q86]-[.R86]);ABS([.Q93]-[.R93]);ABS([.Q100]-[.R100]);ABS([.Q107]-[.R107]);ABS([.Q87]-[.R87]);ABS([.Q94]-[.R94]);ABS([.Q101]-[.R101]);ABS([.Q108]-[.R108]))" table:style-name="ce5">
            <text:p>0.4637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4" table:style-name="ce1"/>
          <table:table-cell office:value-type="float" office:value="0.2756076619641285" table:formula="of:=STDEV(ABS([.C84]-[.D84]);ABS([.C91]-[.D91]);ABS([.C98]-[.D98]);ABS([.C105]-[.D105]);ABS([.C85]-[.D85]);ABS([.C92]-[.D92]);ABS([.C99]-[.D99]);ABS([.C106]-[.D106]);ABS([.C86]-[.D86]);ABS([.C93]-[.D93]);ABS([.C100]-[.D100]);ABS([.C107]-[.D107]);ABS([.C87]-[.D87]);ABS([.C94]-[.D94]);ABS([.C101]-[.D101]);ABS([.C108]-[.D108]))" table:style-name="ce5">
            <text:p>0.275607662</text:p>
          </table:table-cell>
          <table:table-cell table:number-columns-repeated="6" table:style-name="ce1"/>
          <table:table-cell office:value-type="float" office:value="0.2577781669058366" table:formula="of:=STDEV(ABS([.J84]-[.K84]);ABS([.J91]-[.K91]);ABS([.J98]-[.K98]);ABS([.J105]-[.K105]);ABS([.J85]-[.K85]);ABS([.J92]-[.K92]);ABS([.J99]-[.K99]);ABS([.J106]-[.K106]);ABS([.J86]-[.K86]);ABS([.J93]-[.K93]);ABS([.J100]-[.K100]);ABS([.J107]-[.K107]);ABS([.J87]-[.K87]);ABS([.J94]-[.K94]);ABS([.J101]-[.K101]);ABS([.J108]-[.K108]))" table:style-name="ce5">
            <text:p>0.257778167</text:p>
          </table:table-cell>
          <table:table-cell table:number-columns-repeated="6" table:style-name="ce1"/>
          <table:table-cell office:value-type="float" office:value="0.31270593214712117" table:formula="of:=STDEV(ABS([.Q84]-[.R84]);ABS([.Q91]-[.R91]);ABS([.Q98]-[.R98]);ABS([.Q105]-[.R105]);ABS([.Q85]-[.R85]);ABS([.Q92]-[.R92]);ABS([.Q99]-[.R99]);ABS([.Q106]-[.R106]);ABS([.Q86]-[.R86]);ABS([.Q93]-[.R93]);ABS([.Q100]-[.R100]);ABS([.Q107]-[.R107]);ABS([.Q87]-[.R87]);ABS([.Q94]-[.R94]);ABS([.Q101]-[.R101]);ABS([.Q108]-[.R108]))" table:style-name="ce5">
            <text:p>0.31270593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24" table:style-name="ce1">
            <text:p>0.24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35" table:style-name="ce1">
            <text:p>0.3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35" table:style-name="ce1">
            <text:p>0.3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56000000000000005" table:style-name="ce1">
            <text:p>0.56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.02" table:style-name="ce1">
            <text:p>0.0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7.0000000000000007E-2" table:style-name="ce1">
            <text:p>0.0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.02" table:style-name="ce1">
            <text:p>0.02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32" table:style-name="ce1">
            <text:p>0.3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32" table:style-name="ce1">
            <text:p>0.32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37" table:style-name="ce1">
            <text:p>0.3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.3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53" table:style-name="ce1">
            <text:p>0.53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28000000000000003" table:style-name="ce1">
            <text:p>0.2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62" table:style-name="ce1">
            <text:p>0.62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9" table:style-name="ce1">
            <text:p>0.39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9" table:style-name="ce1">
            <text:p>0.39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6" table:style-name="ce1">
            <text:p>0.7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" table:style-name="ce1">
            <text:p>0.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6" table:style-name="ce1">
            <text:p>0.76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76" table:style-name="ce1">
            <text:p>0.7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74" table:style-name="ce1">
            <text:p>0.7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84" table:style-name="ce1">
            <text:p>0.84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7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18" table:style-name="ce1">
            <text:p>0.18</text:p>
          </table:table-cell>
          <table:table-cell table:style-name="ce1"/>
          <table:table-cell office:value-type="float" office:value="0.76249999999999996" table:formula="of:=AVERAGE(ABS([.C120]-[.D120]);ABS([.C127]-[.D127]);ABS([.C134]-[.D134]);ABS([.C141]-[.D141]))" table:style-name="ce1">
            <text:p>0.762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17" table:style-name="ce1">
            <text:p>0.17</text:p>
          </table:table-cell>
          <table:table-cell table:style-name="ce1"/>
          <table:table-cell office:value-type="float" office:value="0.73499999999999988" table:formula="of:=AVERAGE(ABS([.J120]-[.K120]);ABS([.J127]-[.K127]);ABS([.J134]-[.K134]);ABS([.J141]-[.K141]))" table:style-name="ce1">
            <text:p>0.73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28999999999999998" table:style-name="ce1">
            <text:p>0.29</text:p>
          </table:table-cell>
          <table:table-cell table:style-name="ce1"/>
          <table:table-cell office:value-type="float" office:value="0.62249999999999994" table:formula="of:=AVERAGE(ABS([.Q120]-[.R120]);ABS([.Q127]-[.R127]);ABS([.Q134]-[.R134]);ABS([.Q141]-[.R141]))" table:style-name="ce1">
            <text:p>0.6225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.495" table:formula="of:=AVERAGE(ABS([.C121]-[.D121]);ABS([.C128]-[.D128]);ABS([.C135]-[.D135]);ABS([.C142]-[.D142]))" table:style-name="ce1">
            <text:p>0.49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style-name="ce1"/>
          <table:table-cell office:value-type="float" office:value="0.48" table:formula="of:=AVERAGE(ABS([.J121]-[.K121]);ABS([.J128]-[.K128]);ABS([.J135]-[.K135]);ABS([.J142]-[.K142]))" table:style-name="ce1">
            <text:p>0.48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.495" table:formula="of:=AVERAGE(ABS([.Q121]-[.R121]);ABS([.Q128]-[.R128]);ABS([.Q135]-[.R135]);ABS([.Q142]-[.R142]))" table:style-name="ce1">
            <text:p>0.495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28999999999999998" table:style-name="ce1">
            <text:p>0.29</text:p>
          </table:table-cell>
          <table:table-cell table:style-name="ce1"/>
          <table:table-cell office:value-type="float" office:value="0.34750000000000003" table:formula="of:=AVERAGE(ABS([.C122]-[.D122]);ABS([.C129]-[.D129]);ABS([.C136]-[.D136]);ABS([.C143]-[.D143]))" table:style-name="ce1">
            <text:p>0.347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21" table:style-name="ce1">
            <text:p>0.21</text:p>
          </table:table-cell>
          <table:table-cell table:style-name="ce1"/>
          <table:table-cell office:value-type="float" office:value="0.32999999999999996" table:formula="of:=AVERAGE(ABS([.J122]-[.K122]);ABS([.J129]-[.K129]);ABS([.J136]-[.K136]);ABS([.J143]-[.K143]))" table:style-name="ce1">
            <text:p>0.33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28999999999999998" table:style-name="ce1">
            <text:p>0.29</text:p>
          </table:table-cell>
          <table:table-cell table:style-name="ce1"/>
          <table:table-cell office:value-type="float" office:value="0.34750000000000003" table:formula="of:=AVERAGE(ABS([.Q122]-[.R122]);ABS([.Q129]-[.R129]);ABS([.Q136]-[.R136]);ABS([.Q143]-[.R143]))" table:style-name="ce1">
            <text:p>0.3475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0.46249999999999997" table:formula="of:=AVERAGE(ABS([.C123]-[.D123]);ABS([.C130]-[.D130]);ABS([.C137]-[.D137]);ABS([.C144]-[.D144]))" table:style-name="ce1">
            <text:p>0.462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table:style-name="ce1"/>
          <table:table-cell office:value-type="float" office:value="0.46749999999999997" table:formula="of:=AVERAGE(ABS([.J123]-[.K123]);ABS([.J130]-[.K130]);ABS([.J137]-[.K137]);ABS([.J144]-[.K144]))" table:style-name="ce1">
            <text:p>0.467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8" table:formula="of:=AVERAGE(ABS([.Q123]-[.R123]);ABS([.Q130]-[.R130]);ABS([.Q137]-[.R137]);ABS([.Q144]-[.R144]))" table:style-name="ce1">
            <text:p>0.38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51687499999999997" table:formula="of:=AVERAGE(ABS([.C120]-[.D120]);ABS([.C127]-[.D127]);ABS([.C134]-[.D134]);ABS([.C141]-[.D141]);ABS([.C121]-[.D121]);ABS([.C128]-[.D128]);ABS([.C135]-[.D135]);ABS([.C142]-[.D142]);ABS([.C122]-[.D122]);ABS([.C129]-[.D129]);ABS([.C136]-[.D136]);ABS([.C143]-[.D143]);ABS([.C123]-[.D123]);ABS([.C130]-[.D130]);ABS([.C137]-[.D137]);ABS([.C144]-[.D144]))" table:style-name="ce5">
            <text:p>0.516875</text:p>
          </table:table-cell>
          <table:table-cell table:number-columns-repeated="6" table:style-name="ce1"/>
          <table:table-cell office:value-type="float" office:value="0.50312500000000004" table:formula="of:=AVERAGE(ABS([.J120]-[.K120]);ABS([.J127]-[.K127]);ABS([.J134]-[.K134]);ABS([.J141]-[.K141]);ABS([.J121]-[.K121]);ABS([.J128]-[.K128]);ABS([.J135]-[.K135]);ABS([.J142]-[.K142]);ABS([.J122]-[.K122]);ABS([.J129]-[.K129]);ABS([.J136]-[.K136]);ABS([.J143]-[.K143]);ABS([.J123]-[.K123]);ABS([.J130]-[.K130]);ABS([.J137]-[.K137]);ABS([.J144]-[.K144]))" table:style-name="ce5">
            <text:p>0.503125</text:p>
          </table:table-cell>
          <table:table-cell table:number-columns-repeated="6" table:style-name="ce1"/>
          <table:table-cell office:value-type="float" office:value="0.46124999999999994" table:formula="of:=AVERAGE(ABS([.Q120]-[.R120]);ABS([.Q127]-[.R127]);ABS([.Q134]-[.R134]);ABS([.Q141]-[.R141]);ABS([.Q121]-[.R121]);ABS([.Q128]-[.R128]);ABS([.Q135]-[.R135]);ABS([.Q142]-[.R142]);ABS([.Q122]-[.R122]);ABS([.Q129]-[.R129]);ABS([.Q136]-[.R136]);ABS([.Q143]-[.R143]);ABS([.Q123]-[.R123]);ABS([.Q130]-[.R130]);ABS([.Q137]-[.R137]);ABS([.Q144]-[.R144]))" table:style-name="ce5">
            <text:p>0.4612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4" table:style-name="ce1"/>
          <table:table-cell office:value-type="float" office:value="0.28165507865709311" table:formula="of:=STDEV(ABS([.C120]-[.D120]);ABS([.C127]-[.D127]);ABS([.C134]-[.D134]);ABS([.C141]-[.D141]);ABS([.C121]-[.D121]);ABS([.C128]-[.D128]);ABS([.C135]-[.D135]);ABS([.C142]-[.D142]);ABS([.C122]-[.D122]);ABS([.C129]-[.D129]);ABS([.C136]-[.D136]);ABS([.C143]-[.D143]);ABS([.C123]-[.D123]);ABS([.C130]-[.D130]);ABS([.C137]-[.D137]);ABS([.C144]-[.D144]))" table:style-name="ce5">
            <text:p>0.281655079</text:p>
          </table:table-cell>
          <table:table-cell table:number-columns-repeated="6" table:style-name="ce1"/>
          <table:table-cell office:value-type="float" office:value="0.26605059042720902" table:formula="of:=STDEV(ABS([.J120]-[.K120]);ABS([.J127]-[.K127]);ABS([.J134]-[.K134]);ABS([.J141]-[.K141]);ABS([.J121]-[.K121]);ABS([.J128]-[.K128]);ABS([.J135]-[.K135]);ABS([.J142]-[.K142]);ABS([.J122]-[.K122]);ABS([.J129]-[.K129]);ABS([.J136]-[.K136]);ABS([.J143]-[.K143]);ABS([.J123]-[.K123]);ABS([.J130]-[.K130]);ABS([.J137]-[.K137]);ABS([.J144]-[.K144]))" table:style-name="ce5">
            <text:p>0.26605059</text:p>
          </table:table-cell>
          <table:table-cell table:number-columns-repeated="6" table:style-name="ce1"/>
          <table:table-cell office:value-type="float" office:value="0.31436443819236298" table:formula="of:=STDEV(ABS([.Q120]-[.R120]);ABS([.Q127]-[.R127]);ABS([.Q134]-[.R134]);ABS([.Q141]-[.R141]);ABS([.Q121]-[.R121]);ABS([.Q128]-[.R128]);ABS([.Q135]-[.R135]);ABS([.Q142]-[.R142]);ABS([.Q122]-[.R122]);ABS([.Q129]-[.R129]);ABS([.Q136]-[.R136]);ABS([.Q143]-[.R143]);ABS([.Q123]-[.R123]);ABS([.Q130]-[.R130]);ABS([.Q137]-[.R137]);ABS([.Q144]-[.R144]))" table:style-name="ce5">
            <text:p>0.31436443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14000000000000001" table:style-name="ce1">
            <text:p>0.1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28000000000000003" table:style-name="ce1">
            <text:p>0.28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49" table:style-name="ce1">
            <text:p>0.49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53" table:style-name="ce1">
            <text:p>0.5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31" table:style-name="ce1">
            <text:p>0.31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61" table:style-name="ce1">
            <text:p>0.6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64" table:style-name="ce1">
            <text:p>0.6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.01" table:style-name="ce1">
            <text:p>0.01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.04" table:style-name="ce1">
            <text:p>0.0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.01" table:style-name="ce1">
            <text:p>0.01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28000000000000003" table:style-name="ce1">
            <text:p>0.2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28000000000000003" table:style-name="ce1">
            <text:p>0.2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28000000000000003" table:style-name="ce1">
            <text:p>0.28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.4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41" table:style-name="ce1">
            <text:p>0.4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.56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69" table:style-name="ce1">
            <text:p>0.69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1" table:style-name="ce1">
            <text:p>0.31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3" table:style-name="ce1">
            <text:p>0.73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66" table:style-name="ce1">
            <text:p>0.6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3" table:style-name="ce1">
            <text:p>0.73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72" table:style-name="ce1">
            <text:p>0.7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5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745" table:formula="of:=AVERAGE(ABS([.C156]-[.D156]);ABS([.C163]-[.D163]);ABS([.C170]-[.D170]);ABS([.C177]-[.D177]))" table:style-name="ce1">
            <text:p>0.74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09" table:style-name="ce1">
            <text:p>0.09</text:p>
          </table:table-cell>
          <table:table-cell table:style-name="ce1"/>
          <table:table-cell office:value-type="float" office:value="0.73" table:formula="of:=AVERAGE(ABS([.J156]-[.K156]);ABS([.J163]-[.K163]);ABS([.J170]-[.K170]);ABS([.J177]-[.K177]))" table:style-name="ce1">
            <text:p>0.73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0.58999999999999986" table:formula="of:=AVERAGE(ABS([.Q156]-[.R156]);ABS([.Q163]-[.R163]);ABS([.Q170]-[.R170]);ABS([.Q177]-[.R177]))" table:style-name="ce1">
            <text:p>0.59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42749999999999999" table:formula="of:=AVERAGE(ABS([.C157]-[.D157]);ABS([.C164]-[.D164]);ABS([.C171]-[.D171]);ABS([.C178]-[.D178]))" table:style-name="ce1">
            <text:p>0.427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17" table:style-name="ce1">
            <text:p>0.17</text:p>
          </table:table-cell>
          <table:table-cell table:style-name="ce1"/>
          <table:table-cell office:value-type="float" office:value="0.43999999999999995" table:formula="of:=AVERAGE(ABS([.J157]-[.K157]);ABS([.J164]-[.K164]);ABS([.J171]-[.K171]);ABS([.J178]-[.K178]))" table:style-name="ce1">
            <text:p>0.44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42749999999999999" table:formula="of:=AVERAGE(ABS([.Q157]-[.R157]);ABS([.Q164]-[.R164]);ABS([.Q171]-[.R171]);ABS([.Q178]-[.R178]))" table:style-name="ce1">
            <text:p>0.4275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35" table:style-name="ce1">
            <text:p>0.35</text:p>
          </table:table-cell>
          <table:table-cell table:style-name="ce1"/>
          <table:table-cell office:value-type="float" office:value="0.31500000000000006" table:formula="of:=AVERAGE(ABS([.C158]-[.D158]);ABS([.C165]-[.D165]);ABS([.C172]-[.D172]);ABS([.C179]-[.D179]))" table:style-name="ce1">
            <text:p>0.31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3175" table:formula="of:=AVERAGE(ABS([.J158]-[.K158]);ABS([.J165]-[.K165]);ABS([.J172]-[.K172]);ABS([.J179]-[.K179]))" table:style-name="ce1">
            <text:p>0.317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35" table:style-name="ce1">
            <text:p>0.35</text:p>
          </table:table-cell>
          <table:table-cell table:style-name="ce1"/>
          <table:table-cell office:value-type="float" office:value="0.31500000000000006" table:formula="of:=AVERAGE(ABS([.Q158]-[.R158]);ABS([.Q165]-[.R165]);ABS([.Q172]-[.R172]);ABS([.Q179]-[.R179]))" table:style-name="ce1">
            <text:p>0.315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51" table:formula="of:=AVERAGE(ABS([.C159]-[.D159]);ABS([.C166]-[.D166]);ABS([.C173]-[.D173]);ABS([.C180]-[.D180]))" table:style-name="ce1">
            <text:p>0.51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table:style-name="ce1"/>
          <table:table-cell office:value-type="float" office:value="0.52" table:formula="of:=AVERAGE(ABS([.J159]-[.K159]);ABS([.J166]-[.K166]);ABS([.J173]-[.K173]);ABS([.J180]-[.K180]))" table:style-name="ce1">
            <text:p>0.52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5750000000000004" table:formula="of:=AVERAGE(ABS([.Q159]-[.R159]);ABS([.Q166]-[.R166]);ABS([.Q173]-[.R173]);ABS([.Q180]-[.R180]))" table:style-name="ce1">
            <text:p>0.3575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49937500000000012" table:formula="of:=AVERAGE(ABS([.C156]-[.D156]);ABS([.C163]-[.D163]);ABS([.C170]-[.D170]);ABS([.C177]-[.D177]);ABS([.C157]-[.D157]);ABS([.C164]-[.D164]);ABS([.C171]-[.D171]);ABS([.C178]-[.D178]);ABS([.C158]-[.D158]);ABS([.C165]-[.D165]);ABS([.C172]-[.D172]);ABS([.C179]-[.D179]);ABS([.C159]-[.D159]);ABS([.C166]-[.D166]);ABS([.C173]-[.D173]);ABS([.C180]-[.D180]))" table:style-name="ce5">
            <text:p>0.499375</text:p>
          </table:table-cell>
          <table:table-cell table:number-columns-repeated="6" table:style-name="ce1"/>
          <table:table-cell office:value-type="float" office:value="0.50187499999999996" table:formula="of:=AVERAGE(ABS([.J156]-[.K156]);ABS([.J163]-[.K163]);ABS([.J170]-[.K170]);ABS([.J177]-[.K177]);ABS([.J157]-[.K157]);ABS([.J164]-[.K164]);ABS([.J171]-[.K171]);ABS([.J178]-[.K178]);ABS([.J158]-[.K158]);ABS([.J165]-[.K165]);ABS([.J172]-[.K172]);ABS([.J179]-[.K179]);ABS([.J159]-[.K159]);ABS([.J166]-[.K166]);ABS([.J173]-[.K173]);ABS([.J180]-[.K180]))" table:style-name="ce5">
            <text:p>0.501875</text:p>
          </table:table-cell>
          <table:table-cell table:number-columns-repeated="6" table:style-name="ce1"/>
          <table:table-cell office:value-type="float" office:value="0.42249999999999999" table:formula="of:=AVERAGE(ABS([.Q156]-[.R156]);ABS([.Q163]-[.R163]);ABS([.Q170]-[.R170]);ABS([.Q177]-[.R177]);ABS([.Q157]-[.R157]);ABS([.Q164]-[.R164]);ABS([.Q171]-[.R171]);ABS([.Q178]-[.R178]);ABS([.Q158]-[.R158]);ABS([.Q165]-[.R165]);ABS([.Q172]-[.R172]);ABS([.Q179]-[.R179]);ABS([.Q159]-[.R159]);ABS([.Q166]-[.R166]);ABS([.Q173]-[.R173]);ABS([.Q180]-[.R180]))" table:style-name="ce5">
            <text:p>0.422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4" table:style-name="ce1"/>
          <table:table-cell office:value-type="float" office:value="0.31573129398271527" table:formula="of:=STDEV(ABS([.C156]-[.D156]);ABS([.C163]-[.D163]);ABS([.C170]-[.D170]);ABS([.C177]-[.D177]);ABS([.C157]-[.D157]);ABS([.C164]-[.D164]);ABS([.C171]-[.D171]);ABS([.C178]-[.D178]);ABS([.C158]-[.D158]);ABS([.C165]-[.D165]);ABS([.C172]-[.D172]);ABS([.C179]-[.D179]);ABS([.C159]-[.D159]);ABS([.C166]-[.D166]);ABS([.C173]-[.D173]);ABS([.C180]-[.D180]))" table:style-name="ce5">
            <text:p>0.315731294</text:p>
          </table:table-cell>
          <table:table-cell table:number-columns-repeated="6" table:style-name="ce1"/>
          <table:table-cell office:value-type="float" office:value="0.30126884450050051" table:formula="of:=STDEV(ABS([.J156]-[.K156]);ABS([.J163]-[.K163]);ABS([.J170]-[.K170]);ABS([.J177]-[.K177]);ABS([.J157]-[.K157]);ABS([.J164]-[.K164]);ABS([.J171]-[.K171]);ABS([.J178]-[.K178]);ABS([.J158]-[.K158]);ABS([.J165]-[.K165]);ABS([.J172]-[.K172]);ABS([.J179]-[.K179]);ABS([.J159]-[.K159]);ABS([.J166]-[.K166]);ABS([.J173]-[.K173]);ABS([.J180]-[.K180]))" table:style-name="ce5">
            <text:p>0.301268845</text:p>
          </table:table-cell>
          <table:table-cell table:number-columns-repeated="6" table:style-name="ce1"/>
          <table:table-cell office:value-type="float" office:value="0.33600595232822889" table:formula="of:=STDEV(ABS([.Q156]-[.R156]);ABS([.Q163]-[.R163]);ABS([.Q170]-[.R170]);ABS([.Q177]-[.R177]);ABS([.Q157]-[.R157]);ABS([.Q164]-[.R164]);ABS([.Q171]-[.R171]);ABS([.Q178]-[.R178]);ABS([.Q158]-[.R158]);ABS([.Q165]-[.R165]);ABS([.Q172]-[.R172]);ABS([.Q179]-[.R179]);ABS([.Q159]-[.R159]);ABS([.Q166]-[.R166]);ABS([.Q173]-[.R173]);ABS([.Q180]-[.R180]))" table:style-name="ce5">
            <text:p>0.33600595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21" table:style-name="ce1">
            <text:p>0.2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39" table:style-name="ce1">
            <text:p>0.39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51" table:style-name="ce1">
            <text:p>0.5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69" table:style-name="ce1">
            <text:p>0.69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51" table:style-name="ce1">
            <text:p>0.51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38" table:style-name="ce1">
            <text:p>0.38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6" table:style-name="ce1">
            <text:p>0.6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38" table:style-name="ce1">
            <text:p>0.38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.6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.21" table:style-name="ce1">
            <text:p>0.2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.3" table:style-name="ce1">
            <text:p>0.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2" table:style-name="ce1">
            <text:p>0.2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.5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.5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52" table:style-name="ce1">
            <text:p>0.52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21" table:style-name="ce1">
            <text:p>0.2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6" table:style-name="ce1">
            <text:p>0.6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43" table:style-name="ce1">
            <text:p>0.43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81" table:style-name="ce1">
            <text:p>0.8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5" table:style-name="ce1">
            <text:p>0.7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81" table:style-name="ce1">
            <text:p>0.81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81" table:style-name="ce1">
            <text:p>0.8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91" table:style-name="ce1">
            <text:p>0.91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3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16" table:style-name="ce1">
            <text:p>0.16</text:p>
          </table:table-cell>
          <table:table-cell table:style-name="ce1"/>
          <table:table-cell office:value-type="float" office:value="0.77999999999999992" table:formula="of:=AVERAGE(ABS([.C192]-[.D192]);ABS([.C199]-[.D199]);ABS([.C206]-[.D206]);ABS([.C213]-[.D213]))" table:style-name="ce1">
            <text:p>0.78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79" table:formula="of:=AVERAGE(ABS([.J192]-[.K192]);ABS([.J199]-[.K199]);ABS([.J206]-[.K206]);ABS([.J213]-[.K213]))" table:style-name="ce1">
            <text:p>0.79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0.95" table:style-name="ce1">
            <text:p>0.95</text:p>
          </table:table-cell>
          <table:table-cell office:value-type="float" office:value="0.67" table:style-name="ce1">
            <text:p>0.67</text:p>
          </table:table-cell>
          <table:table-cell table:style-name="ce1"/>
          <table:table-cell office:value-type="float" office:value="0.53499999999999992" table:formula="of:=AVERAGE(ABS([.Q192]-[.R192]);ABS([.Q199]-[.R199]);ABS([.Q206]-[.R206]);ABS([.Q213]-[.R213]))" table:style-name="ce1">
            <text:p>0.535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0249999999999997" table:formula="of:=AVERAGE(ABS([.C193]-[.D193]);ABS([.C200]-[.D200]);ABS([.C207]-[.D207]);ABS([.C214]-[.D214]))" table:style-name="ce1">
            <text:p>0.402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375" table:formula="of:=AVERAGE(ABS([.J193]-[.K193]);ABS([.J200]-[.K200]);ABS([.J207]-[.K207]);ABS([.J214]-[.K214]))" table:style-name="ce1">
            <text:p>0.437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45.93" table:style-name="ce1">
            <text:p>45.93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0249999999999997" table:formula="of:=AVERAGE(ABS([.Q193]-[.R193]);ABS([.Q200]-[.R200]);ABS([.Q207]-[.R207]);ABS([.Q214]-[.R214]))" table:style-name="ce1">
            <text:p>0.4025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51" table:style-name="ce1">
            <text:p>0.51</text:p>
          </table:table-cell>
          <table:table-cell table:style-name="ce1"/>
          <table:table-cell office:value-type="float" office:value="0.32250000000000006" table:formula="of:=AVERAGE(ABS([.C194]-[.D194]);ABS([.C201]-[.D201]);ABS([.C208]-[.D208]);ABS([.C215]-[.D215]))" table:style-name="ce1">
            <text:p>0.322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9749999999999996" table:formula="of:=AVERAGE(ABS([.J194]-[.K194]);ABS([.J201]-[.K201]);ABS([.J208]-[.K208]);ABS([.J215]-[.K215]))" table:style-name="ce1">
            <text:p>0.397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8.5" table:style-name="ce1">
            <text:p>28.5</text:p>
          </table:table-cell>
          <table:table-cell office:value-type="float" office:value="0.5" table:style-name="ce1">
            <text:p>0.5</text:p>
          </table:table-cell>
          <table:table-cell office:value-type="float" office:value="0.51" table:style-name="ce1">
            <text:p>0.51</text:p>
          </table:table-cell>
          <table:table-cell table:style-name="ce1"/>
          <table:table-cell office:value-type="float" office:value="0.32250000000000006" table:formula="of:=AVERAGE(ABS([.Q194]-[.R194]);ABS([.Q201]-[.R201]);ABS([.Q208]-[.R208]);ABS([.Q215]-[.R215]))" table:style-name="ce1">
            <text:p>0.3225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9" table:formula="of:=AVERAGE(ABS([.C195]-[.D195]);ABS([.C202]-[.D202]);ABS([.C209]-[.D209]);ABS([.C216]-[.D216]))" table:style-name="ce1">
            <text:p>0.49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95" table:formula="of:=AVERAGE(ABS([.J195]-[.K195]);ABS([.J202]-[.K202]);ABS([.J209]-[.K209]);ABS([.J216]-[.K216]))" table:style-name="ce1">
            <text:p>0.49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2.67" table:style-name="ce1">
            <text:p>32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1249999999999998" table:formula="of:=AVERAGE(ABS([.Q195]-[.R195]);ABS([.Q202]-[.R202]);ABS([.Q209]-[.R209]);ABS([.Q216]-[.R216]))" table:style-name="ce1">
            <text:p>0.4125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49875000000000003" table:formula="of:=AVERAGE(ABS([.C192]-[.D192]);ABS([.C199]-[.D199]);ABS([.C206]-[.D206]);ABS([.C213]-[.D213]);ABS([.C193]-[.D193]);ABS([.C200]-[.D200]);ABS([.C207]-[.D207]);ABS([.C214]-[.D214]);ABS([.C194]-[.D194]);ABS([.C201]-[.D201]);ABS([.C208]-[.D208]);ABS([.C215]-[.D215]);ABS([.C195]-[.D195]);ABS([.C202]-[.D202]);ABS([.C209]-[.D209]);ABS([.C216]-[.D216]))" table:style-name="ce5">
            <text:p>0.49875</text:p>
          </table:table-cell>
          <table:table-cell table:number-columns-repeated="6" table:style-name="ce1"/>
          <table:table-cell office:value-type="float" office:value="0.53" table:formula="of:=AVERAGE(ABS([.J192]-[.K192]);ABS([.J199]-[.K199]);ABS([.J206]-[.K206]);ABS([.J213]-[.K213]);ABS([.J193]-[.K193]);ABS([.J200]-[.K200]);ABS([.J207]-[.K207]);ABS([.J214]-[.K214]);ABS([.J194]-[.K194]);ABS([.J201]-[.K201]);ABS([.J208]-[.K208]);ABS([.J215]-[.K215]);ABS([.J195]-[.K195]);ABS([.J202]-[.K202]);ABS([.J209]-[.K209]);ABS([.J216]-[.K216]))" table:style-name="ce5">
            <text:p>0.53</text:p>
          </table:table-cell>
          <table:table-cell table:number-columns-repeated="6" table:style-name="ce1"/>
          <table:table-cell office:value-type="float" office:value="0.41812500000000002" table:formula="of:=AVERAGE(ABS([.Q192]-[.R192]);ABS([.Q199]-[.R199]);ABS([.Q206]-[.R206]);ABS([.Q213]-[.R213]);ABS([.Q193]-[.R193]);ABS([.Q200]-[.R200]);ABS([.Q207]-[.R207]);ABS([.Q214]-[.R214]);ABS([.Q194]-[.R194]);ABS([.Q201]-[.R201]);ABS([.Q208]-[.R208]);ABS([.Q215]-[.R215]);ABS([.Q195]-[.R195]);ABS([.Q202]-[.R202]);ABS([.Q209]-[.R209]);ABS([.Q216]-[.R216]))" table:style-name="ce5">
            <text:p>0.41812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4" table:style-name="ce1"/>
          <table:table-cell office:value-type="float" office:value="0.35014044801098504" table:formula="of:=STDEV(ABS([.C192]-[.D192]);ABS([.C199]-[.D199]);ABS([.C206]-[.D206]);ABS([.C213]-[.D213]);ABS([.C193]-[.D193]);ABS([.C200]-[.D200]);ABS([.C207]-[.D207]);ABS([.C214]-[.D214]);ABS([.C194]-[.D194]);ABS([.C201]-[.D201]);ABS([.C208]-[.D208]);ABS([.C215]-[.D215]);ABS([.C195]-[.D195]);ABS([.C202]-[.D202]);ABS([.C209]-[.D209]);ABS([.C216]-[.D216]))" table:style-name="ce5">
            <text:p>0.350140448</text:p>
          </table:table-cell>
          <table:table-cell table:number-columns-repeated="6" table:style-name="ce1"/>
          <table:table-cell office:value-type="float" office:value="0.31202563997210225" table:formula="of:=STDEV(ABS([.J192]-[.K192]);ABS([.J199]-[.K199]);ABS([.J206]-[.K206]);ABS([.J213]-[.K213]);ABS([.J193]-[.K193]);ABS([.J200]-[.K200]);ABS([.J207]-[.K207]);ABS([.J214]-[.K214]);ABS([.J194]-[.K194]);ABS([.J201]-[.K201]);ABS([.J208]-[.K208]);ABS([.J215]-[.K215]);ABS([.J195]-[.K195]);ABS([.J202]-[.K202]);ABS([.J209]-[.K209]);ABS([.J216]-[.K216]))" table:style-name="ce5">
            <text:p>0.31202564</text:p>
          </table:table-cell>
          <table:table-cell table:number-columns-repeated="6" table:style-name="ce1"/>
          <table:table-cell office:value-type="float" office:value="0.37944202455711201" table:formula="of:=STDEV(ABS([.Q192]-[.R192]);ABS([.Q199]-[.R199]);ABS([.Q206]-[.R206]);ABS([.Q213]-[.R213]);ABS([.Q193]-[.R193]);ABS([.Q200]-[.R200]);ABS([.Q207]-[.R207]);ABS([.Q214]-[.R214]);ABS([.Q194]-[.R194]);ABS([.Q201]-[.R201]);ABS([.Q208]-[.R208]);ABS([.Q215]-[.R215]);ABS([.Q195]-[.R195]);ABS([.Q202]-[.R202]);ABS([.Q209]-[.R209]);ABS([.Q216]-[.R216]))" table:style-name="ce5">
            <text:p>0.37944202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4">
            <text:p>Frequency(Hz)</text:p>
          </table:table-cell>
          <table:table-cell office:value-type="string" table:style-name="ce4">
            <text:p>Volume</text:p>
          </table:table-cell>
          <table:table-cell office:value-type="string" table:style-name="ce4">
            <text:p>confProb</text:p>
          </table:table-cell>
          <table:table-cell office:value-type="string" table:style-name="ce4">
            <text:p>modelProb</text:p>
          </table:table-cell>
          <table:table-cell table:number-columns-repeated="2" table:style-name="ce4"/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3520" table:style-name="ce4">
            <text:p>3520</text:p>
          </table:table-cell>
          <table:table-cell office:value-type="float" office:value="131.69999999999999" table:style-name="ce4">
            <text:p>131.7</text:p>
          </table:table-cell>
          <table:table-cell office:value-type="float" office:value="0.95" table:style-name="ce4">
            <text:p>0.95</text:p>
          </table:table-cell>
          <table:table-cell office:value-type="float" office:value="0.35" table:style-name="ce4">
            <text:p>0.35</text:p>
          </table:table-cell>
          <table:table-cell table:number-columns-repeated="2" table:style-name="ce4"/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0.95" table:style-name="ce1">
            <text:p>0.95</text:p>
          </table:table-cell>
          <table:table-cell office:value-type="float" office:value="0.33" table:style-name="ce1">
            <text:p>0.33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3" table:style-name="ce1"/>
          <table:table-cell office:value-type="float" office:value="880" table:style-name="ce4">
            <text:p>880</text:p>
          </table:table-cell>
          <table:table-cell office:value-type="float" office:value="96.83" table:style-name="ce4">
            <text:p>96.83</text:p>
          </table:table-cell>
          <table:table-cell office:value-type="float" office:value="0.6" table:style-name="ce4">
            <text:p>0.6</text:p>
          </table:table-cell>
          <table:table-cell office:value-type="float" office:value="0.77" table:style-name="ce4">
            <text:p>0.77</text:p>
          </table:table-cell>
          <table:table-cell table:number-columns-repeated="2" table:style-name="ce4"/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96.83" table:style-name="ce1">
            <text:p>96.83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1760" table:style-name="ce4">
            <text:p>1760</text:p>
          </table:table-cell>
          <table:table-cell office:value-type="float" office:value="117.06" table:style-name="ce4">
            <text:p>117.06</text:p>
          </table:table-cell>
          <table:table-cell office:value-type="float" office:value="0.9" table:style-name="ce4">
            <text:p>0.9</text:p>
          </table:table-cell>
          <table:table-cell office:value-type="float" office:value="0.56000000000000005" table:style-name="ce4">
            <text:p>0.56</text:p>
          </table:table-cell>
          <table:table-cell table:number-columns-repeated="2" table:style-name="ce4"/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17.06" table:style-name="ce1">
            <text:p>117.06</text:p>
          </table:table-cell>
          <table:table-cell office:value-type="float" office:value="0.9" table:style-name="ce1">
            <text:p>0.9</text:p>
          </table:table-cell>
          <table:table-cell office:value-type="float" office:value="0.28999999999999998" table:style-name="ce1">
            <text:p>0.29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.62" table:style-name="ce1">
            <text:p>0.62</text:p>
          </table:table-cell>
          <table:table-cell table:number-columns-repeated="3" table:style-name="ce1"/>
          <table:table-cell office:value-type="float" office:value="220" table:style-name="ce4">
            <text:p>220</text:p>
          </table:table-cell>
          <table:table-cell office:value-type="float" office:value="129.88999999999999" table:style-name="ce4">
            <text:p>129.89</text:p>
          </table:table-cell>
          <table:table-cell office:value-type="float" office:value="0" table:style-name="ce4">
            <text:p>0</text:p>
          </table:table-cell>
          <table:table-cell office:value-type="float" office:value="0.68" table:style-name="ce4">
            <text:p>0.68</text:p>
          </table:table-cell>
          <table:table-cell table:number-columns-repeated="2" table:style-name="ce4"/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29.88999999999999" table:style-name="ce1">
            <text:p>129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7.0000000000000007E-2" table:style-name="ce1">
            <text:p>0.0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.08" table:style-name="ce1">
            <text:p>0.0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73.97" table:style-name="ce1">
            <text:p>73.97</text:p>
          </table:table-cell>
          <table:table-cell office:value-type="float" office:value="0.95" table:style-name="ce1">
            <text:p>0.95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09" table:style-name="ce1">
            <text:p>0.09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09" table:style-name="ce1">
            <text:p>0.09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79.55" table:style-name="ce1">
            <text:p>79.55</text:p>
          </table:table-cell>
          <table:table-cell office:value-type="float" office:value="0.75" table:style-name="ce1">
            <text:p>0.75</text:p>
          </table:table-cell>
          <table:table-cell office:value-type="float" office:value="0.09" table:style-name="ce1">
            <text:p>0.09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.6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82.17" table:style-name="ce1">
            <text:p>82.17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.65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16" table:style-name="ce1">
            <text:p>0.1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61" table:style-name="ce1">
            <text:p>0.61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9" table:style-name="ce1">
            <text:p>0.39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42" table:style-name="ce1">
            <text:p>0.4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9" table:style-name="ce1">
            <text:p>0.39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84" table:style-name="ce1">
            <text:p>0.84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6" table:style-name="ce1">
            <text:p>0.7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84" table:style-name="ce1">
            <text:p>0.84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69" table:style-name="ce1">
            <text:p>0.6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67" table:style-name="ce1">
            <text:p>0.6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number-rows-repeated="1048360" table:style-name="ro1">
          <table:table-cell table:number-columns-repeated="16384"/>
        </table:table-row>
      </table:table>
      <table:table table:name="CrowdCalibCrowdConf" table:style-name="ta3">
        <table:table-column table:style-name="co17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default-cell-style-name="ce1"/>
        <table:table-column table:style-name="co14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6" table:default-cell-style-name="ce1"/>
        <table:table-column table:style-name="co24" table:default-cell-style-name="ce1"/>
        <table:table-column table:style-name="co1" table:number-columns-repeated="3" table:default-cell-style-name="ce1"/>
        <table:table-column table:style-name="co20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10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24.38" table:style-name="ce1">
            <text:p>124.38</text:p>
          </table:table-cell>
          <table:table-cell office:value-type="float" office:value="0.9" table:style-name="ce1">
            <text:p>0.9</text:p>
          </table:table-cell>
          <table:table-cell office:value-type="float" office:value="0.25" table:style-name="ce1">
            <text:p>0.25</text:p>
          </table:table-cell>
          <table:table-cell table:style-name="ce1"/>
          <table:table-cell office:value-type="float" office:value="0.41400000000000003" table:formula="of:=AVERAGE(ABS([.C5]-[.D5]);ABS([.C12]-[.D12]);ABS([.C19]-[.D19]);ABS([.C26]-[.D26]);ABS([.C33]-[.D33]))" table:style-name="ce1">
            <text:p>0.414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72" table:style-name="ce1">
            <text:p>0.72</text:p>
          </table:table-cell>
          <table:table-cell table:style-name="ce1"/>
          <table:table-cell office:value-type="float" office:value="0.33599999999999997" table:formula="of:=AVERAGE(ABS([.J5]-[.K5]);ABS([.J12]-[.K12]);ABS([.J19]-[.K19]);ABS([.J26]-[.K26]);ABS([.J33]-[.K33]))" table:style-name="ce1">
            <text:p>0.336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56999999999999995" table:style-name="ce1">
            <text:p>0.57</text:p>
          </table:table-cell>
          <table:table-cell table:style-name="ce1"/>
          <table:table-cell office:value-type="float" office:value="0.15800000000000003" table:formula="of:=AVERAGE(ABS([.Q5]-[.R5]);ABS([.Q12]-[.R12]);ABS([.Q19]-[.R19]);ABS([.Q26]-[.R26]);ABS([.Q33]-[.R33]))" table:style-name="ce1">
            <text:p>0.158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96.21" table:style-name="ce1">
            <text:p>96.21</text:p>
          </table:table-cell>
          <table:table-cell office:value-type="float" office:value="1" table:style-name="ce1">
            <text:p>1</text:p>
          </table:table-cell>
          <table:table-cell office:value-type="float" office:value="0.34" table:style-name="ce1">
            <text:p>0.34</text:p>
          </table:table-cell>
          <table:table-cell table:style-name="ce1"/>
          <table:table-cell office:value-type="float" office:value="0.318" table:formula="of:=AVERAGE(ABS([.C6]-[.D6]);ABS([.C13]-[.D13]);ABS([.C20]-[.D20]);ABS([.C27]-[.D27]);ABS([.C34]-[.D34]))" table:style-name="ce1">
            <text:p>0.318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23" table:style-name="ce1">
            <text:p>0.23</text:p>
          </table:table-cell>
          <table:table-cell table:style-name="ce1"/>
          <table:table-cell office:value-type="float" office:value="0.1" table:formula="of:=AVERAGE(ABS([.J6]-[.K6]);ABS([.J13]-[.K13]);ABS([.J20]-[.K20]);ABS([.J27]-[.K27]);ABS([.J34]-[.K34]))" table:style-name="ce1">
            <text:p>0.1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46" table:style-name="ce1">
            <text:p>0.46</text:p>
          </table:table-cell>
          <table:table-cell table:style-name="ce1"/>
          <table:table-cell office:value-type="float" office:value="0.22800000000000004" table:formula="of:=AVERAGE(ABS([.Q6]-[.R6]);ABS([.Q13]-[.R13]);ABS([.Q20]-[.R20]);ABS([.Q27]-[.R27]);ABS([.Q34]-[.R34]))" table:style-name="ce1">
            <text:p>0.228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109.74" table:style-name="ce1">
            <text:p>109.74</text:p>
          </table:table-cell>
          <table:table-cell office:value-type="float" office:value="0.85" table:style-name="ce1">
            <text:p>0.85</text:p>
          </table:table-cell>
          <table:table-cell office:value-type="float" office:value="0.76" table:style-name="ce1">
            <text:p>0.76</text:p>
          </table:table-cell>
          <table:table-cell table:style-name="ce1"/>
          <table:table-cell office:value-type="float" office:value="0.14400000000000002" table:formula="of:=AVERAGE(ABS([.C7]-[.D7]);ABS([.C14]-[.D14]);ABS([.C21]-[.D21]);ABS([.C28]-[.D28]);ABS([.C35]-[.D35]))" table:style-name="ce1">
            <text:p>0.144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62" table:style-name="ce1">
            <text:p>0.62</text:p>
          </table:table-cell>
          <table:table-cell table:style-name="ce1"/>
          <table:table-cell office:value-type="float" office:value="0.15000000000000002" table:formula="of:=AVERAGE(ABS([.J7]-[.K7]);ABS([.J14]-[.K14]);ABS([.J21]-[.K21]);ABS([.J28]-[.K28]);ABS([.J35]-[.K35]))" table:style-name="ce1">
            <text:p>0.1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63" table:style-name="ce1">
            <text:p>0.63</text:p>
          </table:table-cell>
          <table:table-cell table:style-name="ce1"/>
          <table:table-cell office:value-type="float" office:value="0.16000000000000003" table:formula="of:=AVERAGE(ABS([.Q7]-[.R7]);ABS([.Q14]-[.R14]);ABS([.Q21]-[.R21]);ABS([.Q28]-[.R28]);ABS([.Q35]-[.R35]))" table:style-name="ce1">
            <text:p>0.16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.62" table:style-name="ce1">
            <text:p>0.62</text:p>
          </table:table-cell>
          <table:table-cell table:style-name="ce1"/>
          <table:table-cell office:value-type="float" office:value="0.17799999999999999" table:formula="of:=AVERAGE(ABS([.C8]-[.D8]);ABS([.C15]-[.D15]);ABS([.C22]-[.D22]);ABS([.C29]-[.D29]);ABS([.C36]-[.D36]))" table:style-name="ce1">
            <text:p>0.178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31" table:style-name="ce1">
            <text:p>0.31</text:p>
          </table:table-cell>
          <table:table-cell table:style-name="ce1"/>
          <table:table-cell office:value-type="float" office:value="8.3999999999999977E-2" table:formula="of:=AVERAGE(ABS([.J8]-[.K8]);ABS([.J15]-[.K15]);ABS([.J22]-[.K22]);ABS([.J29]-[.K29]);ABS([.J36]-[.K36]))" table:style-name="ce1">
            <text:p>0.084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34" table:style-name="ce1">
            <text:p>0.34</text:p>
          </table:table-cell>
          <table:table-cell table:style-name="ce1"/>
          <table:table-cell office:value-type="float" office:value="8.8000000000000009E-2" table:formula="of:=AVERAGE(ABS([.Q8]-[.R8]);ABS([.Q15]-[.R15]);ABS([.Q22]-[.R22]);ABS([.Q29]-[.R29]);ABS([.Q36]-[.R36]))" table:style-name="ce1">
            <text:p>0.088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26350000000000001" table:formula="of:=AVERAGE(ABS([.C5]-[.D5]);ABS([.C12]-[.D12]);ABS([.C19]-[.D19]);ABS([.C26]-[.D26]);ABS([.C33]-[.D33]);ABS([.C6]-[.D6]);ABS([.C7]-[.D7]);ABS([.C14]-[.D14]);ABS([.C21]-[.D21]);ABS([.C28]-[.D28]);ABS([.C35]-[.D35]);ABS([.C13]-[.D13]);ABS([.C20]-[.D20]);ABS([.C27]-[.D27]);ABS([.C34]-[.D34]);ABS([.C8]-[.D8]);ABS([.C15]-[.D15]);ABS([.C22]-[.D22]);ABS([.C29]-[.D29]);ABS([.C36]-[.D36]))" table:style-name="ce5">
            <text:p>0.2635</text:p>
          </table:table-cell>
          <table:table-cell table:number-columns-repeated="6" table:style-name="ce1"/>
          <table:table-cell office:value-type="float" office:value="0.16749999999999995" table:formula="of:=AVERAGE(ABS([.J5]-[.K5]);ABS([.J12]-[.K12]);ABS([.J19]-[.K19]);ABS([.J26]-[.K26]);ABS([.J33]-[.K33]);ABS([.J6]-[.K6]);ABS([.J7]-[.K7]);ABS([.J14]-[.K14]);ABS([.J21]-[.K21]);ABS([.J28]-[.K28]);ABS([.J35]-[.K35]);ABS([.J13]-[.K13]);ABS([.J20]-[.K20]);ABS([.J27]-[.K27]);ABS([.J34]-[.K34]);ABS([.J8]-[.K8]);ABS([.J15]-[.K15]);ABS([.J22]-[.K22]);ABS([.J29]-[.K29]);ABS([.J36]-[.K36]))" table:style-name="ce5">
            <text:p>0.1675</text:p>
          </table:table-cell>
          <table:table-cell table:style-name="ce7"/>
          <table:table-cell table:number-columns-repeated="5" table:style-name="ce1"/>
          <table:table-cell office:value-type="float" office:value="0.15850000000000003" table:formula="of:=AVERAGE(ABS([.Q5]-[.R5]);ABS([.Q12]-[.R12]);ABS([.Q19]-[.R19]);ABS([.Q26]-[.R26]);ABS([.Q33]-[.R33]);ABS([.Q6]-[.R6]);ABS([.Q7]-[.R7]);ABS([.Q14]-[.R14]);ABS([.Q21]-[.R21]);ABS([.Q28]-[.R28]);ABS([.Q35]-[.R35]);ABS([.Q13]-[.R13]);ABS([.Q20]-[.R20]);ABS([.Q27]-[.R27]);ABS([.Q34]-[.R34]);ABS([.Q8]-[.R8]);ABS([.Q15]-[.R15]);ABS([.Q22]-[.R22]);ABS([.Q29]-[.R29]);ABS([.Q36]-[.R36]))" table:style-name="ce5">
            <text:p>0.158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4" table:style-name="ce1"/>
          <table:table-cell office:value-type="float" office:value="0.22370739817896043" table:formula="of:=STDEV(ABS([.C5]-[.D5]);ABS([.C12]-[.D12]);ABS([.C19]-[.D19]);ABS([.C26]-[.D26]);ABS([.C33]-[.D33]);ABS([.C6]-[.D6]);ABS([.C7]-[.D7]);ABS([.C14]-[.D14]);ABS([.C21]-[.D21]);ABS([.C28]-[.D28]);ABS([.C35]-[.D35]);ABS([.C13]-[.D13]);ABS([.C20]-[.D20]);ABS([.C27]-[.D27]);ABS([.C34]-[.D34]);ABS([.C8]-[.D8]);ABS([.C15]-[.D15]);ABS([.C22]-[.D22]);ABS([.C29]-[.D29]);ABS([.C36]-[.D36]))" table:style-name="ce5">
            <text:p>0.223707398</text:p>
          </table:table-cell>
          <table:table-cell table:number-columns-repeated="6" table:style-name="ce1"/>
          <table:table-cell office:value-type="float" office:value="0.16402422799215077" table:formula="of:=STDEV(ABS([.J5]-[.K5]);ABS([.J12]-[.K12]);ABS([.J19]-[.K19]);ABS([.J26]-[.K26]);ABS([.J33]-[.K33]);ABS([.J6]-[.K6]);ABS([.J7]-[.K7]);ABS([.J14]-[.K14]);ABS([.J21]-[.K21]);ABS([.J28]-[.K28]);ABS([.J35]-[.K35]);ABS([.J13]-[.K13]);ABS([.J20]-[.K20]);ABS([.J27]-[.K27]);ABS([.J34]-[.K34]);ABS([.J8]-[.K8]);ABS([.J15]-[.K15]);ABS([.J22]-[.K22]);ABS([.J29]-[.K29]);ABS([.J36]-[.K36]))" table:style-name="ce5">
            <text:p>0.164024228</text:p>
          </table:table-cell>
          <table:table-cell table:number-columns-repeated="6" table:style-name="ce1"/>
          <table:table-cell office:value-type="float" office:value="0.10085294140219055" table:formula="of:=STDEV(ABS([.Q5]-[.R5]);ABS([.Q12]-[.R12]);ABS([.Q19]-[.R19]);ABS([.Q26]-[.R26]);ABS([.Q33]-[.R33]);ABS([.Q6]-[.R6]);ABS([.Q7]-[.R7]);ABS([.Q14]-[.R14]);ABS([.Q21]-[.R21]);ABS([.Q28]-[.R28]);ABS([.Q35]-[.R35]);ABS([.Q13]-[.R13]);ABS([.Q20]-[.R20]);ABS([.Q27]-[.R27]);ABS([.Q34]-[.R34]);ABS([.Q8]-[.R8]);ABS([.Q15]-[.R15]);ABS([.Q22]-[.R22]);ABS([.Q29]-[.R29]);ABS([.Q36]-[.R36]))" table:style-name="ce5">
            <text:p>0.10085294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5" table:style-name="ce1">
            <text:p>0.0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2" table:style-name="ce1">
            <text:p>0.0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5" table:style-name="ce1">
            <text:p>0.0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12" table:style-name="ce1">
            <text:p>0.12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11" table:style-name="ce1">
            <text:p>0.1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1" table:style-name="ce1">
            <text:p>0.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2" table:style-name="ce1">
            <text:p>0.2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48" table:style-name="ce1">
            <text:p>0.48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59" table:style-name="ce1">
            <text:p>0.59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59" table:style-name="ce1">
            <text:p>0.59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26" table:style-name="ce1">
            <text:p>0.26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55000000000000004" table:style-name="ce1">
            <text:p>0.5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55000000000000004" table:style-name="ce1">
            <text:p>0.55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49" table:style-name="ce1">
            <text:p>0.4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46" table:style-name="ce1">
            <text:p>0.4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75" table:style-name="ce1">
            <text:p>0.75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.46" table:style-name="ce1">
            <text:p>0.4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.51" table:style-name="ce1">
            <text:p>0.5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7" table:style-name="ce1">
            <text:p>0.27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69" table:style-name="ce1">
            <text:p>0.6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69" table:style-name="ce1">
            <text:p>0.6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5" table:style-name="ce1">
            <text:p>0.5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9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83" table:style-name="ce1">
            <text:p>0.83</text:p>
          </table:table-cell>
          <table:table-cell table:style-name="ce1"/>
          <table:table-cell office:value-type="float" office:value="0.30599999999999999" table:formula="of:=AVERAGE(ABS([.C41]-[.D41]);ABS([.C48]-[.D48]);ABS([.C55]-[.D55]);ABS([.C62]-[.D62]);ABS([.C69]-[.D69]))" table:style-name="ce1">
            <text:p>0.306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0.33200000000000002" table:formula="of:=AVERAGE(ABS([.J41]-[.K41]);ABS([.J48]-[.K48]);ABS([.J55]-[.K55]);ABS([.J62]-[.K62]);ABS([.J69]-[.K69]))" table:style-name="ce1">
            <text:p>0.332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64" table:style-name="ce1">
            <text:p>0.64</text:p>
          </table:table-cell>
          <table:table-cell table:style-name="ce1"/>
          <table:table-cell office:value-type="float" office:value="0.156" table:formula="of:=AVERAGE(ABS([.Q41]-[.R41]);ABS([.Q48]-[.R48]);ABS([.Q55]-[.R55]);ABS([.Q62]-[.R62]);ABS([.Q69]-[.R69]))" table:style-name="ce1">
            <text:p>0.156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51" table:style-name="ce1">
            <text:p>0.51</text:p>
          </table:table-cell>
          <table:table-cell table:style-name="ce1"/>
          <table:table-cell office:value-type="float" office:value="0.23200000000000004" table:formula="of:=AVERAGE(ABS([.C42]-[.D42]);ABS([.C49]-[.D49]);ABS([.C56]-[.D56]);ABS([.C63]-[.D63]);ABS([.C70]-[.D70]))" table:style-name="ce1">
            <text:p>0.232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23" table:style-name="ce1">
            <text:p>0.23</text:p>
          </table:table-cell>
          <table:table-cell table:style-name="ce1"/>
          <table:table-cell office:value-type="float" office:value="0.10600000000000001" table:formula="of:=AVERAGE(ABS([.J42]-[.K42]);ABS([.J49]-[.K49]);ABS([.J56]-[.K56]);ABS([.J63]-[.K63]);ABS([.J70]-[.K70]))" table:style-name="ce1">
            <text:p>0.106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51" table:style-name="ce1">
            <text:p>0.51</text:p>
          </table:table-cell>
          <table:table-cell table:style-name="ce1"/>
          <table:table-cell office:value-type="float" office:value="0.23200000000000004" table:formula="of:=AVERAGE(ABS([.Q42]-[.R42]);ABS([.Q49]-[.R49]);ABS([.Q56]-[.R56]);ABS([.Q63]-[.R63]);ABS([.Q70]-[.R70]))" table:style-name="ce1">
            <text:p>0.232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61" table:style-name="ce1">
            <text:p>0.61</text:p>
          </table:table-cell>
          <table:table-cell table:style-name="ce1"/>
          <table:table-cell office:value-type="float" office:value="0.14600000000000002" table:formula="of:=AVERAGE(ABS([.C43]-[.D43]);ABS([.C50]-[.D50]);ABS([.C57]-[.D57]);ABS([.C64]-[.D64]);ABS([.C71]-[.D71]))" table:style-name="ce1">
            <text:p>0.146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0.14000000000000001" table:formula="of:=AVERAGE(ABS([.J43]-[.K43]);ABS([.J50]-[.K50]);ABS([.J57]-[.K57]);ABS([.J64]-[.K64]);ABS([.J71]-[.K71]))" table:style-name="ce1">
            <text:p>0.14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61" table:style-name="ce1">
            <text:p>0.61</text:p>
          </table:table-cell>
          <table:table-cell table:style-name="ce1"/>
          <table:table-cell office:value-type="float" office:value="0.14600000000000002" table:formula="of:=AVERAGE(ABS([.Q43]-[.R43]);ABS([.Q50]-[.R50]);ABS([.Q57]-[.R57]);ABS([.Q64]-[.R64]);ABS([.Q71]-[.R71]))" table:style-name="ce1">
            <text:p>0.146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34" table:style-name="ce1">
            <text:p>0.34</text:p>
          </table:table-cell>
          <table:table-cell table:style-name="ce1"/>
          <table:table-cell office:value-type="float" office:value="8.5999999999999993E-2" table:formula="of:=AVERAGE(ABS([.C44]-[.D44]);ABS([.C51]-[.D51]);ABS([.C58]-[.D58]);ABS([.C65]-[.D65]);ABS([.C72]-[.D72]))" table:style-name="ce1">
            <text:p>0.086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34" table:style-name="ce1">
            <text:p>0.34</text:p>
          </table:table-cell>
          <table:table-cell table:style-name="ce1"/>
          <table:table-cell office:value-type="float" office:value="9.3999999999999986E-2" table:formula="of:=AVERAGE(ABS([.J44]-[.K44]);ABS([.J51]-[.K51]);ABS([.J58]-[.K58]);ABS([.J65]-[.K65]);ABS([.J72]-[.K72]))" table:style-name="ce1">
            <text:p>0.094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38" table:style-name="ce1">
            <text:p>0.38</text:p>
          </table:table-cell>
          <table:table-cell table:style-name="ce1"/>
          <table:table-cell office:value-type="float" office:value="0.12" table:formula="of:=AVERAGE(ABS([.Q44]-[.R44]);ABS([.Q51]-[.R51]);ABS([.Q58]-[.R58]);ABS([.Q65]-[.R65]);ABS([.Q72]-[.R72]))" table:style-name="ce1">
            <text:p>0.12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19249999999999998" table:formula="of:=AVERAGE(ABS([.C41]-[.D41]);ABS([.C48]-[.D48]);ABS([.C55]-[.D55]);ABS([.C62]-[.D62]);ABS([.C69]-[.D69]);ABS([.C42]-[.D42]);ABS([.C43]-[.D43]);ABS([.C50]-[.D50]);ABS([.C57]-[.D57]);ABS([.C64]-[.D64]);ABS([.C71]-[.D71]);ABS([.C49]-[.D49]);ABS([.C56]-[.D56]);ABS([.C63]-[.D63]);ABS([.C70]-[.D70]);ABS([.C44]-[.D44]);ABS([.C51]-[.D51]);ABS([.C58]-[.D58]);ABS([.C65]-[.D65]);ABS([.C72]-[.D72]))" table:style-name="ce5">
            <text:p>0.1925</text:p>
          </table:table-cell>
          <table:table-cell table:number-columns-repeated="6" table:style-name="ce1"/>
          <table:table-cell office:value-type="float" office:value="0.16800000000000004" table:formula="of:=AVERAGE(ABS([.J41]-[.K41]);ABS([.J48]-[.K48]);ABS([.J55]-[.K55]);ABS([.J62]-[.K62]);ABS([.J69]-[.K69]);ABS([.J42]-[.K42]);ABS([.J43]-[.K43]);ABS([.J50]-[.K50]);ABS([.J57]-[.K57]);ABS([.J64]-[.K64]);ABS([.J71]-[.K71]);ABS([.J49]-[.K49]);ABS([.J56]-[.K56]);ABS([.J63]-[.K63]);ABS([.J70]-[.K70]);ABS([.J44]-[.K44]);ABS([.J51]-[.K51]);ABS([.J58]-[.K58]);ABS([.J65]-[.K65]);ABS([.J72]-[.K72]))" table:style-name="ce5">
            <text:p>0.168</text:p>
          </table:table-cell>
          <table:table-cell table:number-columns-repeated="6" table:style-name="ce1"/>
          <table:table-cell office:value-type="float" office:value="0.16349999999999998" table:formula="of:=AVERAGE(ABS([.Q41]-[.R41]);ABS([.Q48]-[.R48]);ABS([.Q55]-[.R55]);ABS([.Q62]-[.R62]);ABS([.Q69]-[.R69]);ABS([.Q42]-[.R42]);ABS([.Q43]-[.R43]);ABS([.Q50]-[.R50]);ABS([.Q57]-[.R57]);ABS([.Q64]-[.R64]);ABS([.Q71]-[.R71]);ABS([.Q49]-[.R49]);ABS([.Q56]-[.R56]);ABS([.Q63]-[.R63]);ABS([.Q70]-[.R70]);ABS([.Q44]-[.R44]);ABS([.Q51]-[.R51]);ABS([.Q58]-[.R58]);ABS([.Q65]-[.R65]);ABS([.Q72]-[.R72]))" table:style-name="ce5">
            <text:p>0.163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4" table:style-name="ce1"/>
          <table:table-cell office:value-type="float" office:value="0.15419997269437943" table:formula="of:=STDEV(ABS([.C41]-[.D41]);ABS([.C48]-[.D48]);ABS([.C55]-[.D55]);ABS([.C62]-[.D62]);ABS([.C69]-[.D69]);ABS([.C42]-[.D42]);ABS([.C43]-[.D43]);ABS([.C50]-[.D50]);ABS([.C57]-[.D57]);ABS([.C64]-[.D64]);ABS([.C71]-[.D71]);ABS([.C49]-[.D49]);ABS([.C56]-[.D56]);ABS([.C63]-[.D63]);ABS([.C70]-[.D70]);ABS([.C44]-[.D44]);ABS([.C51]-[.D51]);ABS([.C58]-[.D58]);ABS([.C65]-[.D65]);ABS([.C72]-[.D72]))" table:style-name="ce5">
            <text:p>0.154199973</text:p>
          </table:table-cell>
          <table:table-cell table:number-columns-repeated="6" table:style-name="ce1"/>
          <table:table-cell office:value-type="float" office:value="0.16047954452367535" table:formula="of:=STDEV(ABS([.J41]-[.K41]);ABS([.J48]-[.K48]);ABS([.J55]-[.K55]);ABS([.J62]-[.K62]);ABS([.J69]-[.K69]);ABS([.J42]-[.K42]);ABS([.J43]-[.K43]);ABS([.J50]-[.K50]);ABS([.J57]-[.K57]);ABS([.J64]-[.K64]);ABS([.J71]-[.K71]);ABS([.J49]-[.K49]);ABS([.J56]-[.K56]);ABS([.J63]-[.K63]);ABS([.J70]-[.K70]);ABS([.J44]-[.K44]);ABS([.J51]-[.K51]);ABS([.J58]-[.K58]);ABS([.J65]-[.K65]);ABS([.J72]-[.K72]))" table:style-name="ce5">
            <text:p>0.160479545</text:p>
          </table:table-cell>
          <table:table-cell table:number-columns-repeated="6" table:style-name="ce1"/>
          <table:table-cell office:value-type="float" office:value="9.2353725026745964E-2" table:formula="of:=STDEV(ABS([.Q41]-[.R41]);ABS([.Q48]-[.R48]);ABS([.Q55]-[.R55]);ABS([.Q62]-[.R62]);ABS([.Q69]-[.R69]);ABS([.Q42]-[.R42]);ABS([.Q43]-[.R43]);ABS([.Q50]-[.R50]);ABS([.Q57]-[.R57]);ABS([.Q64]-[.R64]);ABS([.Q71]-[.R71]);ABS([.Q49]-[.R49]);ABS([.Q56]-[.R56]);ABS([.Q63]-[.R63]);ABS([.Q70]-[.R70]);ABS([.Q44]-[.R44]);ABS([.Q51]-[.R51]);ABS([.Q58]-[.R58]);ABS([.Q65]-[.R65]);ABS([.Q72]-[.R72]))" table:style-name="ce5">
            <text:p>0.09235372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1" table:style-name="ce1">
            <text:p>0.1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3" table:style-name="ce1">
            <text:p>0.1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1" table:style-name="ce1">
            <text:p>0.11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5" table:style-name="ce1">
            <text:p>0.0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2" table:style-name="ce1">
            <text:p>0.0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5" table:style-name="ce1">
            <text:p>0.05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14000000000000001" table:style-name="ce1">
            <text:p>0.1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19" table:style-name="ce1">
            <text:p>0.19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14000000000000001" table:style-name="ce1">
            <text:p>0.14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11" table:style-name="ce1">
            <text:p>0.1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22" table:style-name="ce1">
            <text:p>0.22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46" table:style-name="ce1">
            <text:p>0.4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22" table:style-name="ce1">
            <text:p>0.22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35" table:style-name="ce1">
            <text:p>0.3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45" table:style-name="ce1">
            <text:p>0.45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33" table:style-name="ce1">
            <text:p>0.33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.5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.5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55000000000000004" table:style-name="ce1">
            <text:p>0.5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55000000000000004" table:style-name="ce1">
            <text:p>0.55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.0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72" table:style-name="ce1">
            <text:p>0.72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.51" table:style-name="ce1">
            <text:p>0.5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.56999999999999995" table:style-name="ce1">
            <text:p>0.5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6" table:style-name="ce1">
            <text:p>0.2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6" table:style-name="ce1">
            <text:p>0.26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6" table:style-name="ce1">
            <text:p>0.26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69" table:style-name="ce1">
            <text:p>0.6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69" table:style-name="ce1">
            <text:p>0.6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44" table:style-name="ce1">
            <text:p>0.44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8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81" table:style-name="ce1">
            <text:p>0.81</text:p>
          </table:table-cell>
          <table:table-cell table:style-name="ce1"/>
          <table:table-cell office:value-type="float" office:value="0.30799999999999994" table:formula="of:=AVERAGE(ABS([.C77]-[.D77]);ABS([.C84]-[.D84]);ABS([.C91]-[.D91]);ABS([.C98]-[.D98]);ABS([.C105]-[.D105]))" table:style-name="ce1">
            <text:p>0.308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73" table:style-name="ce1">
            <text:p>0.73</text:p>
          </table:table-cell>
          <table:table-cell table:style-name="ce1"/>
          <table:table-cell office:value-type="float" office:value="0.32999999999999996" table:formula="of:=AVERAGE(ABS([.J77]-[.K77]);ABS([.J84]-[.K84]);ABS([.J91]-[.K91]);ABS([.J98]-[.K98]);ABS([.J105]-[.K105]))" table:style-name="ce1">
            <text:p>0.33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62" table:style-name="ce1">
            <text:p>0.62</text:p>
          </table:table-cell>
          <table:table-cell table:style-name="ce1"/>
          <table:table-cell office:value-type="float" office:value="0.16" table:formula="of:=AVERAGE(ABS([.Q77]-[.R77]);ABS([.Q84]-[.R84]);ABS([.Q91]-[.R91]);ABS([.Q98]-[.R98]);ABS([.Q105]-[.R105]))" table:style-name="ce1">
            <text:p>0.16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56999999999999995" table:style-name="ce1">
            <text:p>0.57</text:p>
          </table:table-cell>
          <table:table-cell table:style-name="ce1"/>
          <table:table-cell office:value-type="float" office:value="0.22799999999999998" table:formula="of:=AVERAGE(ABS([.C78]-[.D78]);ABS([.C85]-[.D85]);ABS([.C92]-[.D92]);ABS([.C99]-[.D99]);ABS([.C106]-[.D106]))" table:style-name="ce1">
            <text:p>0.228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22" table:style-name="ce1">
            <text:p>0.22</text:p>
          </table:table-cell>
          <table:table-cell table:style-name="ce1"/>
          <table:table-cell office:value-type="float" office:value="0.11600000000000002" table:formula="of:=AVERAGE(ABS([.J78]-[.K78]);ABS([.J85]-[.K85]);ABS([.J92]-[.K92]);ABS([.J99]-[.K99]);ABS([.J106]-[.K106]))" table:style-name="ce1">
            <text:p>0.116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56999999999999995" table:style-name="ce1">
            <text:p>0.57</text:p>
          </table:table-cell>
          <table:table-cell table:style-name="ce1"/>
          <table:table-cell office:value-type="float" office:value="0.22799999999999998" table:formula="of:=AVERAGE(ABS([.Q78]-[.R78]);ABS([.Q85]-[.R85]);ABS([.Q92]-[.R92]);ABS([.Q99]-[.R99]);ABS([.Q106]-[.R106]))" table:style-name="ce1">
            <text:p>0.228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56000000000000005" table:style-name="ce1">
            <text:p>0.56</text:p>
          </table:table-cell>
          <table:table-cell table:style-name="ce1"/>
          <table:table-cell office:value-type="float" office:value="0.15599999999999997" table:formula="of:=AVERAGE(ABS([.C79]-[.D79]);ABS([.C86]-[.D86]);ABS([.C93]-[.D93]);ABS([.C100]-[.D100]);ABS([.C107]-[.D107]))" table:style-name="ce1">
            <text:p>0.156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55000000000000004" table:style-name="ce1">
            <text:p>0.55</text:p>
          </table:table-cell>
          <table:table-cell table:style-name="ce1"/>
          <table:table-cell office:value-type="float" office:value="0.14800000000000002" table:formula="of:=AVERAGE(ABS([.J79]-[.K79]);ABS([.J86]-[.K86]);ABS([.J93]-[.K93]);ABS([.J100]-[.K100]);ABS([.J107]-[.K107]))" table:style-name="ce1">
            <text:p>0.148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56000000000000005" table:style-name="ce1">
            <text:p>0.56</text:p>
          </table:table-cell>
          <table:table-cell table:style-name="ce1"/>
          <table:table-cell office:value-type="float" office:value="0.15599999999999997" table:formula="of:=AVERAGE(ABS([.Q79]-[.R79]);ABS([.Q86]-[.R86]);ABS([.Q93]-[.R93]);ABS([.Q100]-[.R100]);ABS([.Q107]-[.R107]))" table:style-name="ce1">
            <text:p>0.156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26" table:style-name="ce1">
            <text:p>0.26</text:p>
          </table:table-cell>
          <table:table-cell table:style-name="ce1"/>
          <table:table-cell office:value-type="float" office:value="5.6000000000000008E-2" table:formula="of:=AVERAGE(ABS([.C80]-[.D80]);ABS([.C87]-[.D87]);ABS([.C94]-[.D94]);ABS([.C101]-[.D101]);ABS([.C108]-[.D108]))" table:style-name="ce1">
            <text:p>0.056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26" table:style-name="ce1">
            <text:p>0.26</text:p>
          </table:table-cell>
          <table:table-cell table:style-name="ce1"/>
          <table:table-cell office:value-type="float" office:value="6.2000000000000013E-2" table:formula="of:=AVERAGE(ABS([.J80]-[.K80]);ABS([.J87]-[.K87]);ABS([.J94]-[.K94]);ABS([.J101]-[.K101]);ABS([.J108]-[.K108]))" table:style-name="ce1">
            <text:p>0.062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34" table:style-name="ce1">
            <text:p>0.34</text:p>
          </table:table-cell>
          <table:table-cell table:style-name="ce1"/>
          <table:table-cell office:value-type="float" office:value="0.09" table:formula="of:=AVERAGE(ABS([.Q80]-[.R80]);ABS([.Q87]-[.R87]);ABS([.Q94]-[.R94]);ABS([.Q101]-[.R101]);ABS([.Q108]-[.R108]))" table:style-name="ce1">
            <text:p>0.09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18699999999999997" table:formula="of:=AVERAGE(ABS([.C77]-[.D77]);ABS([.C84]-[.D84]);ABS([.C91]-[.D91]);ABS([.C98]-[.D98]);ABS([.C105]-[.D105]);ABS([.C78]-[.D78]);ABS([.C79]-[.D79]);ABS([.C86]-[.D86]);ABS([.C93]-[.D93]);ABS([.C100]-[.D100]);ABS([.C107]-[.D107]);ABS([.C85]-[.D85]);ABS([.C92]-[.D92]);ABS([.C99]-[.D99]);ABS([.C106]-[.D106]);ABS([.C80]-[.D80]);ABS([.C87]-[.D87]);ABS([.C94]-[.D94]);ABS([.C101]-[.D101]);ABS([.C108]-[.D108]))" table:style-name="ce5">
            <text:p>0.187</text:p>
          </table:table-cell>
          <table:table-cell table:number-columns-repeated="6" table:style-name="ce1"/>
          <table:table-cell office:value-type="float" office:value="0.16400000000000001" table:formula="of:=AVERAGE(ABS([.J77]-[.K77]);ABS([.J84]-[.K84]);ABS([.J91]-[.K91]);ABS([.J98]-[.K98]);ABS([.J105]-[.K105]);ABS([.J78]-[.K78]);ABS([.J79]-[.K79]);ABS([.J86]-[.K86]);ABS([.J93]-[.K93]);ABS([.J100]-[.K100]);ABS([.J107]-[.K107]);ABS([.J85]-[.K85]);ABS([.J92]-[.K92]);ABS([.J99]-[.K99]);ABS([.J106]-[.K106]);ABS([.J80]-[.K80]);ABS([.J87]-[.K87]);ABS([.J94]-[.K94]);ABS([.J101]-[.K101]);ABS([.J108]-[.K108]))" table:style-name="ce5">
            <text:p>0.164</text:p>
          </table:table-cell>
          <table:table-cell table:number-columns-repeated="6" table:style-name="ce1"/>
          <table:table-cell office:value-type="float" office:value="0.1585" table:formula="of:=AVERAGE(ABS([.Q77]-[.R77]);ABS([.Q84]-[.R84]);ABS([.Q91]-[.R91]);ABS([.Q98]-[.R98]);ABS([.Q105]-[.R105]);ABS([.Q78]-[.R78]);ABS([.Q79]-[.R79]);ABS([.Q86]-[.R86]);ABS([.Q93]-[.R93]);ABS([.Q100]-[.R100]);ABS([.Q107]-[.R107]);ABS([.Q85]-[.R85]);ABS([.Q92]-[.R92]);ABS([.Q99]-[.R99]);ABS([.Q106]-[.R106]);ABS([.Q80]-[.R80]);ABS([.Q87]-[.R87]);ABS([.Q94]-[.R94]);ABS([.Q101]-[.R101]);ABS([.Q108]-[.R108]))" table:style-name="ce5">
            <text:p>0.158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4" table:style-name="ce1"/>
          <table:table-cell office:value-type="float" office:value="0.16293686216639741" table:formula="of:=STDEV(ABS([.C77]-[.D77]);ABS([.C84]-[.D84]);ABS([.C91]-[.D91]);ABS([.C98]-[.D98]);ABS([.C105]-[.D105]);ABS([.C78]-[.D78]);ABS([.C79]-[.D79]);ABS([.C86]-[.D86]);ABS([.C93]-[.D93]);ABS([.C100]-[.D100]);ABS([.C107]-[.D107]);ABS([.C85]-[.D85]);ABS([.C92]-[.D92]);ABS([.C99]-[.D99]);ABS([.C106]-[.D106]);ABS([.C80]-[.D80]);ABS([.C87]-[.D87]);ABS([.C94]-[.D94]);ABS([.C101]-[.D101]);ABS([.C108]-[.D108]))" table:style-name="ce5">
            <text:p>0.162936862</text:p>
          </table:table-cell>
          <table:table-cell table:number-columns-repeated="6" table:style-name="ce1"/>
          <table:table-cell office:value-type="float" office:value="0.1687227560853978" table:formula="of:=STDEV(ABS([.J77]-[.K77]);ABS([.J84]-[.K84]);ABS([.J91]-[.K91]);ABS([.J98]-[.K98]);ABS([.J105]-[.K105]);ABS([.J78]-[.K78]);ABS([.J79]-[.K79]);ABS([.J86]-[.K86]);ABS([.J93]-[.K93]);ABS([.J100]-[.K100]);ABS([.J107]-[.K107]);ABS([.J85]-[.K85]);ABS([.J92]-[.K92]);ABS([.J99]-[.K99]);ABS([.J106]-[.K106]);ABS([.J80]-[.K80]);ABS([.J87]-[.K87]);ABS([.J94]-[.K94]);ABS([.J101]-[.K101]);ABS([.J108]-[.K108]))" table:style-name="ce5">
            <text:p>0.168722756</text:p>
          </table:table-cell>
          <table:table-cell table:number-columns-repeated="6" table:style-name="ce1"/>
          <table:table-cell office:value-type="float" office:value="9.8903195627154286E-2" table:formula="of:=STDEV(ABS([.Q77]-[.R77]);ABS([.Q84]-[.R84]);ABS([.Q91]-[.R91]);ABS([.Q98]-[.R98]);ABS([.Q105]-[.R105]);ABS([.Q78]-[.R78]);ABS([.Q79]-[.R79]);ABS([.Q86]-[.R86]);ABS([.Q93]-[.R93]);ABS([.Q100]-[.R100]);ABS([.Q107]-[.R107]);ABS([.Q85]-[.R85]);ABS([.Q92]-[.R92]);ABS([.Q99]-[.R99]);ABS([.Q106]-[.R106]);ABS([.Q80]-[.R80]);ABS([.Q87]-[.R87]);ABS([.Q94]-[.R94]);ABS([.Q101]-[.R101]);ABS([.Q108]-[.R108]))" table:style-name="ce5">
            <text:p>0.09890319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2" table:style-name="ce1">
            <text:p>0.12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6" table:style-name="ce1">
            <text:p>0.0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2" table:style-name="ce1">
            <text:p>0.0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6" table:style-name="ce1">
            <text:p>0.06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16" table:style-name="ce1">
            <text:p>0.16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16" table:style-name="ce1">
            <text:p>0.16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42" table:style-name="ce1">
            <text:p>0.4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4" table:style-name="ce1">
            <text:p>0.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41" table:style-name="ce1">
            <text:p>0.41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36" table:style-name="ce1">
            <text:p>0.36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41" table:style-name="ce1">
            <text:p>0.41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38" table:style-name="ce1">
            <text:p>0.38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52" table:style-name="ce1">
            <text:p>0.5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52" table:style-name="ce1">
            <text:p>0.52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.0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51" table:style-name="ce1">
            <text:p>0.5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49" table:style-name="ce1">
            <text:p>0.4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69" table:style-name="ce1">
            <text:p>0.69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.53" table:style-name="ce1">
            <text:p>0.5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4" table:style-name="ce1">
            <text:p>0.24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66" table:style-name="ce1">
            <text:p>0.6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66" table:style-name="ce1">
            <text:p>0.6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5" table:style-name="ce1">
            <text:p>0.5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7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style-name="ce1"/>
          <table:table-cell office:value-type="float" office:value="0.30799999999999994" table:formula="of:=AVERAGE(ABS([.C113]-[.D113]);ABS([.C120]-[.D120]);ABS([.C127]-[.D127]);ABS([.C134]-[.D134]);ABS([.C141]-[.D141]))" table:style-name="ce1">
            <text:p>0.308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84" table:style-name="ce1">
            <text:p>0.84</text:p>
          </table:table-cell>
          <table:table-cell table:style-name="ce1"/>
          <table:table-cell office:value-type="float" office:value="0.33599999999999997" table:formula="of:=AVERAGE(ABS([.J113]-[.K113]);ABS([.J120]-[.K120]);ABS([.J127]-[.K127]);ABS([.J134]-[.K134]);ABS([.J141]-[.K141]))" table:style-name="ce1">
            <text:p>0.336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59" table:style-name="ce1">
            <text:p>0.59</text:p>
          </table:table-cell>
          <table:table-cell table:style-name="ce1"/>
          <table:table-cell office:value-type="float" office:value="0.16800000000000001" table:formula="of:=AVERAGE(ABS([.Q113]-[.R113]);ABS([.Q120]-[.R120]);ABS([.Q127]-[.R127]);ABS([.Q134]-[.R134]);ABS([.Q141]-[.R141]))" table:style-name="ce1">
            <text:p>0.168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64" table:style-name="ce1">
            <text:p>0.64</text:p>
          </table:table-cell>
          <table:table-cell table:style-name="ce1"/>
          <table:table-cell office:value-type="float" office:value="0.24199999999999999" table:formula="of:=AVERAGE(ABS([.C114]-[.D114]);ABS([.C121]-[.D121]);ABS([.C128]-[.D128]);ABS([.C135]-[.D135]);ABS([.C142]-[.D142]))" table:style-name="ce1">
            <text:p>0.242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table:style-name="ce1"/>
          <table:table-cell office:value-type="float" office:value="0.10400000000000001" table:formula="of:=AVERAGE(ABS([.J114]-[.K114]);ABS([.J121]-[.K121]);ABS([.J128]-[.K128]);ABS([.J135]-[.K135]);ABS([.J142]-[.K142]))" table:style-name="ce1">
            <text:p>0.104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64" table:style-name="ce1">
            <text:p>0.64</text:p>
          </table:table-cell>
          <table:table-cell table:style-name="ce1"/>
          <table:table-cell office:value-type="float" office:value="0.24199999999999999" table:formula="of:=AVERAGE(ABS([.Q114]-[.R114]);ABS([.Q121]-[.R121]);ABS([.Q128]-[.R128]);ABS([.Q135]-[.R135]);ABS([.Q142]-[.R142]))" table:style-name="ce1">
            <text:p>0.242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65" table:style-name="ce1">
            <text:p>0.65</text:p>
          </table:table-cell>
          <table:table-cell table:style-name="ce1"/>
          <table:table-cell office:value-type="float" office:value="0.14000000000000001" table:formula="of:=AVERAGE(ABS([.C115]-[.D115]);ABS([.C122]-[.D122]);ABS([.C129]-[.D129]);ABS([.C136]-[.D136]);ABS([.C143]-[.D143]))" table:style-name="ce1">
            <text:p>0.14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62" table:style-name="ce1">
            <text:p>0.62</text:p>
          </table:table-cell>
          <table:table-cell table:style-name="ce1"/>
          <table:table-cell office:value-type="float" office:value="0.16200000000000003" table:formula="of:=AVERAGE(ABS([.J115]-[.K115]);ABS([.J122]-[.K122]);ABS([.J129]-[.K129]);ABS([.J136]-[.K136]);ABS([.J143]-[.K143]))" table:style-name="ce1">
            <text:p>0.162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65" table:style-name="ce1">
            <text:p>0.65</text:p>
          </table:table-cell>
          <table:table-cell table:style-name="ce1"/>
          <table:table-cell office:value-type="float" office:value="0.14000000000000001" table:formula="of:=AVERAGE(ABS([.Q115]-[.R115]);ABS([.Q122]-[.R122]);ABS([.Q129]-[.R129]);ABS([.Q136]-[.R136]);ABS([.Q143]-[.R143]))" table:style-name="ce1">
            <text:p>0.14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5.6000000000000008E-2" table:formula="of:=AVERAGE(ABS([.C116]-[.D116]);ABS([.C123]-[.D123]);ABS([.C130]-[.D130]);ABS([.C137]-[.D137]);ABS([.C144]-[.D144]))" table:style-name="ce1">
            <text:p>0.056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6.2000000000000013E-2" table:formula="of:=AVERAGE(ABS([.J116]-[.K116]);ABS([.J123]-[.K123]);ABS([.J130]-[.K130]);ABS([.J137]-[.K137]);ABS([.J144]-[.K144]))" table:style-name="ce1">
            <text:p>0.062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35" table:style-name="ce1">
            <text:p>0.35</text:p>
          </table:table-cell>
          <table:table-cell table:style-name="ce1"/>
          <table:table-cell office:value-type="float" office:value="0.10999999999999999" table:formula="of:=AVERAGE(ABS([.Q116]-[.R116]);ABS([.Q123]-[.R123]);ABS([.Q130]-[.R130]);ABS([.Q137]-[.R137]);ABS([.Q144]-[.R144]))" table:style-name="ce1">
            <text:p>0.11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18649999999999994" table:formula="of:=AVERAGE(ABS([.C113]-[.D113]);ABS([.C120]-[.D120]);ABS([.C127]-[.D127]);ABS([.C134]-[.D134]);ABS([.C141]-[.D141]);ABS([.C114]-[.D114]);ABS([.C115]-[.D115]);ABS([.C122]-[.D122]);ABS([.C129]-[.D129]);ABS([.C136]-[.D136]);ABS([.C143]-[.D143]);ABS([.C121]-[.D121]);ABS([.C128]-[.D128]);ABS([.C135]-[.D135]);ABS([.C142]-[.D142]);ABS([.C116]-[.D116]);ABS([.C123]-[.D123]);ABS([.C130]-[.D130]);ABS([.C137]-[.D137]);ABS([.C144]-[.D144]))" table:style-name="ce5">
            <text:p>0.1865</text:p>
          </table:table-cell>
          <table:table-cell table:number-columns-repeated="6" table:style-name="ce1"/>
          <table:table-cell office:value-type="float" office:value="0.16600000000000001" table:formula="of:=AVERAGE(ABS([.J113]-[.K113]);ABS([.J120]-[.K120]);ABS([.J127]-[.K127]);ABS([.J134]-[.K134]);ABS([.J141]-[.K141]);ABS([.J114]-[.K114]);ABS([.J115]-[.K115]);ABS([.J122]-[.K122]);ABS([.J129]-[.K129]);ABS([.J136]-[.K136]);ABS([.J143]-[.K143]);ABS([.J121]-[.K121]);ABS([.J128]-[.K128]);ABS([.J135]-[.K135]);ABS([.J142]-[.K142]);ABS([.J116]-[.K116]);ABS([.J123]-[.K123]);ABS([.J130]-[.K130]);ABS([.J137]-[.K137]);ABS([.J144]-[.K144]))" table:style-name="ce5">
            <text:p>0.166</text:p>
          </table:table-cell>
          <table:table-cell table:number-columns-repeated="6" table:style-name="ce1"/>
          <table:table-cell office:value-type="float" office:value="0.16499999999999998" table:formula="of:=AVERAGE(ABS([.Q113]-[.R113]);ABS([.Q120]-[.R120]);ABS([.Q127]-[.R127]);ABS([.Q134]-[.R134]);ABS([.Q141]-[.R141]);ABS([.Q114]-[.R114]);ABS([.Q115]-[.R115]);ABS([.Q122]-[.R122]);ABS([.Q129]-[.R129]);ABS([.Q136]-[.R136]);ABS([.Q143]-[.R143]);ABS([.Q121]-[.R121]);ABS([.Q128]-[.R128]);ABS([.Q135]-[.R135]);ABS([.Q142]-[.R142]);ABS([.Q116]-[.R116]);ABS([.Q123]-[.R123]);ABS([.Q130]-[.R130]);ABS([.Q137]-[.R137]);ABS([.Q144]-[.R144]))" table:style-name="ce5">
            <text:p>0.16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4" table:style-name="ce1"/>
          <table:table-cell office:value-type="float" office:value="0.17220779981112783" table:formula="of:=STDEV(ABS([.C113]-[.D113]);ABS([.C120]-[.D120]);ABS([.C127]-[.D127]);ABS([.C134]-[.D134]);ABS([.C141]-[.D141]);ABS([.C114]-[.D114]);ABS([.C115]-[.D115]);ABS([.C122]-[.D122]);ABS([.C129]-[.D129]);ABS([.C136]-[.D136]);ABS([.C143]-[.D143]);ABS([.C121]-[.D121]);ABS([.C128]-[.D128]);ABS([.C135]-[.D135]);ABS([.C142]-[.D142]);ABS([.C116]-[.D116]);ABS([.C123]-[.D123]);ABS([.C130]-[.D130]);ABS([.C137]-[.D137]);ABS([.C144]-[.D144]))" table:style-name="ce5">
            <text:p>0.1722078</text:p>
          </table:table-cell>
          <table:table-cell table:number-columns-repeated="6" table:style-name="ce1"/>
          <table:table-cell office:value-type="float" office:value="0.17628923602092697" table:formula="of:=STDEV(ABS([.J113]-[.K113]);ABS([.J120]-[.K120]);ABS([.J127]-[.K127]);ABS([.J134]-[.K134]);ABS([.J141]-[.K141]);ABS([.J114]-[.K114]);ABS([.J115]-[.K115]);ABS([.J122]-[.K122]);ABS([.J129]-[.K129]);ABS([.J136]-[.K136]);ABS([.J143]-[.K143]);ABS([.J121]-[.K121]);ABS([.J128]-[.K128]);ABS([.J135]-[.K135]);ABS([.J142]-[.K142]);ABS([.J116]-[.K116]);ABS([.J123]-[.K123]);ABS([.J130]-[.K130]);ABS([.J137]-[.K137]);ABS([.J144]-[.K144]))" table:style-name="ce5">
            <text:p>0.176289236</text:p>
          </table:table-cell>
          <table:table-cell table:number-columns-repeated="6" table:style-name="ce1"/>
          <table:table-cell office:value-type="float" office:value="0.106844697920319" table:formula="of:=STDEV(ABS([.Q113]-[.R113]);ABS([.Q120]-[.R120]);ABS([.Q127]-[.R127]);ABS([.Q134]-[.R134]);ABS([.Q141]-[.R141]);ABS([.Q114]-[.R114]);ABS([.Q115]-[.R115]);ABS([.Q122]-[.R122]);ABS([.Q129]-[.R129]);ABS([.Q136]-[.R136]);ABS([.Q143]-[.R143]);ABS([.Q121]-[.R121]);ABS([.Q128]-[.R128]);ABS([.Q135]-[.R135]);ABS([.Q142]-[.R142]);ABS([.Q116]-[.R116]);ABS([.Q123]-[.R123]);ABS([.Q130]-[.R130]);ABS([.Q137]-[.R137]);ABS([.Q144]-[.R144]))" table:style-name="ce5">
            <text:p>0.106844698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03" table:style-name="ce1">
            <text:p>0.0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4000000000000001" table:style-name="ce1">
            <text:p>0.14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7.0000000000000007E-2" table:style-name="ce1">
            <text:p>0.0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2" table:style-name="ce1">
            <text:p>0.0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14000000000000001" table:style-name="ce1">
            <text:p>0.1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11" table:style-name="ce1">
            <text:p>0.11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14000000000000001" table:style-name="ce1">
            <text:p>0.14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28999999999999998" table:style-name="ce1">
            <text:p>0.29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46" table:style-name="ce1">
            <text:p>0.4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28999999999999998" table:style-name="ce1">
            <text:p>0.29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45" table:style-name="ce1">
            <text:p>0.45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3" table:style-name="ce1">
            <text:p>0.43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59" table:style-name="ce1">
            <text:p>0.59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49" table:style-name="ce1">
            <text:p>0.49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49" table:style-name="ce1">
            <text:p>0.49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44" table:style-name="ce1">
            <text:p>0.4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42" table:style-name="ce1">
            <text:p>0.4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64" table:style-name="ce1">
            <text:p>0.64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Frequency(Hz)</text:p>
          </table:table-cell>
          <table:table-cell office:value-type="string" table:style-name="ce4">
            <text:p>Volume</text:p>
          </table:table-cell>
          <table:table-cell office:value-type="string" table:style-name="ce4">
            <text:p>confProb</text:p>
          </table:table-cell>
          <table:table-cell office:value-type="string" table:style-name="ce4">
            <text:p>modelProb</text:p>
          </table:table-cell>
          <table:table-cell table:number-columns-repeated="2" table:style-name="ce4"/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4">
            <text:p>3520</text:p>
          </table:table-cell>
          <table:table-cell office:value-type="float" office:value="14.63" table:style-name="ce4">
            <text:p>14.63</text:p>
          </table:table-cell>
          <table:table-cell office:value-type="float" office:value="0.05" table:style-name="ce4">
            <text:p>0.05</text:p>
          </table:table-cell>
          <table:table-cell office:value-type="float" office:value="0.5" table:style-name="ce4">
            <text:p>0.5</text:p>
          </table:table-cell>
          <table:table-cell table:number-columns-repeated="2" table:style-name="ce4"/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.56000000000000005" table:style-name="ce1">
            <text:p>0.5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880" table:style-name="ce4">
            <text:p>880</text:p>
          </table:table-cell>
          <table:table-cell office:value-type="float" office:value="46.91" table:style-name="ce4">
            <text:p>46.91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4">
            <text:p>0.25</text:p>
          </table:table-cell>
          <table:table-cell table:number-columns-repeated="2" table:style-name="ce4"/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16366"/>
        </table:table-row>
        <table:table-row table:style-name="ro1">
          <table:table-cell office:value-type="float" office:value="1760" table:style-name="ce4">
            <text:p>1760</text:p>
          </table:table-cell>
          <table:table-cell office:value-type="float" office:value="18.61" table:style-name="ce4">
            <text:p>18.61</text:p>
          </table:table-cell>
          <table:table-cell office:value-type="float" office:value="0.1" table:style-name="ce4">
            <text:p>0.1</text:p>
          </table:table-cell>
          <table:table-cell office:value-type="float" office:value="0.22" table:style-name="ce4">
            <text:p>0.22</text:p>
          </table:table-cell>
          <table:table-cell table:number-columns-repeated="2" table:style-name="ce4"/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2" table:style-name="ce1">
            <text:p>0.22</text:p>
          </table:table-cell>
          <table:table-cell table:number-columns-repeated="16366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float" office:value="166.42" table:style-name="ce4">
            <text:p>166.42</text:p>
          </table:table-cell>
          <table:table-cell office:value-type="float" office:value="0.65" table:style-name="ce4">
            <text:p>0.65</text:p>
          </table:table-cell>
          <table:table-cell office:value-type="float" office:value="0.61" table:style-name="ce4">
            <text:p>0.61</text:p>
          </table:table-cell>
          <table:table-cell table:number-columns-repeated="2" table:style-name="ce4"/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61" table:style-name="ce1">
            <text:p>0.6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43" table:style-name="ce1">
            <text:p>0.43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5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92" table:style-name="ce1">
            <text:p>0.92</text:p>
          </table:table-cell>
          <table:table-cell table:style-name="ce1"/>
          <table:table-cell office:value-type="float" office:value="0.314" table:formula="of:=AVERAGE(ABS([.C149]-[.D149]);ABS([.C156]-[.D156]);ABS([.C163]-[.D163]);ABS([.C170]-[.D170]);ABS([.C177]-[.D177]))" table:style-name="ce1">
            <text:p>0.314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84" table:style-name="ce1">
            <text:p>0.84</text:p>
          </table:table-cell>
          <table:table-cell table:style-name="ce1"/>
          <table:table-cell office:value-type="float" office:value="0.34599999999999997" table:formula="of:=AVERAGE(ABS([.J149]-[.K149]);ABS([.J156]-[.K156]);ABS([.J163]-[.K163]);ABS([.J170]-[.K170]);ABS([.J177]-[.K177]))" table:style-name="ce1">
            <text:p>0.346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66" table:style-name="ce1">
            <text:p>0.66</text:p>
          </table:table-cell>
          <table:table-cell table:style-name="ce1"/>
          <table:table-cell office:value-type="float" office:value="0.14200000000000002" table:formula="of:=AVERAGE(ABS([.Q149]-[.R149]);ABS([.Q156]-[.R156]);ABS([.Q163]-[.R163]);ABS([.Q170]-[.R170]);ABS([.Q177]-[.R177]))" table:style-name="ce1">
            <text:p>0.142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61" table:style-name="ce1">
            <text:p>0.61</text:p>
          </table:table-cell>
          <table:table-cell table:style-name="ce1"/>
          <table:table-cell office:value-type="float" office:value="0.23599999999999999" table:formula="of:=AVERAGE(ABS([.C150]-[.D150]);ABS([.C157]-[.D157]);ABS([.C164]-[.D164]);ABS([.C171]-[.D171]);ABS([.C178]-[.D178]))" table:style-name="ce1">
            <text:p>0.236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table:style-name="ce1"/>
          <table:table-cell office:value-type="float" office:value="0.08" table:formula="of:=AVERAGE(ABS([.J150]-[.K150]);ABS([.J157]-[.K157]);ABS([.J164]-[.K164]);ABS([.J171]-[.K171]);ABS([.J178]-[.K178]))" table:style-name="ce1">
            <text:p>0.08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61" table:style-name="ce1">
            <text:p>0.61</text:p>
          </table:table-cell>
          <table:table-cell table:style-name="ce1"/>
          <table:table-cell office:value-type="float" office:value="0.23599999999999999" table:formula="of:=AVERAGE(ABS([.Q150]-[.R150]);ABS([.Q157]-[.R157]);ABS([.Q164]-[.R164]);ABS([.Q171]-[.R171]);ABS([.Q178]-[.R178]))" table:style-name="ce1">
            <text:p>0.236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0.15600000000000003" table:formula="of:=AVERAGE(ABS([.C151]-[.D151]);ABS([.C158]-[.D158]);ABS([.C165]-[.D165]);ABS([.C172]-[.D172]);ABS([.C179]-[.D179]))" table:style-name="ce1">
            <text:p>0.156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53" table:style-name="ce1">
            <text:p>0.53</text:p>
          </table:table-cell>
          <table:table-cell table:style-name="ce1"/>
          <table:table-cell office:value-type="float" office:value="0.20800000000000002" table:formula="of:=AVERAGE(ABS([.J151]-[.K151]);ABS([.J158]-[.K158]);ABS([.J165]-[.K165]);ABS([.J172]-[.K172]);ABS([.J179]-[.K179]))" table:style-name="ce1">
            <text:p>0.208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0.15600000000000003" table:formula="of:=AVERAGE(ABS([.Q151]-[.R151]);ABS([.Q158]-[.R158]);ABS([.Q165]-[.R165]);ABS([.Q172]-[.R172]);ABS([.Q179]-[.R179]))" table:style-name="ce1">
            <text:p>0.156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27" table:style-name="ce1">
            <text:p>0.27</text:p>
          </table:table-cell>
          <table:table-cell table:style-name="ce1"/>
          <table:table-cell office:value-type="float" office:value="0.10599999999999998" table:formula="of:=AVERAGE(ABS([.C152]-[.D152]);ABS([.C159]-[.D159]);ABS([.C166]-[.D166]);ABS([.C173]-[.D173]);ABS([.C180]-[.D180]))" table:style-name="ce1">
            <text:p>0.106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27" table:style-name="ce1">
            <text:p>0.27</text:p>
          </table:table-cell>
          <table:table-cell table:style-name="ce1"/>
          <table:table-cell office:value-type="float" office:value="0.11599999999999996" table:formula="of:=AVERAGE(ABS([.J152]-[.K152]);ABS([.J159]-[.K159]);ABS([.J166]-[.K166]);ABS([.J173]-[.K173]);ABS([.J180]-[.K180]))" table:style-name="ce1">
            <text:p>0.116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43" table:style-name="ce1">
            <text:p>0.43</text:p>
          </table:table-cell>
          <table:table-cell table:style-name="ce1"/>
          <table:table-cell office:value-type="float" office:value="0.10600000000000001" table:formula="of:=AVERAGE(ABS([.Q152]-[.R152]);ABS([.Q159]-[.R159]);ABS([.Q166]-[.R166]);ABS([.Q173]-[.R173]);ABS([.Q180]-[.R180]))" table:style-name="ce1">
            <text:p>0.106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20299999999999999" table:formula="of:=AVERAGE(ABS([.C149]-[.D149]);ABS([.C156]-[.D156]);ABS([.C163]-[.D163]);ABS([.C170]-[.D170]);ABS([.C177]-[.D177]);ABS([.C150]-[.D150]);ABS([.C151]-[.D151]);ABS([.C158]-[.D158]);ABS([.C165]-[.D165]);ABS([.C172]-[.D172]);ABS([.C179]-[.D179]);ABS([.C157]-[.D157]);ABS([.C164]-[.D164]);ABS([.C171]-[.D171]);ABS([.C178]-[.D178]);ABS([.C152]-[.D152]);ABS([.C159]-[.D159]);ABS([.C166]-[.D166]);ABS([.C173]-[.D173]);ABS([.C180]-[.D180]))" table:style-name="ce5">
            <text:p>0.203</text:p>
          </table:table-cell>
          <table:table-cell table:number-columns-repeated="6" table:style-name="ce1"/>
          <table:table-cell office:value-type="float" office:value="0.1875" table:formula="of:=AVERAGE(ABS([.J149]-[.K149]);ABS([.J156]-[.K156]);ABS([.J163]-[.K163]);ABS([.J170]-[.K170]);ABS([.J177]-[.K177]);ABS([.J150]-[.K150]);ABS([.J151]-[.K151]);ABS([.J158]-[.K158]);ABS([.J165]-[.K165]);ABS([.J172]-[.K172]);ABS([.J179]-[.K179]);ABS([.J157]-[.K157]);ABS([.J164]-[.K164]);ABS([.J171]-[.K171]);ABS([.J178]-[.K178]);ABS([.J152]-[.K152]);ABS([.J159]-[.K159]);ABS([.J166]-[.K166]);ABS([.J173]-[.K173]);ABS([.J180]-[.K180]))" table:style-name="ce5">
            <text:p>0.1875</text:p>
          </table:table-cell>
          <table:table-cell table:number-columns-repeated="6" table:style-name="ce1"/>
          <table:table-cell office:value-type="float" office:value="0.15999999999999998" table:formula="of:=AVERAGE(ABS([.Q149]-[.R149]);ABS([.Q156]-[.R156]);ABS([.Q163]-[.R163]);ABS([.Q170]-[.R170]);ABS([.Q177]-[.R177]);ABS([.Q150]-[.R150]);ABS([.Q151]-[.R151]);ABS([.Q158]-[.R158]);ABS([.Q165]-[.R165]);ABS([.Q172]-[.R172]);ABS([.Q179]-[.R179]);ABS([.Q157]-[.R157]);ABS([.Q164]-[.R164]);ABS([.Q171]-[.R171]);ABS([.Q178]-[.R178]);ABS([.Q152]-[.R152]);ABS([.Q159]-[.R159]);ABS([.Q166]-[.R166]);ABS([.Q173]-[.R173]);ABS([.Q180]-[.R180]))" table:style-name="ce5">
            <text:p>0.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4" table:style-name="ce1"/>
          <table:table-cell office:value-type="float" office:value="0.16749234075182756" table:formula="of:=STDEV(ABS([.C149]-[.D149]);ABS([.C156]-[.D156]);ABS([.C163]-[.D163]);ABS([.C170]-[.D170]);ABS([.C177]-[.D177]);ABS([.C150]-[.D150]);ABS([.C151]-[.D151]);ABS([.C158]-[.D158]);ABS([.C165]-[.D165]);ABS([.C172]-[.D172]);ABS([.C179]-[.D179]);ABS([.C157]-[.D157]);ABS([.C164]-[.D164]);ABS([.C171]-[.D171]);ABS([.C178]-[.D178]);ABS([.C152]-[.D152]);ABS([.C159]-[.D159]);ABS([.C166]-[.D166]);ABS([.C173]-[.D173]);ABS([.C180]-[.D180]))" table:style-name="ce5">
            <text:p>0.167492341</text:p>
          </table:table-cell>
          <table:table-cell table:number-columns-repeated="6" table:style-name="ce1"/>
          <table:table-cell office:value-type="float" office:value="0.18433022426869489" table:formula="of:=STDEV(ABS([.J149]-[.K149]);ABS([.J156]-[.K156]);ABS([.J163]-[.K163]);ABS([.J170]-[.K170]);ABS([.J177]-[.K177]);ABS([.J150]-[.K150]);ABS([.J151]-[.K151]);ABS([.J158]-[.K158]);ABS([.J165]-[.K165]);ABS([.J172]-[.K172]);ABS([.J179]-[.K179]);ABS([.J157]-[.K157]);ABS([.J164]-[.K164]);ABS([.J171]-[.K171]);ABS([.J178]-[.K178]);ABS([.J152]-[.K152]);ABS([.J159]-[.K159]);ABS([.J166]-[.K166]);ABS([.J173]-[.K173]);ABS([.J180]-[.K180]))" table:style-name="ce5">
            <text:p>0.184330224</text:p>
          </table:table-cell>
          <table:table-cell table:number-columns-repeated="6" table:style-name="ce1"/>
          <table:table-cell office:value-type="float" office:value="0.10828811471936194" table:formula="of:=STDEV(ABS([.Q149]-[.R149]);ABS([.Q156]-[.R156]);ABS([.Q163]-[.R163]);ABS([.Q170]-[.R170]);ABS([.Q177]-[.R177]);ABS([.Q150]-[.R150]);ABS([.Q151]-[.R151]);ABS([.Q158]-[.R158]);ABS([.Q165]-[.R165]);ABS([.Q172]-[.R172]);ABS([.Q179]-[.R179]);ABS([.Q157]-[.R157]);ABS([.Q164]-[.R164]);ABS([.Q171]-[.R171]);ABS([.Q178]-[.R178]);ABS([.Q152]-[.R152]);ABS([.Q159]-[.R159]);ABS([.Q166]-[.R166]);ABS([.Q173]-[.R173]);ABS([.Q180]-[.R180]))" table:style-name="ce5">
            <text:p>0.10828811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05" table:style-name="ce1">
            <text:p>0.05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5" table:style-name="ce1">
            <text:p>0.0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5" table:style-name="ce1">
            <text:p>0.0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15" table:style-name="ce1">
            <text:p>0.1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2" table:style-name="ce1">
            <text:p>0.2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01" table:style-name="ce1">
            <text:p>0.0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2" table:style-name="ce1">
            <text:p>0.2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41" table:style-name="ce1">
            <text:p>0.4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4" table:style-name="ce1">
            <text:p>0.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47" table:style-name="ce1">
            <text:p>0.47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.65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67" table:style-name="ce1">
            <text:p>0.6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.09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44" table:style-name="ce1">
            <text:p>0.4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65" table:style-name="ce1">
            <text:p>0.65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.54" table:style-name="ce1">
            <text:p>0.5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.6" table:style-name="ce1">
            <text:p>0.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3" table:style-name="ce1">
            <text:p>0.23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72" table:style-name="ce1">
            <text:p>0.7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73" table:style-name="ce1">
            <text:p>0.7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4" table:style-name="ce1">
            <text:p>0.4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3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89" table:style-name="ce1">
            <text:p>0.89</text:p>
          </table:table-cell>
          <table:table-cell table:style-name="ce1"/>
          <table:table-cell office:value-type="float" office:value="0.26800000000000002" table:formula="of:=AVERAGE(ABS([.C185]-[.D185]);ABS([.C192]-[.D192]);ABS([.C199]-[.D199]);ABS([.C206]-[.D206]);ABS([.C213]-[.D213]))" table:style-name="ce1">
            <text:p>0.268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84" table:style-name="ce1">
            <text:p>0.84</text:p>
          </table:table-cell>
          <table:table-cell table:style-name="ce1"/>
          <table:table-cell office:value-type="float" office:value="0.30600000000000005" table:formula="of:=AVERAGE(ABS([.J185]-[.K185]);ABS([.J192]-[.K192]);ABS([.J199]-[.K199]);ABS([.J206]-[.K206]);ABS([.J213]-[.K213]))" table:style-name="ce1">
            <text:p>0.306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21.66" table:style-name="ce1">
            <text:p>21.66</text:p>
          </table:table-cell>
          <table:table-cell office:value-type="float" office:value="0.9" table:style-name="ce1">
            <text:p>0.9</text:p>
          </table:table-cell>
          <table:table-cell office:value-type="float" office:value="0.55000000000000004" table:style-name="ce1">
            <text:p>0.55</text:p>
          </table:table-cell>
          <table:table-cell table:style-name="ce1"/>
          <table:table-cell office:value-type="float" office:value="0.182" table:formula="of:=AVERAGE(ABS([.Q185]-[.R185]);ABS([.Q192]-[.R192]);ABS([.Q199]-[.R199]);ABS([.Q206]-[.R206]);ABS([.Q213]-[.R213]))" table:style-name="ce1">
            <text:p>0.182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51" table:style-name="ce1">
            <text:p>0.51</text:p>
          </table:table-cell>
          <table:table-cell table:style-name="ce1"/>
          <table:table-cell office:value-type="float" office:value="0.22400000000000003" table:formula="of:=AVERAGE(ABS([.C186]-[.D186]);ABS([.C193]-[.D193]);ABS([.C200]-[.D200]);ABS([.C207]-[.D207]);ABS([.C214]-[.D214]))" table:style-name="ce1">
            <text:p>0.224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table:style-name="ce1"/>
          <table:table-cell office:value-type="float" office:value="5.2000000000000005E-2" table:formula="of:=AVERAGE(ABS([.J186]-[.K186]);ABS([.J193]-[.K193]);ABS([.J200]-[.K200]);ABS([.J207]-[.K207]);ABS([.J214]-[.K214]))" table:style-name="ce1">
            <text:p>0.052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25.59" table:style-name="ce1">
            <text:p>25.59</text:p>
          </table:table-cell>
          <table:table-cell office:value-type="float" office:value="0.25" table:style-name="ce1">
            <text:p>0.25</text:p>
          </table:table-cell>
          <table:table-cell office:value-type="float" office:value="0.51" table:style-name="ce1">
            <text:p>0.51</text:p>
          </table:table-cell>
          <table:table-cell table:style-name="ce1"/>
          <table:table-cell office:value-type="float" office:value="0.22400000000000003" table:formula="of:=AVERAGE(ABS([.Q186]-[.R186]);ABS([.Q193]-[.R193]);ABS([.Q200]-[.R200]);ABS([.Q207]-[.R207]);ABS([.Q214]-[.R214]))" table:style-name="ce1">
            <text:p>0.224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59" table:style-name="ce1">
            <text:p>0.59</text:p>
          </table:table-cell>
          <table:table-cell table:style-name="ce1"/>
          <table:table-cell office:value-type="float" office:value="0.16400000000000001" table:formula="of:=AVERAGE(ABS([.C187]-[.D187]);ABS([.C194]-[.D194]);ABS([.C201]-[.D201]);ABS([.C208]-[.D208]);ABS([.C215]-[.D215]))" table:style-name="ce1">
            <text:p>0.164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56999999999999995" table:style-name="ce1">
            <text:p>0.57</text:p>
          </table:table-cell>
          <table:table-cell table:style-name="ce1"/>
          <table:table-cell office:value-type="float" office:value="0.22200000000000003" table:formula="of:=AVERAGE(ABS([.J187]-[.K187]);ABS([.J194]-[.K194]);ABS([.J201]-[.K201]);ABS([.J208]-[.K208]);ABS([.J215]-[.K215]))" table:style-name="ce1">
            <text:p>0.222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93.16" table:style-name="ce1">
            <text:p>93.16</text:p>
          </table:table-cell>
          <table:table-cell office:value-type="float" office:value="0.8" table:style-name="ce1">
            <text:p>0.8</text:p>
          </table:table-cell>
          <table:table-cell office:value-type="float" office:value="0.59" table:style-name="ce1">
            <text:p>0.59</text:p>
          </table:table-cell>
          <table:table-cell table:style-name="ce1"/>
          <table:table-cell office:value-type="float" office:value="0.16400000000000001" table:formula="of:=AVERAGE(ABS([.Q187]-[.R187]);ABS([.Q194]-[.R194]);ABS([.Q201]-[.R201]);ABS([.Q208]-[.R208]);ABS([.Q215]-[.R215]))" table:style-name="ce1">
            <text:p>0.164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02" table:style-name="ce1">
            <text:p>0.02</text:p>
          </table:table-cell>
          <table:table-cell table:style-name="ce1"/>
          <table:table-cell office:value-type="float" office:value="0.11000000000000001" table:formula="of:=AVERAGE(ABS([.C188]-[.D188]);ABS([.C195]-[.D195]);ABS([.C202]-[.D202]);ABS([.C209]-[.D209]);ABS([.C216]-[.D216]))" table:style-name="ce1">
            <text:p>0.11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02" table:style-name="ce1">
            <text:p>0.02</text:p>
          </table:table-cell>
          <table:table-cell table:style-name="ce1"/>
          <table:table-cell office:value-type="float" office:value="0.11799999999999999" table:formula="of:=AVERAGE(ABS([.J188]-[.K188]);ABS([.J195]-[.K195]);ABS([.J202]-[.K202]);ABS([.J209]-[.K209]);ABS([.J216]-[.K216]))" table:style-name="ce1">
            <text:p>0.118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11.09" table:style-name="ce1">
            <text:p>111.09</text:p>
          </table:table-cell>
          <table:table-cell office:value-type="float" office:value="0.2" table:style-name="ce1">
            <text:p>0.2</text:p>
          </table:table-cell>
          <table:table-cell office:value-type="float" office:value="0.24" table:style-name="ce1">
            <text:p>0.24</text:p>
          </table:table-cell>
          <table:table-cell table:style-name="ce1"/>
          <table:table-cell office:value-type="float" office:value="0.13600000000000004" table:formula="of:=AVERAGE(ABS([.Q188]-[.R188]);ABS([.Q195]-[.R195]);ABS([.Q202]-[.R202]);ABS([.Q209]-[.R209]);ABS([.Q216]-[.R216]))" table:style-name="ce1">
            <text:p>0.136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19150000000000003" table:formula="of:=AVERAGE(ABS([.C185]-[.D185]);ABS([.C192]-[.D192]);ABS([.C199]-[.D199]);ABS([.C206]-[.D206]);ABS([.C213]-[.D213]);ABS([.C186]-[.D186]);ABS([.C187]-[.D187]);ABS([.C194]-[.D194]);ABS([.C201]-[.D201]);ABS([.C208]-[.D208]);ABS([.C215]-[.D215]);ABS([.C193]-[.D193]);ABS([.C200]-[.D200]);ABS([.C207]-[.D207]);ABS([.C214]-[.D214]);ABS([.C188]-[.D188]);ABS([.C195]-[.D195]);ABS([.C202]-[.D202]);ABS([.C209]-[.D209]);ABS([.C216]-[.D216]))" table:style-name="ce5">
            <text:p>0.1915</text:p>
          </table:table-cell>
          <table:table-cell table:number-columns-repeated="6" table:style-name="ce1"/>
          <table:table-cell office:value-type="float" office:value="0.17449999999999999" table:formula="of:=AVERAGE(ABS([.J185]-[.K185]);ABS([.J192]-[.K192]);ABS([.J199]-[.K199]);ABS([.J206]-[.K206]);ABS([.J213]-[.K213]);ABS([.J186]-[.K186]);ABS([.J187]-[.K187]);ABS([.J194]-[.K194]);ABS([.J201]-[.K201]);ABS([.J208]-[.K208]);ABS([.J215]-[.K215]);ABS([.J193]-[.K193]);ABS([.J200]-[.K200]);ABS([.J207]-[.K207]);ABS([.J214]-[.K214]);ABS([.J188]-[.K188]);ABS([.J195]-[.K195]);ABS([.J202]-[.K202]);ABS([.J209]-[.K209]);ABS([.J216]-[.K216]))" table:style-name="ce5">
            <text:p>0.1745</text:p>
          </table:table-cell>
          <table:table-cell table:number-columns-repeated="6" table:style-name="ce1"/>
          <table:table-cell office:value-type="float" office:value="0.17649999999999999" table:formula="of:=AVERAGE(ABS([.Q185]-[.R185]);ABS([.Q192]-[.R192]);ABS([.Q199]-[.R199]);ABS([.Q206]-[.R206]);ABS([.Q213]-[.R213]);ABS([.Q186]-[.R186]);ABS([.Q187]-[.R187]);ABS([.Q194]-[.R194]);ABS([.Q201]-[.R201]);ABS([.Q208]-[.R208]);ABS([.Q215]-[.R215]);ABS([.Q193]-[.R193]);ABS([.Q200]-[.R200]);ABS([.Q207]-[.R207]);ABS([.Q214]-[.R214]);ABS([.Q188]-[.R188]);ABS([.Q195]-[.R195]);ABS([.Q202]-[.R202]);ABS([.Q209]-[.R209]);ABS([.Q216]-[.R216]))" table:style-name="ce5">
            <text:p>0.176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4" table:style-name="ce1"/>
          <table:table-cell office:value-type="float" office:value="0.15267009495882561" table:formula="of:=STDEV(ABS([.C185]-[.D185]);ABS([.C192]-[.D192]);ABS([.C199]-[.D199]);ABS([.C206]-[.D206]);ABS([.C213]-[.D213]);ABS([.C186]-[.D186]);ABS([.C187]-[.D187]);ABS([.C194]-[.D194]);ABS([.C201]-[.D201]);ABS([.C208]-[.D208]);ABS([.C215]-[.D215]);ABS([.C193]-[.D193]);ABS([.C200]-[.D200]);ABS([.C207]-[.D207]);ABS([.C214]-[.D214]);ABS([.C188]-[.D188]);ABS([.C195]-[.D195]);ABS([.C202]-[.D202]);ABS([.C209]-[.D209]);ABS([.C216]-[.D216]))" table:style-name="ce5">
            <text:p>0.152670095</text:p>
          </table:table-cell>
          <table:table-cell table:number-columns-repeated="6" table:style-name="ce1"/>
          <table:table-cell office:value-type="float" office:value="0.15584996158586564" table:formula="of:=STDEV(ABS([.J185]-[.K185]);ABS([.J192]-[.K192]);ABS([.J199]-[.K199]);ABS([.J206]-[.K206]);ABS([.J213]-[.K213]);ABS([.J186]-[.K186]);ABS([.J187]-[.K187]);ABS([.J194]-[.K194]);ABS([.J201]-[.K201]);ABS([.J208]-[.K208]);ABS([.J215]-[.K215]);ABS([.J193]-[.K193]);ABS([.J200]-[.K200]);ABS([.J207]-[.K207]);ABS([.J214]-[.K214]);ABS([.J188]-[.K188]);ABS([.J195]-[.K195]);ABS([.J202]-[.K202]);ABS([.J209]-[.K209]);ABS([.J216]-[.K216]))" table:style-name="ce5">
            <text:p>0.155849962</text:p>
          </table:table-cell>
          <table:table-cell table:number-columns-repeated="6" table:style-name="ce1"/>
          <table:table-cell office:value-type="float" office:value="0.12503788899453852" table:formula="of:=STDEV(ABS([.Q185]-[.R185]);ABS([.Q192]-[.R192]);ABS([.Q199]-[.R199]);ABS([.Q206]-[.R206]);ABS([.Q213]-[.R213]);ABS([.Q186]-[.R186]);ABS([.Q187]-[.R187]);ABS([.Q194]-[.R194]);ABS([.Q201]-[.R201]);ABS([.Q208]-[.R208]);ABS([.Q215]-[.R215]);ABS([.Q193]-[.R193]);ABS([.Q200]-[.R200]);ABS([.Q207]-[.R207]);ABS([.Q214]-[.R214]);ABS([.Q188]-[.R188]);ABS([.Q195]-[.R195]);ABS([.Q202]-[.R202]);ABS([.Q209]-[.R209]);ABS([.Q216]-[.R216]))" table:style-name="ce5">
            <text:p>0.125037889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08" table:style-name="ce1">
            <text:p>0.0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33" table:style-name="ce1">
            <text:p>0.33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8" table:style-name="ce1">
            <text:p>0.0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5.229999999999997" table:style-name="ce1">
            <text:p>35.23</text:p>
          </table:table-cell>
          <table:table-cell office:value-type="float" office:value="0.2" table:style-name="ce1">
            <text:p>0.2</text:p>
          </table:table-cell>
          <table:table-cell office:value-type="float" office:value="0.08" table:style-name="ce1">
            <text:p>0.08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4.88" table:style-name="ce1">
            <text:p>14.88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02" table:style-name="ce1">
            <text:p>0.0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6.89" table:style-name="ce1">
            <text:p>6.89</text:p>
          </table:table-cell>
          <table:table-cell office:value-type="float" office:value="0.15" table:style-name="ce1">
            <text:p>0.15</text:p>
          </table:table-cell>
          <table:table-cell office:value-type="float" office:value="0.33" table:style-name="ce1">
            <text:p>0.33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51" table:style-name="ce1">
            <text:p>0.5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48" table:style-name="ce1">
            <text:p>17.48</text:p>
          </table:table-cell>
          <table:table-cell office:value-type="float" office:value="0.05" table:style-name="ce1">
            <text:p>0.05</text:p>
          </table:table-cell>
          <table:table-cell office:value-type="float" office:value="0.33" table:style-name="ce1">
            <text:p>0.33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53" table:style-name="ce1">
            <text:p>0.5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33" table:style-name="ce1">
            <text:p>0.3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7.79" table:style-name="ce1">
            <text:p>27.79</text:p>
          </table:table-cell>
          <table:table-cell office:value-type="float" office:value="0.3" table:style-name="ce1">
            <text:p>0.3</text:p>
          </table:table-cell>
          <table:table-cell office:value-type="float" office:value="0.53" table:style-name="ce1">
            <text:p>0.53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38" table:style-name="ce1">
            <text:p>0.3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04" table:style-name="ce1">
            <text:p>47.04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4" table:style-name="ce1">
            <text:p>0.4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4.77" table:style-name="ce1">
            <text:p>114.77</text:p>
          </table:table-cell>
          <table:table-cell office:value-type="float" office:value="0.4" table:style-name="ce1">
            <text:p>0.4</text:p>
          </table:table-cell>
          <table:table-cell office:value-type="float" office:value="0.33" table:style-name="ce1">
            <text:p>0.33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51" table:style-name="ce1">
            <text:p>0.5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.5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63" table:style-name="ce1">
            <text:p>0.6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.2" table:style-name="ce1">
            <text:p>0.2</text:p>
          </table:table-cell>
          <table:table-cell office:value-type="float" office:value="0.63" table:style-name="ce1">
            <text:p>0.63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55000000000000004" table:style-name="ce1">
            <text:p>0.5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53" table:style-name="ce1">
            <text:p>0.5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9.28" table:style-name="ce1">
            <text:p>119.28</text:p>
          </table:table-cell>
          <table:table-cell office:value-type="float" office:value="0.65" table:style-name="ce1">
            <text:p>0.65</text:p>
          </table:table-cell>
          <table:table-cell office:value-type="float" office:value="0.57999999999999996" table:style-name="ce1">
            <text:p>0.58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.39" table:style-name="ce1">
            <text:p>0.39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6.91" table:style-name="ce1">
            <text:p>46.91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38" table:style-name="ce1">
            <text:p>0.38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.1" table:style-name="ce1">
            <text:p>0.1</text:p>
          </table:table-cell>
          <table:table-cell office:value-type="float" office:value="0.38" table:style-name="ce1">
            <text:p>0.38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55000000000000004" table:style-name="ce1">
            <text:p>0.5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56000000000000005" table:style-name="ce1">
            <text:p>0.5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66.42" table:style-name="ce1">
            <text:p>166.42</text:p>
          </table:table-cell>
          <table:table-cell office:value-type="float" office:value="0.65" table:style-name="ce1">
            <text:p>0.65</text:p>
          </table:table-cell>
          <table:table-cell office:value-type="float" office:value="0.33" table:style-name="ce1">
            <text:p>0.33</text:p>
          </table:table-cell>
          <table:table-cell table:number-columns-repeated="16366"/>
        </table:table-row>
        <table:table-row table:number-rows-repeated="1048360" table:style-name="ro1">
          <table:table-cell table:number-columns-repeated="16384"/>
        </table:table-row>
      </table:table>
      <table:table table:name="CrowdCalibWhiteConf" table:style-name="ta3">
        <table:table-column table:style-name="co17" table:default-cell-style-name="ce1"/>
        <table:table-column table:style-name="co1" table:number-columns-repeated="3" table:default-cell-style-name="ce1"/>
        <table:table-column table:style-name="co14" table:default-cell-style-name="ce1"/>
        <table:table-column table:style-name="co1" table:default-cell-style-name="ce1"/>
        <table:table-column table:style-name="co14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14" table:default-cell-style-name="ce1"/>
        <table:table-column table:style-name="co25" table:default-cell-style-name="ce1"/>
        <table:table-column table:style-name="co1" table:number-columns-repeated="3" table:default-cell-style-name="ce1"/>
        <table:table-column table:style-name="co14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10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0.26" table:formula="of:=AVERAGE(ABS([.C12]-[.D12]);ABS([.C19]-[.D19]);ABS([.C26]-[.D26]);ABS([.C33]-[.D33]))" table:style-name="ce1">
            <text:p>0.26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2" table:style-name="ce1">
            <text:p>0.12</text:p>
          </table:table-cell>
          <table:table-cell table:style-name="ce1"/>
          <table:table-cell office:value-type="float" office:value="0.27249999999999996" table:formula="of:=AVERAGE(ABS([.J12]-[.K12]);ABS([.J19]-[.K19]);ABS([.J26]-[.K26]);ABS([.J33]-[.K33]))" table:style-name="ce1">
            <text:p>0.272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8.7500000000000008E-2" table:formula="of:=AVERAGE(ABS([.Q12]-[.R12]);ABS([.Q19]-[.R19]);ABS([.Q26]-[.R26]);ABS([.Q33]-[.R33]))" table:style-name="ce1">
            <text:p>0.0875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05" table:style-name="ce1">
            <text:p>0.05</text:p>
          </table:table-cell>
          <table:table-cell table:style-name="ce1"/>
          <table:table-cell office:value-type="float" office:value="0.15000000000000002" table:formula="of:=AVERAGE(ABS([.C13]-[.D13]);ABS([.C20]-[.D20]);ABS([.C27]-[.D27]);ABS([.C34]-[.D34]))" table:style-name="ce1">
            <text:p>0.1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02" table:style-name="ce1">
            <text:p>0.02</text:p>
          </table:table-cell>
          <table:table-cell table:style-name="ce1"/>
          <table:table-cell office:value-type="float" office:value="0.155" table:formula="of:=AVERAGE(ABS([.J13]-[.K13]);ABS([.J20]-[.K20]);ABS([.J27]-[.K27]);ABS([.J34]-[.K34]))" table:style-name="ce1">
            <text:p>0.15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05" table:style-name="ce1">
            <text:p>0.05</text:p>
          </table:table-cell>
          <table:table-cell table:style-name="ce1"/>
          <table:table-cell office:value-type="float" office:value="0.15000000000000002" table:formula="of:=AVERAGE(ABS([.Q13]-[.R13]);ABS([.Q20]-[.R20]);ABS([.Q27]-[.R27]);ABS([.Q34]-[.R34]))" table:style-name="ce1">
            <text:p>0.15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2" table:style-name="ce1">
            <text:p>0.12</text:p>
          </table:table-cell>
          <table:table-cell table:style-name="ce1"/>
          <table:table-cell office:value-type="float" office:value="0.25" table:formula="of:=AVERAGE(ABS([.C14]-[.D14]);ABS([.C21]-[.D21]);ABS([.C28]-[.D28]);ABS([.C35]-[.D35]))" table:style-name="ce1">
            <text:p>0.2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7" table:style-name="ce1">
            <text:p>0.17</text:p>
          </table:table-cell>
          <table:table-cell table:style-name="ce1"/>
          <table:table-cell office:value-type="float" office:value="0.1925" table:formula="of:=AVERAGE(ABS([.J14]-[.K14]);ABS([.J21]-[.K21]);ABS([.J28]-[.K28]);ABS([.J35]-[.K35]))" table:style-name="ce1">
            <text:p>0.192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2" table:style-name="ce1">
            <text:p>0.12</text:p>
          </table:table-cell>
          <table:table-cell table:style-name="ce1"/>
          <table:table-cell office:value-type="float" office:value="0.25" table:formula="of:=AVERAGE(ABS([.Q14]-[.R14]);ABS([.Q21]-[.R21]);ABS([.Q28]-[.R28]);ABS([.Q35]-[.R35]))" table:style-name="ce1">
            <text:p>0.25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table:style-name="ce1"/>
          <table:table-cell office:value-type="float" office:value="0.35750000000000004" table:formula="of:=AVERAGE(ABS([.C15]-[.D15]);ABS([.C22]-[.D22]);ABS([.C29]-[.D29]);ABS([.C36]-[.D36]))" table:style-name="ce1">
            <text:p>0.357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0.36499999999999999" table:formula="of:=AVERAGE(ABS([.J15]-[.K15]);ABS([.J22]-[.K22]);ABS([.J29]-[.K29]);ABS([.J36]-[.K36]))" table:style-name="ce1">
            <text:p>0.36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.315" table:formula="of:=AVERAGE(ABS([.Q15]-[.R15]);ABS([.Q22]-[.R22]);ABS([.Q29]-[.R29]);ABS([.Q36]-[.R36]))" table:style-name="ce1">
            <text:p>0.315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25437500000000002" table:formula="of:=AVERAGE(ABS([.C12]-[.D12]);ABS([.C19]-[.D19]);ABS([.C26]-[.D26]);ABS([.C33]-[.D33]);ABS([.C13]-[.D13]);ABS([.C20]-[.D20]);ABS([.C27]-[.D27]);ABS([.C34]-[.D34]);ABS([.C14]-[.D14]);ABS([.C21]-[.D21]);ABS([.C28]-[.D28]);ABS([.C35]-[.D35]);ABS([.C15]-[.D15]);ABS([.C22]-[.D22]);ABS([.C29]-[.D29]);ABS([.C36]-[.D36]))" table:style-name="ce5">
            <text:p>0.254375</text:p>
          </table:table-cell>
          <table:table-cell table:number-columns-repeated="6" table:style-name="ce1"/>
          <table:table-cell office:value-type="float" office:value="0.24625" table:formula="of:=AVERAGE(ABS([.J12]-[.K12]);ABS([.J19]-[.K19]);ABS([.J26]-[.K26]);ABS([.J33]-[.K33]);ABS([.J13]-[.K13]);ABS([.J20]-[.K20]);ABS([.J27]-[.K27]);ABS([.J34]-[.K34]);ABS([.J14]-[.K14]);ABS([.J21]-[.K21]);ABS([.J28]-[.K28]);ABS([.J35]-[.K35]);ABS([.J15]-[.K15]);ABS([.J22]-[.K22]);ABS([.J29]-[.K29]);ABS([.J36]-[.K36]))" table:style-name="ce5">
            <text:p>0.24625</text:p>
          </table:table-cell>
          <table:table-cell table:number-columns-repeated="6" table:style-name="ce1"/>
          <table:table-cell office:value-type="float" office:value="0.20062500000000003" table:formula="of:=AVERAGE(ABS([.Q12]-[.R12]);ABS([.Q19]-[.R19]);ABS([.Q26]-[.R26]);ABS([.Q33]-[.R33]);ABS([.Q13]-[.R13]);ABS([.Q20]-[.R20]);ABS([.Q27]-[.R27]);ABS([.Q34]-[.R34]);ABS([.Q14]-[.R14]);ABS([.Q21]-[.R21]);ABS([.Q28]-[.R28]);ABS([.Q35]-[.R35]);ABS([.Q15]-[.R15]);ABS([.Q22]-[.R22]);ABS([.Q29]-[.R29]);ABS([.Q36]-[.R36]))" table:style-name="ce5">
            <text:p>0.20062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4" table:style-name="ce1"/>
          <table:table-cell office:value-type="float" office:value="0.18945426009110133" table:formula="of:=STDEV(ABS([.C12]-[.D12]);ABS([.C19]-[.D19]);ABS([.C26]-[.D26]);ABS([.C33]-[.D33]);ABS([.C13]-[.D13]);ABS([.C20]-[.D20]);ABS([.C27]-[.D27]);ABS([.C34]-[.D34]);ABS([.C14]-[.D14]);ABS([.C21]-[.D21]);ABS([.C28]-[.D28]);ABS([.C35]-[.D35]);ABS([.C15]-[.D15]);ABS([.C22]-[.D22]);ABS([.C29]-[.D29]);ABS([.C36]-[.D36]))" table:style-name="ce5">
            <text:p>0.18945426</text:p>
          </table:table-cell>
          <table:table-cell table:number-columns-repeated="6" table:style-name="ce1"/>
          <table:table-cell office:value-type="float" office:value="0.18069772180818075" table:formula="of:=STDEV(ABS([.J12]-[.K12]);ABS([.J19]-[.K19]);ABS([.J26]-[.K26]);ABS([.J33]-[.K33]);ABS([.J13]-[.K13]);ABS([.J20]-[.K20]);ABS([.J27]-[.K27]);ABS([.J34]-[.K34]);ABS([.J14]-[.K14]);ABS([.J21]-[.K21]);ABS([.J28]-[.K28]);ABS([.J35]-[.K35]);ABS([.J15]-[.K15]);ABS([.J22]-[.K22]);ABS([.J29]-[.K29]);ABS([.J36]-[.K36]))" table:style-name="ce5">
            <text:p>0.180697722</text:p>
          </table:table-cell>
          <table:table-cell table:number-columns-repeated="6" table:style-name="ce1"/>
          <table:table-cell office:value-type="float" office:value="0.16118183313678172" table:formula="of:=STDEV(ABS([.Q12]-[.R12]);ABS([.Q19]-[.R19]);ABS([.Q26]-[.R26]);ABS([.Q33]-[.R33]);ABS([.Q13]-[.R13]);ABS([.Q20]-[.R20]);ABS([.Q27]-[.R27]);ABS([.Q34]-[.R34]);ABS([.Q14]-[.R14]);ABS([.Q21]-[.R21]);ABS([.Q28]-[.R28]);ABS([.Q35]-[.R35]);ABS([.Q15]-[.R15]);ABS([.Q22]-[.R22]);ABS([.Q29]-[.R29]);ABS([.Q36]-[.R36]))" table:style-name="ce5">
            <text:p>0.16118183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18" table:style-name="ce1">
            <text:p>0.1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28000000000000003" table:style-name="ce1">
            <text:p>0.2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3" table:style-name="ce1">
            <text:p>0.3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28000000000000003" table:style-name="ce1">
            <text:p>0.28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6" table:style-name="ce1">
            <text:p>0.4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6" table:style-name="ce1">
            <text:p>0.4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42" table:style-name="ce1">
            <text:p>0.4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39" table:style-name="ce1">
            <text:p>0.3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69" table:style-name="ce1">
            <text:p>0.69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.46" table:style-name="ce1">
            <text:p>0.4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.51" table:style-name="ce1">
            <text:p>0.5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44" table:style-name="ce1">
            <text:p>0.4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5" table:style-name="ce1">
            <text:p>0.5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9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3" table:style-name="ce1">
            <text:p>0.13</text:p>
          </table:table-cell>
          <table:table-cell table:style-name="ce1"/>
          <table:table-cell office:value-type="float" office:value="0.29749999999999999" table:formula="of:=AVERAGE(ABS([.C48]-[.D48]);ABS([.C55]-[.D55]);ABS([.C62]-[.D62]);ABS([.C69]-[.D69]))" table:style-name="ce1">
            <text:p>0.297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1" table:style-name="ce1">
            <text:p>0.11</text:p>
          </table:table-cell>
          <table:table-cell table:style-name="ce1"/>
          <table:table-cell office:value-type="float" office:value="0.29749999999999999" table:formula="of:=AVERAGE(ABS([.J48]-[.K48]);ABS([.J55]-[.K55]);ABS([.J62]-[.K62]);ABS([.J69]-[.K69]))" table:style-name="ce1">
            <text:p>0.297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1" table:style-name="ce1">
            <text:p>0.11</text:p>
          </table:table-cell>
          <table:table-cell table:style-name="ce1"/>
          <table:table-cell office:value-type="float" office:value="0.1" table:formula="of:=AVERAGE(ABS([.Q48]-[.R48]);ABS([.Q55]-[.R55]);ABS([.Q62]-[.R62]);ABS([.Q69]-[.R69]))" table:style-name="ce1">
            <text:p>0.1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02" table:style-name="ce1">
            <text:p>0.02</text:p>
          </table:table-cell>
          <table:table-cell table:style-name="ce1"/>
          <table:table-cell office:value-type="float" office:value="0.14000000000000001" table:formula="of:=AVERAGE(ABS([.C49]-[.D49]);ABS([.C56]-[.D56]);ABS([.C63]-[.D63]);ABS([.C70]-[.D70]))" table:style-name="ce1">
            <text:p>0.14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05" table:style-name="ce1">
            <text:p>0.05</text:p>
          </table:table-cell>
          <table:table-cell table:style-name="ce1"/>
          <table:table-cell office:value-type="float" office:value="0.13500000000000001" table:formula="of:=AVERAGE(ABS([.J49]-[.K49]);ABS([.J56]-[.K56]);ABS([.J63]-[.K63]);ABS([.J70]-[.K70]))" table:style-name="ce1">
            <text:p>0.13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table:style-name="ce1"/>
          <table:table-cell office:value-type="float" office:value="0.14250000000000002" table:formula="of:=AVERAGE(ABS([.Q49]-[.R49]);ABS([.Q56]-[.R56]);ABS([.Q63]-[.R63]);ABS([.Q70]-[.R70]))" table:style-name="ce1">
            <text:p>0.1425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9" table:style-name="ce1">
            <text:p>0.19</text:p>
          </table:table-cell>
          <table:table-cell table:style-name="ce1"/>
          <table:table-cell office:value-type="float" office:value="0.2525" table:formula="of:=AVERAGE(ABS([.C50]-[.D50]);ABS([.C57]-[.D57]);ABS([.C64]-[.D64]);ABS([.C71]-[.D71]))" table:style-name="ce1">
            <text:p>0.252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table:style-name="ce1"/>
          <table:table-cell office:value-type="float" office:value="0.17749999999999999" table:formula="of:=AVERAGE(ABS([.J50]-[.K50]);ABS([.J57]-[.K57]);ABS([.J64]-[.K64]);ABS([.J71]-[.K71]))" table:style-name="ce1">
            <text:p>0.177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table:style-name="ce1"/>
          <table:table-cell office:value-type="float" office:value="0.2475" table:formula="of:=AVERAGE(ABS([.Q50]-[.R50]);ABS([.Q57]-[.R57]);ABS([.Q64]-[.R64]);ABS([.Q71]-[.R71]))" table:style-name="ce1">
            <text:p>0.2475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table:style-name="ce1"/>
          <table:table-cell office:value-type="float" office:value="0.33750000000000002" table:formula="of:=AVERAGE(ABS([.C51]-[.D51]);ABS([.C58]-[.D58]);ABS([.C65]-[.D65]);ABS([.C72]-[.D72]))" table:style-name="ce1">
            <text:p>0.337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style-name="ce1"/>
          <table:table-cell office:value-type="float" office:value="0.37250000000000005" table:formula="of:=AVERAGE(ABS([.J51]-[.K51]);ABS([.J58]-[.K58]);ABS([.J65]-[.K65]);ABS([.J72]-[.K72]))" table:style-name="ce1">
            <text:p>0.372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style-name="ce1"/>
          <table:table-cell office:value-type="float" office:value="0.36250000000000004" table:formula="of:=AVERAGE(ABS([.Q51]-[.R51]);ABS([.Q58]-[.R58]);ABS([.Q65]-[.R65]);ABS([.Q72]-[.R72]))" table:style-name="ce1">
            <text:p>0.3625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25687500000000008" table:formula="of:=AVERAGE(ABS([.C48]-[.D48]);ABS([.C55]-[.D55]);ABS([.C62]-[.D62]);ABS([.C69]-[.D69]);ABS([.C49]-[.D49]);ABS([.C56]-[.D56]);ABS([.C63]-[.D63]);ABS([.C70]-[.D70]);ABS([.C50]-[.D50]);ABS([.C57]-[.D57]);ABS([.C64]-[.D64]);ABS([.C71]-[.D71]);ABS([.C51]-[.D51]);ABS([.C58]-[.D58]);ABS([.C65]-[.D65]);ABS([.C72]-[.D72]))" table:style-name="ce5">
            <text:p>0.256875</text:p>
          </table:table-cell>
          <table:table-cell table:number-columns-repeated="6" table:style-name="ce1"/>
          <table:table-cell office:value-type="float" office:value="0.24562500000000001" table:formula="of:=AVERAGE(ABS([.J48]-[.K48]);ABS([.J55]-[.K55]);ABS([.J62]-[.K62]);ABS([.J69]-[.K69]);ABS([.J49]-[.K49]);ABS([.J56]-[.K56]);ABS([.J63]-[.K63]);ABS([.J70]-[.K70]);ABS([.J50]-[.K50]);ABS([.J57]-[.K57]);ABS([.J64]-[.K64]);ABS([.J71]-[.K71]);ABS([.J51]-[.K51]);ABS([.J58]-[.K58]);ABS([.J65]-[.K65]);ABS([.J72]-[.K72]))" table:style-name="ce5">
            <text:p>0.245625</text:p>
          </table:table-cell>
          <table:table-cell table:number-columns-repeated="6" table:style-name="ce1"/>
          <table:table-cell office:value-type="float" office:value="0.21312500000000001" table:formula="of:=AVERAGE(ABS([.Q48]-[.R48]);ABS([.Q55]-[.R55]);ABS([.Q62]-[.R62]);ABS([.Q69]-[.R69]);ABS([.Q49]-[.R49]);ABS([.Q56]-[.R56]);ABS([.Q63]-[.R63]);ABS([.Q70]-[.R70]);ABS([.Q50]-[.R50]);ABS([.Q57]-[.R57]);ABS([.Q64]-[.R64]);ABS([.Q71]-[.R71]);ABS([.Q51]-[.R51]);ABS([.Q58]-[.R58]);ABS([.Q65]-[.R65]);ABS([.Q72]-[.R72]))" table:style-name="ce5">
            <text:p>0.21312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4" table:style-name="ce1"/>
          <table:table-cell office:value-type="float" office:value="0.1868945781271712" table:formula="of:=STDEV(ABS([.C48]-[.D48]);ABS([.C55]-[.D55]);ABS([.C62]-[.D62]);ABS([.C69]-[.D69]);ABS([.C49]-[.D49]);ABS([.C56]-[.D56]);ABS([.C63]-[.D63]);ABS([.C70]-[.D70]);ABS([.C50]-[.D50]);ABS([.C57]-[.D57]);ABS([.C64]-[.D64]);ABS([.C71]-[.D71]);ABS([.C51]-[.D51]);ABS([.C58]-[.D58]);ABS([.C65]-[.D65]);ABS([.C72]-[.D72]))" table:style-name="ce5">
            <text:p>0.186894578</text:p>
          </table:table-cell>
          <table:table-cell table:number-columns-repeated="6" table:style-name="ce1"/>
          <table:table-cell office:value-type="float" office:value="0.18132728237453222" table:formula="of:=STDEV(ABS([.J48]-[.K48]);ABS([.J55]-[.K55]);ABS([.J62]-[.K62]);ABS([.J69]-[.K69]);ABS([.J49]-[.K49]);ABS([.J56]-[.K56]);ABS([.J63]-[.K63]);ABS([.J70]-[.K70]);ABS([.J50]-[.K50]);ABS([.J57]-[.K57]);ABS([.J64]-[.K64]);ABS([.J71]-[.K71]);ABS([.J51]-[.K51]);ABS([.J58]-[.K58]);ABS([.J65]-[.K65]);ABS([.J72]-[.K72]))" table:style-name="ce5">
            <text:p>0.181327282</text:p>
          </table:table-cell>
          <table:table-cell table:number-columns-repeated="6" table:style-name="ce1"/>
          <table:table-cell office:value-type="float" office:value="0.17145334642403456" table:formula="of:=STDEV(ABS([.Q48]-[.R48]);ABS([.Q55]-[.R55]);ABS([.Q62]-[.R62]);ABS([.Q69]-[.R69]);ABS([.Q49]-[.R49]);ABS([.Q56]-[.R56]);ABS([.Q63]-[.R63]);ABS([.Q70]-[.R70]);ABS([.Q50]-[.R50]);ABS([.Q57]-[.R57]);ABS([.Q64]-[.R64]);ABS([.Q71]-[.R71]);ABS([.Q51]-[.R51]);ABS([.Q58]-[.R58]);ABS([.Q65]-[.R65]);ABS([.Q72]-[.R72]))" table:style-name="ce5">
            <text:p>0.17145334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19" table:style-name="ce1">
            <text:p>0.19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22" table:style-name="ce1">
            <text:p>0.22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22" table:style-name="ce1">
            <text:p>0.22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33" table:style-name="ce1">
            <text:p>0.33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.0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46" table:style-name="ce1">
            <text:p>0.46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65" table:style-name="ce1">
            <text:p>0.65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.51" table:style-name="ce1">
            <text:p>0.51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.5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6" table:style-name="ce1">
            <text:p>0.26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6" table:style-name="ce1">
            <text:p>0.26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6" table:style-name="ce1">
            <text:p>0.2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44" table:style-name="ce1">
            <text:p>0.44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8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2" table:style-name="ce1">
            <text:p>0.12</text:p>
          </table:table-cell>
          <table:table-cell table:style-name="ce1"/>
          <table:table-cell office:value-type="float" office:value="0.27249999999999996" table:formula="of:=AVERAGE(ABS([.C84]-[.D84]);ABS([.C91]-[.D91]);ABS([.C98]-[.D98]);ABS([.C105]-[.D105]))" table:style-name="ce1">
            <text:p>0.272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2" table:style-name="ce1">
            <text:p>0.12</text:p>
          </table:table-cell>
          <table:table-cell table:style-name="ce1"/>
          <table:table-cell office:value-type="float" office:value="0.26750000000000002" table:formula="of:=AVERAGE(ABS([.J84]-[.K84]);ABS([.J91]-[.K91]);ABS([.J98]-[.K98]);ABS([.J105]-[.K105]))" table:style-name="ce1">
            <text:p>0.267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2" table:style-name="ce1">
            <text:p>0.12</text:p>
          </table:table-cell>
          <table:table-cell table:style-name="ce1"/>
          <table:table-cell office:value-type="float" office:value="0.11749999999999999" table:formula="of:=AVERAGE(ABS([.Q84]-[.R84]);ABS([.Q91]-[.R91]);ABS([.Q98]-[.R98]);ABS([.Q105]-[.R105]))" table:style-name="ce1">
            <text:p>0.1175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06" table:style-name="ce1">
            <text:p>0.06</text:p>
          </table:table-cell>
          <table:table-cell table:style-name="ce1"/>
          <table:table-cell office:value-type="float" office:value="0.13500000000000001" table:formula="of:=AVERAGE(ABS([.C85]-[.D85]);ABS([.C92]-[.D92]);ABS([.C99]-[.D99]);ABS([.C106]-[.D106]))" table:style-name="ce1">
            <text:p>0.13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02" table:style-name="ce1">
            <text:p>0.02</text:p>
          </table:table-cell>
          <table:table-cell table:style-name="ce1"/>
          <table:table-cell office:value-type="float" office:value="0.14750000000000002" table:formula="of:=AVERAGE(ABS([.J85]-[.K85]);ABS([.J92]-[.K92]);ABS([.J99]-[.K99]);ABS([.J106]-[.K106]))" table:style-name="ce1">
            <text:p>0.147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06" table:style-name="ce1">
            <text:p>0.06</text:p>
          </table:table-cell>
          <table:table-cell table:style-name="ce1"/>
          <table:table-cell office:value-type="float" office:value="0.13500000000000001" table:formula="of:=AVERAGE(ABS([.Q85]-[.R85]);ABS([.Q92]-[.R92]);ABS([.Q99]-[.R99]);ABS([.Q106]-[.R106]))" table:style-name="ce1">
            <text:p>0.135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22999999999999998" table:formula="of:=AVERAGE(ABS([.C86]-[.D86]);ABS([.C93]-[.D93]);ABS([.C100]-[.D100]);ABS([.C107]-[.D107]))" table:style-name="ce1">
            <text:p>0.23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9" table:style-name="ce1">
            <text:p>0.19</text:p>
          </table:table-cell>
          <table:table-cell table:style-name="ce1"/>
          <table:table-cell office:value-type="float" office:value="0.1925" table:formula="of:=AVERAGE(ABS([.J86]-[.K86]);ABS([.J93]-[.K93]);ABS([.J100]-[.K100]);ABS([.J107]-[.K107]))" table:style-name="ce1">
            <text:p>0.192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22999999999999998" table:formula="of:=AVERAGE(ABS([.Q86]-[.R86]);ABS([.Q93]-[.R93]);ABS([.Q100]-[.R100]);ABS([.Q107]-[.R107]))" table:style-name="ce1">
            <text:p>0.23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table:style-name="ce1"/>
          <table:table-cell office:value-type="float" office:value="0.32500000000000001" table:formula="of:=AVERAGE(ABS([.C87]-[.D87]);ABS([.C94]-[.D94]);ABS([.C101]-[.D101]);ABS([.C108]-[.D108]))" table:style-name="ce1">
            <text:p>0.32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table:style-name="ce1"/>
          <table:table-cell office:value-type="float" office:value="0.33" table:formula="of:=AVERAGE(ABS([.J87]-[.K87]);ABS([.J94]-[.K94]);ABS([.J101]-[.K101]);ABS([.J108]-[.K108]))" table:style-name="ce1">
            <text:p>0.33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style-name="ce1"/>
          <table:table-cell office:value-type="float" office:value="0.35250000000000004" table:formula="of:=AVERAGE(ABS([.Q87]-[.R87]);ABS([.Q94]-[.R94]);ABS([.Q101]-[.R101]);ABS([.Q108]-[.R108]))" table:style-name="ce1">
            <text:p>0.3525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24062500000000001" table:formula="of:=AVERAGE(ABS([.C84]-[.D84]);ABS([.C91]-[.D91]);ABS([.C98]-[.D98]);ABS([.C105]-[.D105]);ABS([.C85]-[.D85]);ABS([.C92]-[.D92]);ABS([.C99]-[.D99]);ABS([.C106]-[.D106]);ABS([.C86]-[.D86]);ABS([.C93]-[.D93]);ABS([.C100]-[.D100]);ABS([.C107]-[.D107]);ABS([.C87]-[.D87]);ABS([.C94]-[.D94]);ABS([.C101]-[.D101]);ABS([.C108]-[.D108]))" table:style-name="ce5">
            <text:p>0.240625</text:p>
          </table:table-cell>
          <table:table-cell table:number-columns-repeated="6" table:style-name="ce1"/>
          <table:table-cell office:value-type="float" office:value="0.23437500000000006" table:formula="of:=AVERAGE(ABS([.J84]-[.K84]);ABS([.J91]-[.K91]);ABS([.J98]-[.K98]);ABS([.J105]-[.K105]);ABS([.J85]-[.K85]);ABS([.J92]-[.K92]);ABS([.J99]-[.K99]);ABS([.J106]-[.K106]);ABS([.J86]-[.K86]);ABS([.J93]-[.K93]);ABS([.J100]-[.K100]);ABS([.J107]-[.K107]);ABS([.J87]-[.K87]);ABS([.J94]-[.K94]);ABS([.J101]-[.K101]);ABS([.J108]-[.K108]))" table:style-name="ce5">
            <text:p>0.234375</text:p>
          </table:table-cell>
          <table:table-cell table:number-columns-repeated="6" table:style-name="ce1"/>
          <table:table-cell office:value-type="float" office:value="0.20874999999999999" table:formula="of:=AVERAGE(ABS([.Q84]-[.R84]);ABS([.Q91]-[.R91]);ABS([.Q98]-[.R98]);ABS([.Q105]-[.R105]);ABS([.Q85]-[.R85]);ABS([.Q92]-[.R92]);ABS([.Q99]-[.R99]);ABS([.Q106]-[.R106]);ABS([.Q86]-[.R86]);ABS([.Q93]-[.R93]);ABS([.Q100]-[.R100]);ABS([.Q107]-[.R107]);ABS([.Q87]-[.R87]);ABS([.Q94]-[.R94]);ABS([.Q101]-[.R101]);ABS([.Q108]-[.R108]))" table:style-name="ce5">
            <text:p>0.2087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4" table:style-name="ce1"/>
          <table:table-cell office:value-type="float" office:value="0.18112495686679955" table:formula="of:=STDEV(ABS([.C84]-[.D84]);ABS([.C91]-[.D91]);ABS([.C98]-[.D98]);ABS([.C105]-[.D105]);ABS([.C85]-[.D85]);ABS([.C92]-[.D92]);ABS([.C99]-[.D99]);ABS([.C106]-[.D106]);ABS([.C86]-[.D86]);ABS([.C93]-[.D93]);ABS([.C100]-[.D100]);ABS([.C107]-[.D107]);ABS([.C87]-[.D87]);ABS([.C94]-[.D94]);ABS([.C101]-[.D101]);ABS([.C108]-[.D108]))" table:style-name="ce5">
            <text:p>0.181124957</text:p>
          </table:table-cell>
          <table:table-cell table:number-columns-repeated="6" table:style-name="ce1"/>
          <table:table-cell office:value-type="float" office:value="0.16705163872288106" table:formula="of:=STDEV(ABS([.J84]-[.K84]);ABS([.J91]-[.K91]);ABS([.J98]-[.K98]);ABS([.J105]-[.K105]);ABS([.J85]-[.K85]);ABS([.J92]-[.K92]);ABS([.J99]-[.K99]);ABS([.J106]-[.K106]);ABS([.J86]-[.K86]);ABS([.J93]-[.K93]);ABS([.J100]-[.K100]);ABS([.J107]-[.K107]);ABS([.J87]-[.K87]);ABS([.J94]-[.K94]);ABS([.J101]-[.K101]);ABS([.J108]-[.K108]))" table:style-name="ce5">
            <text:p>0.167051639</text:p>
          </table:table-cell>
          <table:table-cell table:number-columns-repeated="6" table:style-name="ce1"/>
          <table:table-cell office:value-type="float" office:value="0.16459546368799682" table:formula="of:=STDEV(ABS([.Q84]-[.R84]);ABS([.Q91]-[.R91]);ABS([.Q98]-[.R98]);ABS([.Q105]-[.R105]);ABS([.Q85]-[.R85]);ABS([.Q92]-[.R92]);ABS([.Q99]-[.R99]);ABS([.Q106]-[.R106]);ABS([.Q86]-[.R86]);ABS([.Q93]-[.R93]);ABS([.Q100]-[.R100]);ABS([.Q107]-[.R107]);ABS([.Q87]-[.R87]);ABS([.Q94]-[.R94]);ABS([.Q101]-[.R101]);ABS([.Q108]-[.R108]))" table:style-name="ce5">
            <text:p>0.16459546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19" table:style-name="ce1">
            <text:p>0.19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14000000000000001" table:style-name="ce1">
            <text:p>0.1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38" table:style-name="ce1">
            <text:p>0.38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.0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52" table:style-name="ce1">
            <text:p>0.5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52" table:style-name="ce1">
            <text:p>0.52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51" table:style-name="ce1">
            <text:p>0.5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49" table:style-name="ce1">
            <text:p>0.4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61" table:style-name="ce1">
            <text:p>0.61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.53" table:style-name="ce1">
            <text:p>0.5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7" table:style-name="ce1">
            <text:p>0.27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52" table:style-name="ce1">
            <text:p>0.5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51" table:style-name="ce1">
            <text:p>0.51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5" table:style-name="ce1">
            <text:p>0.5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7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03" table:style-name="ce1">
            <text:p>0.03</text:p>
          </table:table-cell>
          <table:table-cell table:style-name="ce1"/>
          <table:table-cell office:value-type="float" office:value="0.27500000000000002" table:formula="of:=AVERAGE(ABS([.C120]-[.D120]);ABS([.C127]-[.D127]);ABS([.C134]-[.D134]);ABS([.C141]-[.D141]))" table:style-name="ce1">
            <text:p>0.27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7500000000000002" table:formula="of:=AVERAGE(ABS([.J120]-[.K120]);ABS([.J127]-[.K127]);ABS([.J134]-[.K134]);ABS([.J141]-[.K141]))" table:style-name="ce1">
            <text:p>0.27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14000000000000001" table:style-name="ce1">
            <text:p>0.14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7.0000000000000007E-2" table:style-name="ce1">
            <text:p>0.07</text:p>
          </table:table-cell>
          <table:table-cell table:style-name="ce1"/>
          <table:table-cell office:value-type="float" office:value="0.13" table:formula="of:=AVERAGE(ABS([.C121]-[.D121]);ABS([.C128]-[.D128]);ABS([.C135]-[.D135]);ABS([.C142]-[.D142]))" table:style-name="ce1">
            <text:p>0.13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02" table:style-name="ce1">
            <text:p>0.02</text:p>
          </table:table-cell>
          <table:table-cell table:style-name="ce1"/>
          <table:table-cell office:value-type="float" office:value="0.155" table:formula="of:=AVERAGE(ABS([.J121]-[.K121]);ABS([.J128]-[.K128]);ABS([.J135]-[.K135]);ABS([.J142]-[.K142]))" table:style-name="ce1">
            <text:p>0.15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7.0000000000000007E-2" table:style-name="ce1">
            <text:p>0.07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table:style-name="ce1"/>
          <table:table-cell office:value-type="float" office:value="0.20750000000000002" table:formula="of:=AVERAGE(ABS([.C122]-[.D122]);ABS([.C129]-[.D129]);ABS([.C136]-[.D136]);ABS([.C143]-[.D143]))" table:style-name="ce1">
            <text:p>0.207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08" table:style-name="ce1">
            <text:p>0.08</text:p>
          </table:table-cell>
          <table:table-cell table:style-name="ce1"/>
          <table:table-cell office:value-type="float" office:value="0.20750000000000002" table:formula="of:=AVERAGE(ABS([.J122]-[.K122]);ABS([.J129]-[.K129]);ABS([.J136]-[.K136]);ABS([.J143]-[.K143]))" table:style-name="ce1">
            <text:p>0.207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37000000000000005" table:formula="of:=AVERAGE(ABS([.C123]-[.D123]);ABS([.C130]-[.D130]);ABS([.C137]-[.D137]);ABS([.C144]-[.D144]))" table:style-name="ce1">
            <text:p>0.37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table:style-name="ce1"/>
          <table:table-cell office:value-type="float" office:value="0.37250000000000005" table:formula="of:=AVERAGE(ABS([.J123]-[.K123]);ABS([.J130]-[.K130]);ABS([.J137]-[.K137]);ABS([.J144]-[.K144]))" table:style-name="ce1">
            <text:p>0.372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table:style-name="ce1"/>
          <table:table-cell office:value-type="float" office:value="0.35749999999999998" table:style-name="ce1">
            <text:p>0.3575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24562500000000001" table:formula="of:=AVERAGE(ABS([.C120]-[.D120]);ABS([.C127]-[.D127]);ABS([.C134]-[.D134]);ABS([.C141]-[.D141]);ABS([.C121]-[.D121]);ABS([.C128]-[.D128]);ABS([.C135]-[.D135]);ABS([.C142]-[.D142]);ABS([.C122]-[.D122]);ABS([.C129]-[.D129]);ABS([.C136]-[.D136]);ABS([.C143]-[.D143]);ABS([.C123]-[.D123]);ABS([.C130]-[.D130]);ABS([.C137]-[.D137]);ABS([.C144]-[.D144]))" table:style-name="ce5">
            <text:p>0.245625</text:p>
          </table:table-cell>
          <table:table-cell table:number-columns-repeated="6" table:style-name="ce1"/>
          <table:table-cell office:value-type="float" office:value="0.25250000000000006" table:formula="of:=AVERAGE(ABS([.J120]-[.K120]);ABS([.J127]-[.K127]);ABS([.J134]-[.K134]);ABS([.J141]-[.K141]);ABS([.J121]-[.K121]);ABS([.J128]-[.K128]);ABS([.J135]-[.K135]);ABS([.J142]-[.K142]);ABS([.J122]-[.K122]);ABS([.J129]-[.K129]);ABS([.J136]-[.K136]);ABS([.J143]-[.K143]);ABS([.J123]-[.K123]);ABS([.J130]-[.K130]);ABS([.J137]-[.K137]);ABS([.J144]-[.K144]))" table:style-name="ce5">
            <text:p>0.2525</text:p>
          </table:table-cell>
          <table:table-cell table:number-columns-repeated="6" table:style-name="ce1"/>
          <table:table-cell office:value-type="float" office:value="0.25437500000000002" table:style-name="ce6">
            <text:p>0.25437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4" table:style-name="ce1"/>
          <table:table-cell office:value-type="float" office:value="0.18550718764152155" table:formula="of:=STDEV(ABS([.C120]-[.D120]);ABS([.C127]-[.D127]);ABS([.C134]-[.D134]);ABS([.C141]-[.D141]);ABS([.C121]-[.D121]);ABS([.C128]-[.D128]);ABS([.C135]-[.D135]);ABS([.C142]-[.D142]);ABS([.C122]-[.D122]);ABS([.C129]-[.D129]);ABS([.C136]-[.D136]);ABS([.C143]-[.D143]);ABS([.C123]-[.D123]);ABS([.C130]-[.D130]);ABS([.C137]-[.D137]);ABS([.C144]-[.D144]))" table:style-name="ce5">
            <text:p>0.185507188</text:p>
          </table:table-cell>
          <table:table-cell table:number-columns-repeated="6" table:style-name="ce1"/>
          <table:table-cell office:value-type="float" office:value="0.17062629730886539" table:formula="of:=STDEV(ABS([.J120]-[.K120]);ABS([.J127]-[.K127]);ABS([.J134]-[.K134]);ABS([.J141]-[.K141]);ABS([.J121]-[.K121]);ABS([.J128]-[.K128]);ABS([.J135]-[.K135]);ABS([.J142]-[.K142]);ABS([.J122]-[.K122]);ABS([.J129]-[.K129]);ABS([.J136]-[.K136]);ABS([.J143]-[.K143]);ABS([.J123]-[.K123]);ABS([.J130]-[.K130]);ABS([.J137]-[.K137]);ABS([.J144]-[.K144]))" table:style-name="ce5">
            <text:p>0.170626297</text:p>
          </table:table-cell>
          <table:table-cell table:number-columns-repeated="6" table:style-name="ce1"/>
          <table:table-cell office:value-type="float" office:value="0.16480291259562135" table:formula="of:=STDEV(ABS([.Q120]-[.R120]);ABS([.Q127]-[.R127]);ABS([.Q134]-[.R134]);ABS([.Q141]-[.R141]);ABS([.Q121]-[.R121]);ABS([.Q128]-[.R128]);ABS([.Q135]-[.R135]);ABS([.Q142]-[.R142]);ABS([.Q122]-[.R122]);ABS([.Q129]-[.R129]);ABS([.Q136]-[.R136]);ABS([.Q143]-[.R143]);ABS([.Q123]-[.R123]);ABS([.Q130]-[.R130]);ABS([.Q137]-[.R137]);ABS([.Q144]-[.R144]))" table:style-name="ce5">
            <text:p>0.164802913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18" table:style-name="ce1">
            <text:p>0.1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28999999999999998" table:style-name="ce1">
            <text:p>0.29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28999999999999998" table:style-name="ce1">
            <text:p>0.29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3" table:style-name="ce1">
            <text:p>0.43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37" table:style-name="ce1">
            <text:p>0.3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49" table:style-name="ce1">
            <text:p>0.49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49" table:style-name="ce1">
            <text:p>0.49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44" table:style-name="ce1">
            <text:p>0.4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42" table:style-name="ce1">
            <text:p>0.42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56000000000000005" table:style-name="ce1">
            <text:p>0.56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.5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43" table:style-name="ce1">
            <text:p>0.43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5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05" table:style-name="ce1">
            <text:p>0.05</text:p>
          </table:table-cell>
          <table:table-cell table:style-name="ce1"/>
          <table:table-cell office:value-type="float" office:value="0.27500000000000002" table:formula="of:=AVERAGE(ABS([.C156]-[.D156]);ABS([.C163]-[.D163]);ABS([.C170]-[.D170]);ABS([.C177]-[.D177]))" table:style-name="ce1">
            <text:p>0.27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9000000000000004" table:formula="of:=AVERAGE(ABS([.J156]-[.K156]);ABS([.J163]-[.K163]);ABS([.J170]-[.K170]);ABS([.J177]-[.K177]))" table:style-name="ce1">
            <text:p>0.29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.11499999999999999" table:formula="of:=AVERAGE(ABS([.Q156]-[.R156]);ABS([.Q163]-[.R163]);ABS([.Q170]-[.R170]);ABS([.Q177]-[.R177]))" table:style-name="ce1">
            <text:p>0.115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05" table:style-name="ce1">
            <text:p>0.05</text:p>
          </table:table-cell>
          <table:table-cell table:style-name="ce1"/>
          <table:table-cell office:value-type="float" office:value="0.1575" table:formula="of:=AVERAGE(ABS([.C157]-[.D157]);ABS([.C164]-[.D164]);ABS([.C171]-[.D171]);ABS([.C178]-[.D178]))" table:style-name="ce1">
            <text:p>0.157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0499999999999999" table:formula="of:=AVERAGE(ABS([.J157]-[.K157]);ABS([.J164]-[.K164]);ABS([.J171]-[.K171]);ABS([.J178]-[.K178]))" table:style-name="ce1">
            <text:p>0.20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05" table:style-name="ce1">
            <text:p>0.05</text:p>
          </table:table-cell>
          <table:table-cell table:style-name="ce1"/>
          <table:table-cell office:value-type="float" office:value="0.1575" table:formula="of:=AVERAGE(ABS([.Q157]-[.R157]);ABS([.Q164]-[.R164]);ABS([.Q171]-[.R171]);ABS([.Q178]-[.R178]))" table:style-name="ce1">
            <text:p>0.1575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9" table:style-name="ce1">
            <text:p>0.19</text:p>
          </table:table-cell>
          <table:table-cell table:style-name="ce1"/>
          <table:table-cell office:value-type="float" office:value="0.1925" table:formula="of:=AVERAGE(ABS([.C158]-[.D158]);ABS([.C165]-[.D165]);ABS([.C172]-[.D172]);ABS([.C179]-[.D179]))" table:style-name="ce1">
            <text:p>0.192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1" table:style-name="ce1">
            <text:p>0.11</text:p>
          </table:table-cell>
          <table:table-cell table:style-name="ce1"/>
          <table:table-cell office:value-type="float" office:value="0.16750000000000001" table:formula="of:=AVERAGE(ABS([.J158]-[.K158]);ABS([.J165]-[.K165]);ABS([.J172]-[.K172]);ABS([.J179]-[.K179]))" table:style-name="ce1">
            <text:p>0.167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19" table:style-name="ce1">
            <text:p>0.19</text:p>
          </table:table-cell>
          <table:table-cell table:style-name="ce1"/>
          <table:table-cell office:value-type="float" office:value="0.1925" table:formula="of:=AVERAGE(ABS([.Q158]-[.R158]);ABS([.Q165]-[.R165]);ABS([.Q172]-[.R172]);ABS([.Q179]-[.R179]))" table:style-name="ce1">
            <text:p>0.1925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table:style-name="ce1"/>
          <table:table-cell office:value-type="float" office:value="0.27" table:formula="of:=AVERAGE(ABS([.C159]-[.D159]);ABS([.C166]-[.D166]);ABS([.C173]-[.D173]);ABS([.C180]-[.D180]))" table:style-name="ce1">
            <text:p>0.27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6750000000000002" table:formula="of:=AVERAGE(ABS([.J159]-[.K159]);ABS([.J166]-[.K166]);ABS([.J173]-[.K173]);ABS([.J180]-[.K180]))" table:style-name="ce1">
            <text:p>0.267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.39500000000000002" table:formula="of:=AVERAGE(ABS([.Q159]-[.R159]);ABS([.Q166]-[.R166]);ABS([.Q173]-[.R173]);ABS([.Q180]-[.R180]))" table:style-name="ce1">
            <text:p>0.395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22375000000000003" table:formula="of:=AVERAGE(ABS([.C156]-[.D156]);ABS([.C163]-[.D163]);ABS([.C170]-[.D170]);ABS([.C177]-[.D177]);ABS([.C157]-[.D157]);ABS([.C164]-[.D164]);ABS([.C171]-[.D171]);ABS([.C178]-[.D178]);ABS([.C158]-[.D158]);ABS([.C165]-[.D165]);ABS([.C172]-[.D172]);ABS([.C179]-[.D179]);ABS([.C159]-[.D159]);ABS([.C166]-[.D166]);ABS([.C173]-[.D173]);ABS([.C180]-[.D180]))" table:style-name="ce5">
            <text:p>0.22375</text:p>
          </table:table-cell>
          <table:table-cell table:number-columns-repeated="6" table:style-name="ce1"/>
          <table:table-cell office:value-type="float" office:value="0.23250000000000001" table:formula="of:=AVERAGE(ABS([.J156]-[.K156]);ABS([.J163]-[.K163]);ABS([.J170]-[.K170]);ABS([.J177]-[.K177]);ABS([.J157]-[.K157]);ABS([.J164]-[.K164]);ABS([.J171]-[.K171]);ABS([.J178]-[.K178]);ABS([.J158]-[.K158]);ABS([.J165]-[.K165]);ABS([.J172]-[.K172]);ABS([.J179]-[.K179]);ABS([.J159]-[.K159]);ABS([.J166]-[.K166]);ABS([.J173]-[.K173]);ABS([.J180]-[.K180]))" table:style-name="ce5">
            <text:p>0.2325</text:p>
          </table:table-cell>
          <table:table-cell table:number-columns-repeated="6" table:style-name="ce1"/>
          <table:table-cell office:value-type="float" office:value="0.21500000000000005" table:formula="of:=AVERAGE(ABS([.Q156]-[.R156]);ABS([.Q163]-[.R163]);ABS([.Q170]-[.R170]);ABS([.Q177]-[.R177]);ABS([.Q157]-[.R157]);ABS([.Q164]-[.R164]);ABS([.Q171]-[.R171]);ABS([.Q178]-[.R178]);ABS([.Q158]-[.R158]);ABS([.Q165]-[.R165]);ABS([.Q172]-[.R172]);ABS([.Q179]-[.R179]);ABS([.Q159]-[.R159]);ABS([.Q166]-[.R166]);ABS([.Q173]-[.R173]);ABS([.Q180]-[.R180]))" table:style-name="ce5">
            <text:p>0.21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4" table:style-name="ce1"/>
          <table:table-cell office:value-type="float" office:value="0.18571932227602672" table:formula="of:=STDEV(ABS([.C156]-[.D156]);ABS([.C163]-[.D163]);ABS([.C170]-[.D170]);ABS([.C177]-[.D177]);ABS([.C157]-[.D157]);ABS([.C164]-[.D164]);ABS([.C171]-[.D171]);ABS([.C178]-[.D178]);ABS([.C158]-[.D158]);ABS([.C165]-[.D165]);ABS([.C172]-[.D172]);ABS([.C179]-[.D179]);ABS([.C159]-[.D159]);ABS([.C166]-[.D166]);ABS([.C173]-[.D173]);ABS([.C180]-[.D180]))" table:style-name="ce5">
            <text:p>0.185719322</text:p>
          </table:table-cell>
          <table:table-cell table:number-columns-repeated="6" table:style-name="ce1"/>
          <table:table-cell office:value-type="float" office:value="0.17249154568654471" table:formula="of:=STDEV(ABS([.J156]-[.K156]);ABS([.J163]-[.K163]);ABS([.J170]-[.K170]);ABS([.J177]-[.K177]);ABS([.J157]-[.K157]);ABS([.J164]-[.K164]);ABS([.J171]-[.K171]);ABS([.J178]-[.K178]);ABS([.J158]-[.K158]);ABS([.J165]-[.K165]);ABS([.J172]-[.K172]);ABS([.J179]-[.K179]);ABS([.J159]-[.K159]);ABS([.J166]-[.K166]);ABS([.J173]-[.K173]);ABS([.J180]-[.K180]))" table:style-name="ce5">
            <text:p>0.172491546</text:p>
          </table:table-cell>
          <table:table-cell table:number-columns-repeated="6" table:style-name="ce1"/>
          <table:table-cell office:value-type="float" office:value="0.17489044189625302" table:formula="of:=STDEV(ABS([.Q156]-[.R156]);ABS([.Q163]-[.R163]);ABS([.Q170]-[.R170]);ABS([.Q177]-[.R177]);ABS([.Q157]-[.R157]);ABS([.Q164]-[.R164]);ABS([.Q171]-[.R171]);ABS([.Q178]-[.R178]);ABS([.Q158]-[.R158]);ABS([.Q165]-[.R165]);ABS([.Q172]-[.R172]);ABS([.Q179]-[.R179]);ABS([.Q159]-[.R159]);ABS([.Q166]-[.R166]);ABS([.Q173]-[.R173]);ABS([.Q180]-[.R180]))" table:style-name="ce5">
            <text:p>0.174890442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35" table:style-name="ce1">
            <text:p>0.3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35" table:style-name="ce1">
            <text:p>0.3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.3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21" table:style-name="ce1">
            <text:p>0.21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.09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59" table:style-name="ce1">
            <text:p>0.5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59" table:style-name="ce1">
            <text:p>0.5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47" table:style-name="ce1">
            <text:p>0.47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.54" table:style-name="ce1">
            <text:p>0.5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2" table:style-name="ce1">
            <text:p>0.2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59" table:style-name="ce1">
            <text:p>0.5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59" table:style-name="ce1">
            <text:p>0.59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4" table:style-name="ce1">
            <text:p>0.4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3</text:p>
          </table:table-cell>
          <table:table-cell office:value-type="string" table:style-name="ce1">
            <text:p>All Frequencies</text:p>
          </table:table-cell>
          <table:table-cell table:number-columns-repeated="5" table:style-name="ce1"/>
          <table:table-cell office:value-type="string" table:style-name="ce1">
            <text:p>200, 1000, 4000</text:p>
          </table:table-cell>
          <table:table-cell table:number-columns-repeated="6" table:style-name="ce1"/>
          <table:table-cell office:value-type="string" table:style-name="ce1">
            <text:p>500, 1000, 200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style-name="ce1"/>
          <table:table-cell office:value-type="string" table:style-name="ce1">
            <text:p>Mean Diff</text:p>
          </table:table-cell>
          <table:table-cell table:number-columns-repeated="16364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08" table:style-name="ce1">
            <text:p>0.08</text:p>
          </table:table-cell>
          <table:table-cell table:style-name="ce1"/>
          <table:table-cell office:value-type="float" office:value="0.25750000000000006" table:formula="of:=AVERAGE(ABS([.C192]-[.D192]);ABS([.C199]-[.D199]);ABS([.C206]-[.D206]);ABS([.C213]-[.D213]))" table:style-name="ce1">
            <text:p>0.257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6250000000000001" table:formula="of:=AVERAGE(ABS([.J192]-[.K192]);ABS([.J199]-[.K199]);ABS([.J206]-[.K206]);ABS([.J213]-[.K213]))" table:style-name="ce1">
            <text:p>0.2625</text:p>
          </table:table-cell>
          <table:table-cell table:style-name="ce1"/>
          <table:table-cell office:value-type="float" office:value="3520" table:style-name="ce1">
            <text:p>3520</text:p>
          </table:table-cell>
          <table:table-cell office:value-type="float" office:value="3.77" table:style-name="ce1">
            <text:p>3.77</text:p>
          </table:table-cell>
          <table:table-cell office:value-type="float" office:value="0.1" table:style-name="ce1">
            <text:p>0.1</text:p>
          </table:table-cell>
          <table:table-cell office:value-type="float" office:value="0.33" table:style-name="ce1">
            <text:p>0.33</text:p>
          </table:table-cell>
          <table:table-cell table:style-name="ce1"/>
          <table:table-cell office:value-type="float" office:value="0.20750000000000002" table:formula="of:=AVERAGE(ABS([.Q192]-[.R192]);ABS([.Q199]-[.R199]);ABS([.Q206]-[.R206]);ABS([.Q213]-[.R213]))" table:style-name="ce1">
            <text:p>0.2075</text:p>
          </table:table-cell>
          <table:table-cell table:number-columns-repeated="1636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08" table:style-name="ce1">
            <text:p>0.08</text:p>
          </table:table-cell>
          <table:table-cell table:style-name="ce1"/>
          <table:table-cell office:value-type="float" office:value="0.17" table:formula="of:=AVERAGE(ABS([.C193]-[.D193]);ABS([.C200]-[.D200]);ABS([.C207]-[.D207]);ABS([.C214]-[.D214]))" table:style-name="ce1">
            <text:p>0.17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9500000000000001" table:formula="of:=AVERAGE(ABS([.J193]-[.K193]);ABS([.J200]-[.K200]);ABS([.J207]-[.K207]);ABS([.J214]-[.K214]))" table:style-name="ce1">
            <text:p>0.195</text:p>
          </table:table-cell>
          <table:table-cell table:style-name="ce1"/>
          <table:table-cell office:value-type="float" office:value="880" table:style-name="ce1">
            <text:p>880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1" table:style-name="ce1">
            <text:p>0.1</text:p>
          </table:table-cell>
          <table:table-cell office:value-type="float" office:value="0.08" table:style-name="ce1">
            <text:p>0.08</text:p>
          </table:table-cell>
          <table:table-cell table:style-name="ce1"/>
          <table:table-cell office:value-type="float" office:value="0.17" table:formula="of:=AVERAGE(ABS([.Q193]-[.R193]);ABS([.Q200]-[.R200]);ABS([.Q207]-[.R207]);ABS([.Q214]-[.R214]))" table:style-name="ce1">
            <text:p>0.17</text:p>
          </table:table-cell>
          <table:table-cell table:number-columns-repeated="1636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25" table:style-name="ce1">
            <text:p>0.25</text:p>
          </table:table-cell>
          <table:table-cell table:style-name="ce1"/>
          <table:table-cell office:value-type="float" office:value="0.19500000000000001" table:formula="of:=AVERAGE(ABS([.C194]-[.D194]);ABS([.C201]-[.D201]);ABS([.C208]-[.D208]);ABS([.C215]-[.D215]))" table:style-name="ce1">
            <text:p>0.19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6750000000000001" table:formula="of:=AVERAGE(ABS([.J194]-[.K194]);ABS([.J201]-[.K201]);ABS([.J208]-[.K208]);ABS([.J215]-[.K215]))" table:style-name="ce1">
            <text:p>0.1675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4.08" table:style-name="ce1">
            <text:p>14.08</text:p>
          </table:table-cell>
          <table:table-cell office:value-type="float" office:value="0.15" table:style-name="ce1">
            <text:p>0.15</text:p>
          </table:table-cell>
          <table:table-cell office:value-type="float" office:value="0.25" table:style-name="ce1">
            <text:p>0.25</text:p>
          </table:table-cell>
          <table:table-cell table:style-name="ce1"/>
          <table:table-cell office:value-type="float" office:value="0.19500000000000001" table:formula="of:=AVERAGE(ABS([.Q194]-[.R194]);ABS([.Q201]-[.R201]);ABS([.Q208]-[.R208]);ABS([.Q215]-[.R215]))" table:style-name="ce1">
            <text:p>0.195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table:style-name="ce1"/>
          <table:table-cell office:value-type="float" office:value="0.31" table:formula="of:=AVERAGE(ABS([.C195]-[.D195]);ABS([.C202]-[.D202]);ABS([.C209]-[.D209]);ABS([.C216]-[.D216]))" table:style-name="ce1">
            <text:p>0.31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0499999999999999" table:formula="of:=AVERAGE(ABS([.J195]-[.K195]);ABS([.J202]-[.K202]);ABS([.J209]-[.K209]);ABS([.J216]-[.K216]))" table:style-name="ce1">
            <text:p>0.30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.77" table:style-name="ce1">
            <text:p>7.77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.33</text:p>
          </table:table-cell>
          <table:table-cell table:style-name="ce1"/>
          <table:table-cell office:value-type="float" office:value="0.46" table:formula="of:=AVERAGE(ABS([.Q195]-[.R195]);ABS([.Q202]-[.R202]);ABS([.Q209]-[.R209]);ABS([.Q216]-[.R216]))" table:style-name="ce1">
            <text:p>0.46</text:p>
          </table:table-cell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0.23312500000000003" table:formula="of:=AVERAGE(ABS([.C192]-[.D192]);ABS([.C199]-[.D199]);ABS([.C206]-[.D206]);ABS([.C213]-[.D213]);ABS([.C193]-[.D193]);ABS([.C200]-[.D200]);ABS([.C207]-[.D207]);ABS([.C214]-[.D214]);ABS([.C194]-[.D194]);ABS([.C201]-[.D201]);ABS([.C208]-[.D208]);ABS([.C215]-[.D215]);ABS([.C195]-[.D195]);ABS([.C202]-[.D202]);ABS([.C209]-[.D209]);ABS([.C216]-[.D216]))" table:style-name="ce5">
            <text:p>0.233125</text:p>
          </table:table-cell>
          <table:table-cell table:number-columns-repeated="6" table:style-name="ce1"/>
          <table:table-cell office:value-type="float" office:value="0.23250000000000001" table:formula="of:=AVERAGE(ABS([.J192]-[.K192]);ABS([.J199]-[.K199]);ABS([.J206]-[.K206]);ABS([.J213]-[.K213]);ABS([.J193]-[.K193]);ABS([.J200]-[.K200]);ABS([.J207]-[.K207]);ABS([.J214]-[.K214]);ABS([.J194]-[.K194]);ABS([.J201]-[.K201]);ABS([.J208]-[.K208]);ABS([.J215]-[.K215]);ABS([.J195]-[.K195]);ABS([.J202]-[.K202]);ABS([.J209]-[.K209]);ABS([.J216]-[.K216]))" table:style-name="ce5">
            <text:p>0.2325</text:p>
          </table:table-cell>
          <table:table-cell table:number-columns-repeated="6" table:style-name="ce1"/>
          <table:table-cell office:value-type="float" office:value="0.25812500000000005" table:formula="of:=AVERAGE(ABS([.Q192]-[.R192]);ABS([.Q199]-[.R199]);ABS([.Q206]-[.R206]);ABS([.Q213]-[.R213]);ABS([.Q193]-[.R193]);ABS([.Q200]-[.R200]);ABS([.Q207]-[.R207]);ABS([.Q214]-[.R214]);ABS([.Q194]-[.R194]);ABS([.Q201]-[.R201]);ABS([.Q208]-[.R208]);ABS([.Q215]-[.R215]);ABS([.Q195]-[.R195]);ABS([.Q202]-[.R202]);ABS([.Q209]-[.R209]);ABS([.Q216]-[.R216]))" table:style-name="ce5">
            <text:p>0.25812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4" table:style-name="ce1"/>
          <table:table-cell office:value-type="float" office:value="0.19632350003671656" table:formula="of:=STDEV(ABS([.C192]-[.D192]);ABS([.C199]-[.D199]);ABS([.C206]-[.D206]);ABS([.C213]-[.D213]);ABS([.C193]-[.D193]);ABS([.C200]-[.D200]);ABS([.C207]-[.D207]);ABS([.C214]-[.D214]);ABS([.C194]-[.D194]);ABS([.C201]-[.D201]);ABS([.C208]-[.D208]);ABS([.C215]-[.D215]);ABS([.C195]-[.D195]);ABS([.C202]-[.D202]);ABS([.C209]-[.D209]);ABS([.C216]-[.D216]))" table:style-name="ce5">
            <text:p>0.1963235</text:p>
          </table:table-cell>
          <table:table-cell table:number-columns-repeated="6" table:style-name="ce1"/>
          <table:table-cell office:value-type="float" office:value="0.14229078208607418" table:formula="of:=STDEV(ABS([.J192]-[.K192]);ABS([.J199]-[.K199]);ABS([.J206]-[.K206]);ABS([.J213]-[.K213]);ABS([.J193]-[.K193]);ABS([.J200]-[.K200]);ABS([.J207]-[.K207]);ABS([.J214]-[.K214]);ABS([.J194]-[.K194]);ABS([.J201]-[.K201]);ABS([.J208]-[.K208]);ABS([.J215]-[.K215]);ABS([.J195]-[.K195]);ABS([.J202]-[.K202]);ABS([.J209]-[.K209]);ABS([.J216]-[.K216]))" table:style-name="ce5">
            <text:p>0.142290782</text:p>
          </table:table-cell>
          <table:table-cell table:number-columns-repeated="6" table:style-name="ce1"/>
          <table:table-cell office:value-type="float" office:value="0.20778895543315093" table:formula="of:=STDEV(ABS([.Q192]-[.R192]);ABS([.Q199]-[.R199]);ABS([.Q206]-[.R206]);ABS([.Q213]-[.R213]);ABS([.Q193]-[.R193]);ABS([.Q200]-[.R200]);ABS([.Q207]-[.R207]);ABS([.Q214]-[.R214]);ABS([.Q194]-[.R194]);ABS([.Q201]-[.R201]);ABS([.Q208]-[.R208]);ABS([.Q215]-[.R215]);ABS([.Q195]-[.R195]);ABS([.Q202]-[.R202]);ABS([.Q209]-[.R209]);ABS([.Q216]-[.R216]))" table:style-name="ce5">
            <text:p>0.20778895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33" table:style-name="ce1">
            <text:p>0.3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28000000000000003" table:style-name="ce1">
            <text:p>0.28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5.51" table:style-name="ce1">
            <text:p>15.51</text:p>
          </table:table-cell>
          <table:table-cell office:value-type="float" office:value="0.05" table:style-name="ce1">
            <text:p>0.05</text:p>
          </table:table-cell>
          <table:table-cell office:value-type="float" office:value="0.33" table:style-name="ce1">
            <text:p>0.33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38" table:style-name="ce1">
            <text:p>0.3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54.55" table:style-name="ce1">
            <text:p>54.55</text:p>
          </table:table-cell>
          <table:table-cell office:value-type="float" office:value="0.05" table:style-name="ce1">
            <text:p>0.05</text:p>
          </table:table-cell>
          <table:table-cell office:value-type="float" office:value="0.25" table:style-name="ce1">
            <text:p>0.25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21.85" table:style-name="ce1">
            <text:p>21.85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26.69" table:style-name="ce1">
            <text:p>126.69</text:p>
          </table:table-cell>
          <table:table-cell office:value-type="float" office:value="0.9" table:style-name="ce1">
            <text:p>0.9</text:p>
          </table:table-cell>
          <table:table-cell office:value-type="float" office:value="0.33" table:style-name="ce1">
            <text:p>0.33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 table:style-name="ce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3.78" table:style-name="ce1">
            <text:p>13.78</text:p>
          </table:table-cell>
          <table:table-cell office:value-type="float" office:value="0" table:style-name="ce1">
            <text:p>0</text:p>
          </table:table-cell>
          <table:table-cell office:value-type="float" office:value="0.32" table:style-name="ce1">
            <text:p>0.32</text:p>
          </table:table-cell>
          <table:table-cell table:number-columns-repeated="16366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7.86" table:style-name="ce1">
            <text:p>47.86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table:number-columns-repeated="16366" table:style-name="ce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9.850000000000001" table:style-name="ce1">
            <text:p>19.85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table:number-columns-repeated="16366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65" table:style-name="ce1">
            <text:p>0.6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65" table:style-name="ce1">
            <text:p>0.65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13.23" table:style-name="ce1">
            <text:p>113.23</text:p>
          </table:table-cell>
          <table:table-cell office:value-type="float" office:value="1" table:style-name="ce1">
            <text:p>1</text:p>
          </table:table-cell>
          <table:table-cell office:value-type="float" office:value="0.48" table:style-name="ce1">
            <text:p>0.48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3" table:style-name="ce1"/>
          <table:table-cell office:value-type="string" table:style-name="ce1">
            <text:p>Frequency(Hz)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confProb</text:p>
          </table:table-cell>
          <table:table-cell office:value-type="string" table:style-name="ce1">
            <text:p>modelProb</text:p>
          </table:table-cell>
          <table:table-cell table:number-columns-repeated="16366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.39" table:style-name="ce1">
            <text:p>0.39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.43" table:style-name="ce1">
            <text:p>0.43</text:p>
          </table:table-cell>
          <table:table-cell table:number-columns-repeated="3" table:style-name="ce1"/>
          <table:table-cell office:value-type="float" office:value="3520" table:style-name="ce1">
            <text:p>3520</text:p>
          </table:table-cell>
          <table:table-cell office:value-type="float" office:value="14.63" table:style-name="ce1">
            <text:p>14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38" table:style-name="ce1">
            <text:p>0.38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table:number-columns-repeated="3" table:style-name="ce1"/>
          <table:table-cell office:value-type="float" office:value="1760" table:style-name="ce1">
            <text:p>1760</text:p>
          </table:table-cell>
          <table:table-cell office:value-type="float" office:value="18.61" table:style-name="ce1">
            <text:p>18.61</text:p>
          </table:table-cell>
          <table:table-cell office:value-type="float" office:value="0" table:style-name="ce1">
            <text:p>0</text:p>
          </table:table-cell>
          <table:table-cell office:value-type="float" office:value="0.38" table:style-name="ce1">
            <text:p>0.38</text:p>
          </table:table-cell>
          <table:table-cell table:number-columns-repeated="1636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08" table:style-name="ce1">
            <text:p>0.08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880" table:style-name="ce1">
            <text:p>880</text:p>
          </table:table-cell>
          <table:table-cell office:value-type="float" office:value="48.07" table:style-name="ce1">
            <text:p>48.07</text:p>
          </table:table-cell>
          <table:table-cell office:value-type="float" office:value="0.05" table:style-name="ce1">
            <text:p>0.05</text:p>
          </table:table-cell>
          <table:table-cell office:value-type="float" office:value="0.08" table:style-name="ce1">
            <text:p>0.08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33" table:style-name="ce1">
            <text:p>0.3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33" table:style-name="ce1">
            <text:p>0.33</text:p>
          </table:table-cell>
          <table:table-cell table:number-columns-repeated="3" table:style-name="ce1"/>
          <table:table-cell office:value-type="float" office:value="220" table:style-name="ce1">
            <text:p>220</text:p>
          </table:table-cell>
          <table:table-cell office:value-type="float" office:value="152.35" table:style-name="ce1">
            <text:p>152.35</text:p>
          </table:table-cell>
          <table:table-cell office:value-type="float" office:value="0.75" table:style-name="ce1">
            <text:p>0.75</text:p>
          </table:table-cell>
          <table:table-cell office:value-type="float" office:value="0.33" table:style-name="ce1">
            <text:p>0.33</text:p>
          </table:table-cell>
          <table:table-cell table:number-columns-repeated="16366"/>
        </table:table-row>
        <table:table-row table:number-rows-repeated="1048360" table:style-name="ro1">
          <table:table-cell table:number-columns-repeated="16384"/>
        </table:table-row>
      </table:table>
      <table:table table:name="Template" table:style-name="ta3">
        <table:table-column table:style-name="co17" table:default-cell-style-name="ce1"/>
        <table:table-column table:style-name="co1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10</text:p>
          </table:table-cell>
          <table:table-cell office:value-type="string" table:style-name="ce1">
            <text:p>All Frequencies</text:p>
          </table:table-cell>
          <table:table-cell table:number-columns-repeated="3" table:style-name="ce1"/>
          <table:table-cell office:value-type="string" table:style-name="ce1">
            <text:p>200, 1000, 4000</text:p>
          </table:table-cell>
          <table:table-cell table:number-columns-repeated="4" table:style-name="ce1"/>
          <table:table-cell office:value-type="string" table:style-name="ce1">
            <text:p>500, 1000, 20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9</text:p>
          </table:table-cell>
          <table:table-cell office:value-type="string" table:style-name="ce1">
            <text:p>All Frequencies</text:p>
          </table:table-cell>
          <table:table-cell table:number-columns-repeated="3" table:style-name="ce1"/>
          <table:table-cell office:value-type="string" table:style-name="ce1">
            <text:p>200, 1000, 4000</text:p>
          </table:table-cell>
          <table:table-cell table:number-columns-repeated="4" table:style-name="ce1"/>
          <table:table-cell office:value-type="string" table:style-name="ce1">
            <text:p>500, 1000, 2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10" table:style-name="ce1"/>
          <table:table-cell table:number-columns-repeated="4" table:style-name="ce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5" table:style-name="ce1"/>
          <table:table-cell table:number-columns-repeated="4" table:style-name="ce4"/>
          <table:table-cell table:number-columns-repeated="16375"/>
        </table:table-row>
        <table:table-row table:style-name="ro1">
          <table:table-cell table:number-columns-repeated="5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8</text:p>
          </table:table-cell>
          <table:table-cell office:value-type="string" table:style-name="ce1">
            <text:p>All Frequencies</text:p>
          </table:table-cell>
          <table:table-cell table:number-columns-repeated="3" table:style-name="ce1"/>
          <table:table-cell office:value-type="string" table:style-name="ce1">
            <text:p>200, 1000, 4000</text:p>
          </table:table-cell>
          <table:table-cell table:number-columns-repeated="4" table:style-name="ce1"/>
          <table:table-cell office:value-type="string" table:style-name="ce1">
            <text:p>500, 1000, 20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10" table:style-name="ce1"/>
          <table:table-cell table:number-columns-repeated="4" table:style-name="ce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7</text:p>
          </table:table-cell>
          <table:table-cell office:value-type="string" table:style-name="ce1">
            <text:p>All Frequencies</text:p>
          </table:table-cell>
          <table:table-cell table:number-columns-repeated="3" table:style-name="ce1"/>
          <table:table-cell office:value-type="string" table:style-name="ce1">
            <text:p>200, 1000, 4000</text:p>
          </table:table-cell>
          <table:table-cell table:number-columns-repeated="4" table:style-name="ce1"/>
          <table:table-cell office:value-type="string" table:style-name="ce1">
            <text:p>500, 1000, 2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5</text:p>
          </table:table-cell>
          <table:table-cell office:value-type="string" table:style-name="ce1">
            <text:p>All Frequencies</text:p>
          </table:table-cell>
          <table:table-cell table:number-columns-repeated="3" table:style-name="ce1"/>
          <table:table-cell office:value-type="string" table:style-name="ce1">
            <text:p>200, 1000, 4000</text:p>
          </table:table-cell>
          <table:table-cell table:number-columns-repeated="4" table:style-name="ce1"/>
          <table:table-cell office:value-type="string" table:style-name="ce1">
            <text:p>500, 1000, 20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4" table:style-name="ce4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">
            <text:p>Sample Size 3</text:p>
          </table:table-cell>
          <table:table-cell office:value-type="string" table:style-name="ce1">
            <text:p>All Frequencies</text:p>
          </table:table-cell>
          <table:table-cell table:number-columns-repeated="3" table:style-name="ce1"/>
          <table:table-cell office:value-type="string" table:style-name="ce1">
            <text:p>200, 1000, 4000</text:p>
          </table:table-cell>
          <table:table-cell table:number-columns-repeated="4" table:style-name="ce1"/>
          <table:table-cell office:value-type="string" table:style-name="ce1">
            <text:p>500, 1000, 20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Participant 1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2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3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4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">
            <text:p>Participant 5</text:p>
          </table:table-cell>
          <table:table-cell table:number-columns-repeated="16383"/>
        </table:table-row>
        <table:table-row table:number-rows-repeated="10483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7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dc:creator>Microsoft Office User</dc:creator>
    <meta:creation-date>2019-07-17T15:53:34Z</meta:creation-date>
    <dc:date>2019-07-23T18:33:37Z</dc:date>
    <meta:editing-cycles>1</meta:editing-cycles>
    <meta:editing-duration>PT1442S</meta:editing-duration>
  </office:meta>
</office:document-meta>
</file>